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0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99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99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99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bbox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Tract Number</text:p>
          </table:table-cell>
          <table:table-cell table:style-name="Default" office:value-type="string" calcext:value-type="string">
            <text:p>InCrescent</text:p>
          </table:table-cell>
          <table:table-cell office:value-type="string" calcext:value-type="string">
            <text:p>Population</text:p>
          </table:table-cell>
        </table:table-row>
        <table:table-row table:style-name="ro1">
          <table:table-cell office:value-type="float" office:value="700815" calcext:value-type="float">
            <text:p>700815</text:p>
          </table:table-cell>
          <table:table-cell table:formula="of:=IF(ISNA(VLOOKUP([.A2];DownCountyTracts;1;0));0=1;1=1)" office:value-type="boolean" office:boolean-value="false" calcext:value-type="boolean">
            <text:p>FALSE</text:p>
          </table:table-cell>
          <table:table-cell table:formula="of:=VLOOKUP([.A2];CensusCounts;2;1)" office:value-type="float" office:value="7546" calcext:value-type="float">
            <text:p>7546</text:p>
          </table:table-cell>
        </table:table-row>
        <table:table-row table:style-name="ro1">
          <table:table-cell office:value-type="float" office:value="700306" calcext:value-type="float">
            <text:p>700306</text:p>
          </table:table-cell>
          <table:table-cell table:formula="of:=IF(ISNA(VLOOKUP([.A3];DownCountyTracts;1;0));0=1;1=1)" office:value-type="boolean" office:boolean-value="false" calcext:value-type="boolean">
            <text:p>FALSE</text:p>
          </table:table-cell>
          <table:table-cell table:formula="of:=VLOOKUP([.A3];CensusCounts;2;1)" office:value-type="float" office:value="7157" calcext:value-type="float">
            <text:p>7157</text:p>
          </table:table-cell>
        </table:table-row>
        <table:table-row table:style-name="ro1">
          <table:table-cell office:value-type="float" office:value="703215" calcext:value-type="float">
            <text:p>703215</text:p>
          </table:table-cell>
          <table:table-cell table:formula="of:=IF(ISNA(VLOOKUP([.A4];DownCountyTracts;1;0));0=1;1=1)" office:value-type="boolean" office:boolean-value="false" calcext:value-type="boolean">
            <text:p>FALSE</text:p>
          </table:table-cell>
          <table:table-cell table:formula="of:=VLOOKUP([.A4];CensusCounts;2;1)" office:value-type="float" office:value="3074" calcext:value-type="float">
            <text:p>3074</text:p>
          </table:table-cell>
        </table:table-row>
        <table:table-row table:style-name="ro1">
          <table:table-cell office:value-type="float" office:value="700711" calcext:value-type="float">
            <text:p>700711</text:p>
          </table:table-cell>
          <table:table-cell table:formula="of:=IF(ISNA(VLOOKUP([.A5];DownCountyTracts;1;0));0=1;1=1)" office:value-type="boolean" office:boolean-value="false" calcext:value-type="boolean">
            <text:p>FALSE</text:p>
          </table:table-cell>
          <table:table-cell table:formula="of:=VLOOKUP([.A5];CensusCounts;2;1)" office:value-type="float" office:value="5912" calcext:value-type="float">
            <text:p>5912</text:p>
          </table:table-cell>
        </table:table-row>
        <table:table-row table:style-name="ro1">
          <table:table-cell office:value-type="float" office:value="703302" calcext:value-type="float">
            <text:p>703302</text:p>
          </table:table-cell>
          <table:table-cell table:formula="of:=IF(ISNA(VLOOKUP([.A6];DownCountyTracts;1;0));0=1;1=1)" office:value-type="boolean" office:boolean-value="false" calcext:value-type="boolean">
            <text:p>FALSE</text:p>
          </table:table-cell>
          <table:table-cell table:formula="of:=VLOOKUP([.A6];CensusCounts;2;1)" office:value-type="float" office:value="4273" calcext:value-type="float">
            <text:p>4273</text:p>
          </table:table-cell>
        </table:table-row>
        <table:table-row table:style-name="ro1">
          <table:table-cell office:value-type="float" office:value="703213" calcext:value-type="float">
            <text:p>703213</text:p>
          </table:table-cell>
          <table:table-cell table:formula="of:=IF(ISNA(VLOOKUP([.A7];DownCountyTracts;1;0));0=1;1=1)" office:value-type="boolean" office:boolean-value="false" calcext:value-type="boolean">
            <text:p>FALSE</text:p>
          </table:table-cell>
          <table:table-cell table:formula="of:=VLOOKUP([.A7];CensusCounts;2;1)" office:value-type="float" office:value="5887" calcext:value-type="float">
            <text:p>5887</text:p>
          </table:table-cell>
        </table:table-row>
        <table:table-row table:style-name="ro1">
          <table:table-cell office:value-type="float" office:value="701313" calcext:value-type="float">
            <text:p>701313</text:p>
          </table:table-cell>
          <table:table-cell table:formula="of:=IF(ISNA(VLOOKUP([.A8];DownCountyTracts;1;0));0=1;1=1)" office:value-type="boolean" office:boolean-value="false" calcext:value-type="boolean">
            <text:p>FALSE</text:p>
          </table:table-cell>
          <table:table-cell table:formula="of:=VLOOKUP([.A8];CensusCounts;2;1)" office:value-type="float" office:value="3769" calcext:value-type="float">
            <text:p>3769</text:p>
          </table:table-cell>
        </table:table-row>
        <table:table-row table:style-name="ro1">
          <table:table-cell office:value-type="float" office:value="703403" calcext:value-type="float">
            <text:p>703403</text:p>
          </table:table-cell>
          <table:table-cell table:formula="of:=IF(ISNA(VLOOKUP([.A9];DownCountyTracts;1;0));0=1;1=1)" office:value-type="boolean" office:boolean-value="false" calcext:value-type="boolean">
            <text:p>FALSE</text:p>
          </table:table-cell>
          <table:table-cell table:formula="of:=VLOOKUP([.A9];CensusCounts;2;1)" office:value-type="float" office:value="3683" calcext:value-type="float">
            <text:p>3683</text:p>
          </table:table-cell>
        </table:table-row>
        <table:table-row table:style-name="ro1">
          <table:table-cell office:value-type="float" office:value="701312" calcext:value-type="float">
            <text:p>701312</text:p>
          </table:table-cell>
          <table:table-cell table:formula="of:=IF(ISNA(VLOOKUP([.A10];DownCountyTracts;1;0));0=1;1=1)" office:value-type="boolean" office:boolean-value="false" calcext:value-type="boolean">
            <text:p>FALSE</text:p>
          </table:table-cell>
          <table:table-cell table:formula="of:=VLOOKUP([.A10];CensusCounts;2;1)" office:value-type="float" office:value="6080" calcext:value-type="float">
            <text:p>6080</text:p>
          </table:table-cell>
        </table:table-row>
        <table:table-row table:style-name="ro1">
          <table:table-cell office:value-type="float" office:value="700817" calcext:value-type="float">
            <text:p>700817</text:p>
          </table:table-cell>
          <table:table-cell table:formula="of:=IF(ISNA(VLOOKUP([.A11];DownCountyTracts;1;0));0=1;1=1)" office:value-type="boolean" office:boolean-value="false" calcext:value-type="boolean">
            <text:p>FALSE</text:p>
          </table:table-cell>
          <table:table-cell table:formula="of:=VLOOKUP([.A11];CensusCounts;2;1)" office:value-type="float" office:value="5197" calcext:value-type="float">
            <text:p>5197</text:p>
          </table:table-cell>
        </table:table-row>
        <table:table-row table:style-name="ro1">
          <table:table-cell office:value-type="float" office:value="703402" calcext:value-type="float">
            <text:p>703402</text:p>
          </table:table-cell>
          <table:table-cell table:formula="of:=IF(ISNA(VLOOKUP([.A12];DownCountyTracts;1;0));0=1;1=1)" office:value-type="boolean" office:boolean-value="false" calcext:value-type="boolean">
            <text:p>FALSE</text:p>
          </table:table-cell>
          <table:table-cell table:formula="of:=VLOOKUP([.A12];CensusCounts;2;1)"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700400" calcext:value-type="float">
            <text:p>700400</text:p>
          </table:table-cell>
          <table:table-cell table:formula="of:=IF(ISNA(VLOOKUP([.A13];DownCountyTracts;1;0));0=1;1=1)" office:value-type="boolean" office:boolean-value="false" calcext:value-type="boolean">
            <text:p>FALSE</text:p>
          </table:table-cell>
          <table:table-cell table:formula="of:=VLOOKUP([.A13];CensusCounts;2;1)"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700103" calcext:value-type="float">
            <text:p>700103</text:p>
          </table:table-cell>
          <table:table-cell table:formula="of:=IF(ISNA(VLOOKUP([.A14];DownCountyTracts;1;0));0=1;1=1)" office:value-type="boolean" office:boolean-value="false" calcext:value-type="boolean">
            <text:p>FALSE</text:p>
          </table:table-cell>
          <table:table-cell table:formula="of:=VLOOKUP([.A14];CensusCounts;2;1)" office:value-type="float" office:value="5864" calcext:value-type="float">
            <text:p>5864</text:p>
          </table:table-cell>
        </table:table-row>
        <table:table-row table:style-name="ro1">
          <table:table-cell office:value-type="float" office:value="700101" calcext:value-type="float">
            <text:p>700101</text:p>
          </table:table-cell>
          <table:table-cell table:formula="of:=IF(ISNA(VLOOKUP([.A15];DownCountyTracts;1;0));0=1;1=1)" office:value-type="boolean" office:boolean-value="false" calcext:value-type="boolean">
            <text:p>FALSE</text:p>
          </table:table-cell>
          <table:table-cell table:formula="of:=VLOOKUP([.A15];CensusCounts;2;1)" office:value-type="float" office:value="4321" calcext:value-type="float">
            <text:p>4321</text:p>
          </table:table-cell>
        </table:table-row>
        <table:table-row table:style-name="ro1">
          <table:table-cell office:value-type="float" office:value="700706" calcext:value-type="float">
            <text:p>700706</text:p>
          </table:table-cell>
          <table:table-cell table:formula="of:=IF(ISNA(VLOOKUP([.A16];DownCountyTracts;1;0));0=1;1=1)" office:value-type="boolean" office:boolean-value="false" calcext:value-type="boolean">
            <text:p>FALSE</text:p>
          </table:table-cell>
          <table:table-cell table:formula="of:=VLOOKUP([.A16];CensusCounts;2;1)" office:value-type="float" office:value="3447" calcext:value-type="float">
            <text:p>3447</text:p>
          </table:table-cell>
        </table:table-row>
        <table:table-row table:style-name="ro1">
          <table:table-cell office:value-type="float" office:value="700205" calcext:value-type="float">
            <text:p>700205</text:p>
          </table:table-cell>
          <table:table-cell table:formula="of:=IF(ISNA(VLOOKUP([.A17];DownCountyTracts;1;0));0=1;1=1)" office:value-type="boolean" office:boolean-value="false" calcext:value-type="boolean">
            <text:p>FALSE</text:p>
          </table:table-cell>
          <table:table-cell table:formula="of:=VLOOKUP([.A17];CensusCounts;2;1)" office:value-type="float" office:value="6312" calcext:value-type="float">
            <text:p>6312</text:p>
          </table:table-cell>
        </table:table-row>
        <table:table-row table:style-name="ro1">
          <table:table-cell office:value-type="float" office:value="701002" calcext:value-type="float">
            <text:p>701002</text:p>
          </table:table-cell>
          <table:table-cell table:formula="of:=IF(ISNA(VLOOKUP([.A18];DownCountyTracts;1;0));0=1;1=1)" office:value-type="boolean" office:boolean-value="false" calcext:value-type="boolean">
            <text:p>FALSE</text:p>
          </table:table-cell>
          <table:table-cell table:formula="of:=VLOOKUP([.A18];CensusCounts;2;1)"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703301" calcext:value-type="float">
            <text:p>703301</text:p>
          </table:table-cell>
          <table:table-cell table:formula="of:=IF(ISNA(VLOOKUP([.A19];DownCountyTracts;1;0));0=1;1=1)" office:value-type="boolean" office:boolean-value="false" calcext:value-type="boolean">
            <text:p>FALSE</text:p>
          </table:table-cell>
          <table:table-cell table:formula="of:=VLOOKUP([.A19];CensusCounts;2;1)" office:value-type="float" office:value="4765" calcext:value-type="float">
            <text:p>4765</text:p>
          </table:table-cell>
        </table:table-row>
        <table:table-row table:style-name="ro1">
          <table:table-cell office:value-type="float" office:value="700818" calcext:value-type="float">
            <text:p>700818</text:p>
          </table:table-cell>
          <table:table-cell table:formula="of:=IF(ISNA(VLOOKUP([.A20];DownCountyTracts;1;0));0=1;1=1)" office:value-type="boolean" office:boolean-value="false" calcext:value-type="boolean">
            <text:p>FALSE</text:p>
          </table:table-cell>
          <table:table-cell table:formula="of:=VLOOKUP([.A20];CensusCounts;2;1)" office:value-type="float" office:value="6078" calcext:value-type="float">
            <text:p>6078</text:p>
          </table:table-cell>
        </table:table-row>
        <table:table-row table:style-name="ro1">
          <table:table-cell office:value-type="float" office:value="700304" calcext:value-type="float">
            <text:p>700304</text:p>
          </table:table-cell>
          <table:table-cell table:formula="of:=IF(ISNA(VLOOKUP([.A21];DownCountyTracts;1;0));0=1;1=1)" office:value-type="boolean" office:boolean-value="false" calcext:value-type="boolean">
            <text:p>FALSE</text:p>
          </table:table-cell>
          <table:table-cell table:formula="of:=VLOOKUP([.A21];CensusCounts;2;1)" office:value-type="float" office:value="7692" calcext:value-type="float">
            <text:p>7692</text:p>
          </table:table-cell>
        </table:table-row>
        <table:table-row table:style-name="ro1">
          <table:table-cell office:value-type="float" office:value="701308" calcext:value-type="float">
            <text:p>701308</text:p>
          </table:table-cell>
          <table:table-cell table:formula="of:=IF(ISNA(VLOOKUP([.A22];DownCountyTracts;1;0));0=1;1=1)" office:value-type="boolean" office:boolean-value="false" calcext:value-type="boolean">
            <text:p>FALSE</text:p>
          </table:table-cell>
          <table:table-cell table:formula="of:=VLOOKUP([.A22];CensusCounts;2;1)" office:value-type="float" office:value="3023" calcext:value-type="float">
            <text:p>3023</text:p>
          </table:table-cell>
        </table:table-row>
        <table:table-row table:style-name="ro1">
          <table:table-cell office:value-type="float" office:value="701307" calcext:value-type="float">
            <text:p>701307</text:p>
          </table:table-cell>
          <table:table-cell table:formula="of:=IF(ISNA(VLOOKUP([.A23];DownCountyTracts;1;0));0=1;1=1)" office:value-type="boolean" office:boolean-value="false" calcext:value-type="boolean">
            <text:p>FALSE</text:p>
          </table:table-cell>
          <table:table-cell table:formula="of:=VLOOKUP([.A23];CensusCounts;2;1)" office:value-type="float" office:value="3576" calcext:value-type="float">
            <text:p>3576</text:p>
          </table:table-cell>
        </table:table-row>
        <table:table-row table:style-name="ro1">
          <table:table-cell office:value-type="float" office:value="700309" calcext:value-type="float">
            <text:p>700309</text:p>
          </table:table-cell>
          <table:table-cell table:formula="of:=IF(ISNA(VLOOKUP([.A24];DownCountyTracts;1;0));0=1;1=1)" office:value-type="boolean" office:boolean-value="false" calcext:value-type="boolean">
            <text:p>FALSE</text:p>
          </table:table-cell>
          <table:table-cell table:formula="of:=VLOOKUP([.A24];CensusCounts;2;1)" office:value-type="float" office:value="5362" calcext:value-type="float">
            <text:p>5362</text:p>
          </table:table-cell>
        </table:table-row>
        <table:table-row table:style-name="ro1">
          <table:table-cell office:value-type="float" office:value="700704" calcext:value-type="float">
            <text:p>700704</text:p>
          </table:table-cell>
          <table:table-cell table:formula="of:=IF(ISNA(VLOOKUP([.A25];DownCountyTracts;1;0));0=1;1=1)" office:value-type="boolean" office:boolean-value="false" calcext:value-type="boolean">
            <text:p>FALSE</text:p>
          </table:table-cell>
          <table:table-cell table:formula="of:=VLOOKUP([.A25];CensusCounts;2;1)" office:value-type="float" office:value="2952" calcext:value-type="float">
            <text:p>2952</text:p>
          </table:table-cell>
        </table:table-row>
        <table:table-row table:style-name="ro1">
          <table:table-cell office:value-type="float" office:value="700500" calcext:value-type="float">
            <text:p>700500</text:p>
          </table:table-cell>
          <table:table-cell table:formula="of:=IF(ISNA(VLOOKUP([.A26];DownCountyTracts;1;0));0=1;1=1)" office:value-type="boolean" office:boolean-value="false" calcext:value-type="boolean">
            <text:p>FALSE</text:p>
          </table:table-cell>
          <table:table-cell table:formula="of:=VLOOKUP([.A26];CensusCounts;2;1)" office:value-type="float" office:value="6295" calcext:value-type="float">
            <text:p>6295</text:p>
          </table:table-cell>
        </table:table-row>
        <table:table-row table:style-name="ro1">
          <table:table-cell office:value-type="float" office:value="700206" calcext:value-type="float">
            <text:p>700206</text:p>
          </table:table-cell>
          <table:table-cell table:formula="of:=IF(ISNA(VLOOKUP([.A27];DownCountyTracts;1;0));0=1;1=1)" office:value-type="boolean" office:boolean-value="false" calcext:value-type="boolean">
            <text:p>FALSE</text:p>
          </table:table-cell>
          <table:table-cell table:formula="of:=VLOOKUP([.A27];CensusCounts;2;1)" office:value-type="float" office:value="5749" calcext:value-type="float">
            <text:p>5749</text:p>
          </table:table-cell>
        </table:table-row>
        <table:table-row table:style-name="ro1">
          <table:table-cell office:value-type="float" office:value="701102" calcext:value-type="float">
            <text:p>701102</text:p>
          </table:table-cell>
          <table:table-cell table:formula="of:=IF(ISNA(VLOOKUP([.A28];DownCountyTracts;1;0));0=1;1=1)" office:value-type="boolean" office:boolean-value="false" calcext:value-type="boolean">
            <text:p>FALSE</text:p>
          </table:table-cell>
          <table:table-cell table:formula="of:=VLOOKUP([.A28];CensusCounts;2;1)" office:value-type="float" office:value="6306" calcext:value-type="float">
            <text:p>6306</text:p>
          </table:table-cell>
        </table:table-row>
        <table:table-row table:style-name="ro1">
          <table:table-cell office:value-type="float" office:value="700308" calcext:value-type="float">
            <text:p>700308</text:p>
          </table:table-cell>
          <table:table-cell table:formula="of:=IF(ISNA(VLOOKUP([.A29];DownCountyTracts;1;0));0=1;1=1)" office:value-type="boolean" office:boolean-value="false" calcext:value-type="boolean">
            <text:p>FALSE</text:p>
          </table:table-cell>
          <table:table-cell table:formula="of:=VLOOKUP([.A29];CensusCounts;2;1)" office:value-type="float" office:value="5720" calcext:value-type="float">
            <text:p>5720</text:p>
          </table:table-cell>
        </table:table-row>
        <table:table-row table:style-name="ro1">
          <table:table-cell office:value-type="float" office:value="700810" calcext:value-type="float">
            <text:p>700810</text:p>
          </table:table-cell>
          <table:table-cell table:formula="of:=IF(ISNA(VLOOKUP([.A30];DownCountyTracts;1;0));0=1;1=1)" office:value-type="boolean" office:boolean-value="false" calcext:value-type="boolean">
            <text:p>FALSE</text:p>
          </table:table-cell>
          <table:table-cell table:formula="of:=VLOOKUP([.A30];CensusCounts;2;1)" office:value-type="float" office:value="5142" calcext:value-type="float">
            <text:p>5142</text:p>
          </table:table-cell>
        </table:table-row>
        <table:table-row table:style-name="ro1">
          <table:table-cell office:value-type="float" office:value="700204" calcext:value-type="float">
            <text:p>700204</text:p>
          </table:table-cell>
          <table:table-cell table:formula="of:=IF(ISNA(VLOOKUP([.A31];DownCountyTracts;1;0));0=1;1=1)" office:value-type="boolean" office:boolean-value="false" calcext:value-type="boolean">
            <text:p>FALSE</text:p>
          </table:table-cell>
          <table:table-cell table:formula="of:=VLOOKUP([.A31];CensusCounts;2;1)"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701005" calcext:value-type="float">
            <text:p>701005</text:p>
          </table:table-cell>
          <table:table-cell table:formula="of:=IF(ISNA(VLOOKUP([.A32];DownCountyTracts;1;0));0=1;1=1)" office:value-type="boolean" office:boolean-value="false" calcext:value-type="boolean">
            <text:p>FALSE</text:p>
          </table:table-cell>
          <table:table-cell table:formula="of:=VLOOKUP([.A32];CensusCounts;2;1)" office:value-type="float" office:value="3337" calcext:value-type="float">
            <text:p>3337</text:p>
          </table:table-cell>
        </table:table-row>
        <table:table-row table:style-name="ro1">
          <table:table-cell office:value-type="float" office:value="701408" calcext:value-type="float">
            <text:p>701408</text:p>
          </table:table-cell>
          <table:table-cell table:formula="of:=IF(ISNA(VLOOKUP([.A33];DownCountyTracts;1;0));0=1;1=1)" office:value-type="boolean" office:boolean-value="false" calcext:value-type="boolean">
            <text:p>FALSE</text:p>
          </table:table-cell>
          <table:table-cell table:formula="of:=VLOOKUP([.A33];CensusCounts;2;1)" office:value-type="float" office:value="6301" calcext:value-type="float">
            <text:p>6301</text:p>
          </table:table-cell>
        </table:table-row>
        <table:table-row table:style-name="ro1">
          <table:table-cell office:value-type="float" office:value="700310" calcext:value-type="float">
            <text:p>700310</text:p>
          </table:table-cell>
          <table:table-cell table:formula="of:=IF(ISNA(VLOOKUP([.A34];DownCountyTracts;1;0));0=1;1=1)" office:value-type="boolean" office:boolean-value="false" calcext:value-type="boolean">
            <text:p>FALSE</text:p>
          </table:table-cell>
          <table:table-cell table:formula="of:=VLOOKUP([.A34];CensusCounts;2;1)" office:value-type="float" office:value="5267" calcext:value-type="float">
            <text:p>5267</text:p>
          </table:table-cell>
        </table:table-row>
        <table:table-row table:style-name="ro1">
          <table:table-cell office:value-type="float" office:value="700835" calcext:value-type="float">
            <text:p>700835</text:p>
          </table:table-cell>
          <table:table-cell table:formula="of:=IF(ISNA(VLOOKUP([.A35];DownCountyTracts;1;0));0=1;1=1)" office:value-type="boolean" office:boolean-value="false" calcext:value-type="boolean">
            <text:p>FALSE</text:p>
          </table:table-cell>
          <table:table-cell table:formula="of:=VLOOKUP([.A35];CensusCounts;2;1)" office:value-type="float" office:value="4616" calcext:value-type="float">
            <text:p>4616</text:p>
          </table:table-cell>
        </table:table-row>
        <table:table-row table:style-name="ro1">
          <table:table-cell office:value-type="float" office:value="700312" calcext:value-type="float">
            <text:p>700312</text:p>
          </table:table-cell>
          <table:table-cell table:formula="of:=IF(ISNA(VLOOKUP([.A36];DownCountyTracts;1;0));0=1;1=1)" office:value-type="boolean" office:boolean-value="false" calcext:value-type="boolean">
            <text:p>FALSE</text:p>
          </table:table-cell>
          <table:table-cell table:formula="of:=VLOOKUP([.A36];CensusCounts;2;1)" office:value-type="float" office:value="6126" calcext:value-type="float">
            <text:p>6126</text:p>
          </table:table-cell>
        </table:table-row>
        <table:table-row table:style-name="ro1">
          <table:table-cell office:value-type="float" office:value="700207" calcext:value-type="float">
            <text:p>700207</text:p>
          </table:table-cell>
          <table:table-cell table:formula="of:=IF(ISNA(VLOOKUP([.A37];DownCountyTracts;1;0));0=1;1=1)" office:value-type="boolean" office:boolean-value="false" calcext:value-type="boolean">
            <text:p>FALSE</text:p>
          </table:table-cell>
          <table:table-cell table:formula="of:=VLOOKUP([.A37];CensusCounts;2;1)" office:value-type="float" office:value="5638" calcext:value-type="float">
            <text:p>5638</text:p>
          </table:table-cell>
        </table:table-row>
        <table:table-row table:style-name="ro1">
          <table:table-cell office:value-type="float" office:value="700208" calcext:value-type="float">
            <text:p>700208</text:p>
          </table:table-cell>
          <table:table-cell table:formula="of:=IF(ISNA(VLOOKUP([.A38];DownCountyTracts;1;0));0=1;1=1)" office:value-type="boolean" office:boolean-value="false" calcext:value-type="boolean">
            <text:p>FALSE</text:p>
          </table:table-cell>
          <table:table-cell table:formula="of:=VLOOKUP([.A38];CensusCounts;2;1)" office:value-type="float" office:value="2218" calcext:value-type="float">
            <text:p>2218</text:p>
          </table:table-cell>
        </table:table-row>
        <table:table-row table:style-name="ro1">
          <table:table-cell office:value-type="float" office:value="701317" calcext:value-type="float">
            <text:p>701317</text:p>
          </table:table-cell>
          <table:table-cell table:formula="of:=IF(ISNA(VLOOKUP([.A39];DownCountyTracts;1;0));0=1;1=1)" office:value-type="boolean" office:boolean-value="false" calcext:value-type="boolean">
            <text:p>FALSE</text:p>
          </table:table-cell>
          <table:table-cell table:formula="of:=VLOOKUP([.A39];CensusCounts;2;1)" office:value-type="float" office:value="4458" calcext:value-type="float">
            <text:p>4458</text:p>
          </table:table-cell>
        </table:table-row>
        <table:table-row table:style-name="ro1">
          <table:table-cell office:value-type="float" office:value="700819" calcext:value-type="float">
            <text:p>700819</text:p>
          </table:table-cell>
          <table:table-cell table:formula="of:=IF(ISNA(VLOOKUP([.A40];DownCountyTracts;1;0));0=1;1=1)" office:value-type="boolean" office:boolean-value="false" calcext:value-type="boolean">
            <text:p>FALSE</text:p>
          </table:table-cell>
          <table:table-cell table:formula="of:=VLOOKUP([.A40];CensusCounts;2;1)" office:value-type="float" office:value="6651" calcext:value-type="float">
            <text:p>6651</text:p>
          </table:table-cell>
        </table:table-row>
        <table:table-row table:style-name="ro1">
          <table:table-cell office:value-type="float" office:value="701507" calcext:value-type="float">
            <text:p>701507</text:p>
          </table:table-cell>
          <table:table-cell table:formula="of:=IF(ISNA(VLOOKUP([.A41];DownCountyTracts;1;0));0=1;1=1)" office:value-type="boolean" office:boolean-value="false" calcext:value-type="boolean">
            <text:p>FALSE</text:p>
          </table:table-cell>
          <table:table-cell table:formula="of:=VLOOKUP([.A41];CensusCounts;2;1)" office:value-type="float" office:value="4949" calcext:value-type="float">
            <text:p>4949</text:p>
          </table:table-cell>
        </table:table-row>
        <table:table-row table:style-name="ro1">
          <table:table-cell office:value-type="float" office:value="701417" calcext:value-type="float">
            <text:p>701417</text:p>
          </table:table-cell>
          <table:table-cell table:formula="of:=IF(ISNA(VLOOKUP([.A42];DownCountyTracts;1;0));0=1;1=1)" office:value-type="boolean" office:boolean-value="false" calcext:value-type="boolean">
            <text:p>FALSE</text:p>
          </table:table-cell>
          <table:table-cell table:formula="of:=VLOOKUP([.A42];CensusCounts;2;1)" office:value-type="float" office:value="5596" calcext:value-type="float">
            <text:p>5596</text:p>
          </table:table-cell>
        </table:table-row>
        <table:table-row table:style-name="ro1">
          <table:table-cell office:value-type="float" office:value="700610" calcext:value-type="float">
            <text:p>700610</text:p>
          </table:table-cell>
          <table:table-cell table:formula="of:=IF(ISNA(VLOOKUP([.A43];DownCountyTracts;1;0));0=1;1=1)" office:value-type="boolean" office:boolean-value="false" calcext:value-type="boolean">
            <text:p>FALSE</text:p>
          </table:table-cell>
          <table:table-cell table:formula="of:=VLOOKUP([.A43];CensusCounts;2;1)"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701004" calcext:value-type="float">
            <text:p>701004</text:p>
          </table:table-cell>
          <table:table-cell table:formula="of:=IF(ISNA(VLOOKUP([.A44];DownCountyTracts;1;0));0=1;1=1)" office:value-type="boolean" office:boolean-value="false" calcext:value-type="boolean">
            <text:p>FALSE</text:p>
          </table:table-cell>
          <table:table-cell table:formula="of:=VLOOKUP([.A44];CensusCounts;2;1)" office:value-type="float" office:value="5055" calcext:value-type="float">
            <text:p>5055</text:p>
          </table:table-cell>
        </table:table-row>
        <table:table-row table:style-name="ro1">
          <table:table-cell office:value-type="float" office:value="700105" calcext:value-type="float">
            <text:p>700105</text:p>
          </table:table-cell>
          <table:table-cell table:formula="of:=IF(ISNA(VLOOKUP([.A45];DownCountyTracts;1;0));0=1;1=1)" office:value-type="boolean" office:boolean-value="false" calcext:value-type="boolean">
            <text:p>FALSE</text:p>
          </table:table-cell>
          <table:table-cell table:formula="of:=VLOOKUP([.A45];CensusCounts;2;1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700104" calcext:value-type="float">
            <text:p>700104</text:p>
          </table:table-cell>
          <table:table-cell table:formula="of:=IF(ISNA(VLOOKUP([.A46];DownCountyTracts;1;0));0=1;1=1)" office:value-type="boolean" office:boolean-value="false" calcext:value-type="boolean">
            <text:p>FALSE</text:p>
          </table:table-cell>
          <table:table-cell table:formula="of:=VLOOKUP([.A46];CensusCounts;2;1)" office:value-type="float" office:value="5356" calcext:value-type="float">
            <text:p>5356</text:p>
          </table:table-cell>
        </table:table-row>
        <table:table-row table:style-name="ro1">
          <table:table-cell office:value-type="float" office:value="700720" calcext:value-type="float">
            <text:p>700720</text:p>
          </table:table-cell>
          <table:table-cell table:formula="of:=IF(ISNA(VLOOKUP([.A47];DownCountyTracts;1;0));0=1;1=1)" office:value-type="boolean" office:boolean-value="false" calcext:value-type="boolean">
            <text:p>FALSE</text:p>
          </table:table-cell>
          <table:table-cell table:formula="of:=VLOOKUP([.A47];CensusCounts;2;1)" office:value-type="float" office:value="3499" calcext:value-type="float">
            <text:p>3499</text:p>
          </table:table-cell>
        </table:table-row>
        <table:table-row table:style-name="ro1">
          <table:table-cell office:value-type="float" office:value="700830" calcext:value-type="float">
            <text:p>700830</text:p>
          </table:table-cell>
          <table:table-cell table:formula="of:=IF(ISNA(VLOOKUP([.A48];DownCountyTracts;1;0));0=1;1=1)" office:value-type="boolean" office:boolean-value="false" calcext:value-type="boolean">
            <text:p>FALSE</text:p>
          </table:table-cell>
          <table:table-cell table:formula="of:=VLOOKUP([.A48];CensusCounts;2;1)"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700311" calcext:value-type="float">
            <text:p>700311</text:p>
          </table:table-cell>
          <table:table-cell table:formula="of:=IF(ISNA(VLOOKUP([.A49];DownCountyTracts;1;0));0=1;1=1)" office:value-type="boolean" office:boolean-value="false" calcext:value-type="boolean">
            <text:p>FALSE</text:p>
          </table:table-cell>
          <table:table-cell table:formula="of:=VLOOKUP([.A49];CensusCounts;2;1)" office:value-type="float" office:value="6736" calcext:value-type="float">
            <text:p>6736</text:p>
          </table:table-cell>
        </table:table-row>
        <table:table-row table:style-name="ro1">
          <table:table-cell office:value-type="float" office:value="700833" calcext:value-type="float">
            <text:p>700833</text:p>
          </table:table-cell>
          <table:table-cell table:formula="of:=IF(ISNA(VLOOKUP([.A50];DownCountyTracts;1;0));0=1;1=1)" office:value-type="boolean" office:boolean-value="false" calcext:value-type="boolean">
            <text:p>FALSE</text:p>
          </table:table-cell>
          <table:table-cell table:formula="of:=VLOOKUP([.A50];CensusCounts;2;1)" office:value-type="float" office:value="4251" calcext:value-type="float">
            <text:p>4251</text:p>
          </table:table-cell>
        </table:table-row>
        <table:table-row table:style-name="ro1">
          <table:table-cell office:value-type="float" office:value="700722" calcext:value-type="float">
            <text:p>700722</text:p>
          </table:table-cell>
          <table:table-cell table:formula="of:=IF(ISNA(VLOOKUP([.A51];DownCountyTracts;1;0));0=1;1=1)" office:value-type="boolean" office:boolean-value="false" calcext:value-type="boolean">
            <text:p>FALSE</text:p>
          </table:table-cell>
          <table:table-cell table:formula="of:=VLOOKUP([.A51];CensusCounts;2;1)" office:value-type="float" office:value="4418" calcext:value-type="float">
            <text:p>4418</text:p>
          </table:table-cell>
        </table:table-row>
        <table:table-row table:style-name="ro1">
          <table:table-cell office:value-type="float" office:value="700811" calcext:value-type="float">
            <text:p>700811</text:p>
          </table:table-cell>
          <table:table-cell table:formula="of:=IF(ISNA(VLOOKUP([.A52];DownCountyTracts;1;0));0=1;1=1)" office:value-type="boolean" office:boolean-value="false" calcext:value-type="boolean">
            <text:p>FALSE</text:p>
          </table:table-cell>
          <table:table-cell table:formula="of:=VLOOKUP([.A52];CensusCounts;2;1)" office:value-type="float" office:value="4591" calcext:value-type="float">
            <text:p>4591</text:p>
          </table:table-cell>
        </table:table-row>
        <table:table-row table:style-name="ro1">
          <table:table-cell office:value-type="float" office:value="701211" calcext:value-type="float">
            <text:p>701211</text:p>
          </table:table-cell>
          <table:table-cell table:formula="of:=IF(ISNA(VLOOKUP([.A53];DownCountyTracts;1;0));0=1;1=1)" office:value-type="boolean" office:boolean-value="false" calcext:value-type="boolean">
            <text:p>FALSE</text:p>
          </table:table-cell>
          <table:table-cell table:formula="of:=VLOOKUP([.A53];CensusCounts;2;1)" office:value-type="float" office:value="6651" calcext:value-type="float">
            <text:p>6651</text:p>
          </table:table-cell>
        </table:table-row>
        <table:table-row table:style-name="ro1">
          <table:table-cell office:value-type="float" office:value="701303" calcext:value-type="float">
            <text:p>701303</text:p>
          </table:table-cell>
          <table:table-cell table:formula="of:=IF(ISNA(VLOOKUP([.A54];DownCountyTracts;1;0));0=1;1=1)" office:value-type="boolean" office:boolean-value="false" calcext:value-type="boolean">
            <text:p>FALSE</text:p>
          </table:table-cell>
          <table:table-cell table:formula="of:=VLOOKUP([.A54];CensusCounts;2;1)" office:value-type="float" office:value="3709" calcext:value-type="float">
            <text:p>3709</text:p>
          </table:table-cell>
        </table:table-row>
        <table:table-row table:style-name="ro1">
          <table:table-cell office:value-type="float" office:value="703202" calcext:value-type="float">
            <text:p>703202</text:p>
          </table:table-cell>
          <table:table-cell table:formula="of:=IF(ISNA(VLOOKUP([.A55];DownCountyTracts;1;0));0=1;1=1)" office:value-type="boolean" office:boolean-value="false" calcext:value-type="boolean">
            <text:p>FALSE</text:p>
          </table:table-cell>
          <table:table-cell table:formula="of:=VLOOKUP([.A55];CensusCounts;2;1)" office:value-type="float" office:value="5584" calcext:value-type="float">
            <text:p>5584</text:p>
          </table:table-cell>
        </table:table-row>
        <table:table-row table:style-name="ro1">
          <table:table-cell office:value-type="float" office:value="700903" calcext:value-type="float">
            <text:p>700903</text:p>
          </table:table-cell>
          <table:table-cell table:formula="of:=IF(ISNA(VLOOKUP([.A56];DownCountyTracts;1;0));0=1;1=1)" office:value-type="boolean" office:boolean-value="false" calcext:value-type="boolean">
            <text:p>FALSE</text:p>
          </table:table-cell>
          <table:table-cell table:formula="of:=VLOOKUP([.A56];CensusCounts;2;1)"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700614" calcext:value-type="float">
            <text:p>700614</text:p>
          </table:table-cell>
          <table:table-cell table:formula="of:=IF(ISNA(VLOOKUP([.A57];DownCountyTracts;1;0));0=1;1=1)" office:value-type="boolean" office:boolean-value="false" calcext:value-type="boolean">
            <text:p>FALSE</text:p>
          </table:table-cell>
          <table:table-cell table:formula="of:=VLOOKUP([.A57];CensusCounts;2;1)" office:value-type="float" office:value="5341" calcext:value-type="float">
            <text:p>5341</text:p>
          </table:table-cell>
        </table:table-row>
        <table:table-row table:style-name="ro1">
          <table:table-cell office:value-type="float" office:value="700611" calcext:value-type="float">
            <text:p>700611</text:p>
          </table:table-cell>
          <table:table-cell table:formula="of:=IF(ISNA(VLOOKUP([.A58];DownCountyTracts;1;0));0=1;1=1)" office:value-type="boolean" office:boolean-value="false" calcext:value-type="boolean">
            <text:p>FALSE</text:p>
          </table:table-cell>
          <table:table-cell table:formula="of:=VLOOKUP([.A58];CensusCounts;2;1)" office:value-type="float" office:value="6352" calcext:value-type="float">
            <text:p>6352</text:p>
          </table:table-cell>
        </table:table-row>
        <table:table-row table:style-name="ro1">
          <table:table-cell office:value-type="float" office:value="700616" calcext:value-type="float">
            <text:p>700616</text:p>
          </table:table-cell>
          <table:table-cell table:formula="of:=IF(ISNA(VLOOKUP([.A59];DownCountyTracts;1;0));0=1;1=1)" office:value-type="boolean" office:boolean-value="false" calcext:value-type="boolean">
            <text:p>FALSE</text:p>
          </table:table-cell>
          <table:table-cell table:formula="of:=VLOOKUP([.A59];CensusCounts;2;1)" office:value-type="float" office:value="4497" calcext:value-type="float">
            <text:p>4497</text:p>
          </table:table-cell>
        </table:table-row>
        <table:table-row table:style-name="ro1">
          <table:table-cell office:value-type="float" office:value="700820" calcext:value-type="float">
            <text:p>700820</text:p>
          </table:table-cell>
          <table:table-cell table:formula="of:=IF(ISNA(VLOOKUP([.A60];DownCountyTracts;1;0));0=1;1=1)" office:value-type="boolean" office:boolean-value="false" calcext:value-type="boolean">
            <text:p>FALSE</text:p>
          </table:table-cell>
          <table:table-cell table:formula="of:=VLOOKUP([.A60];CensusCounts;2;1)" office:value-type="float" office:value="2898" calcext:value-type="float">
            <text:p>2898</text:p>
          </table:table-cell>
        </table:table-row>
        <table:table-row table:style-name="ro1">
          <table:table-cell office:value-type="float" office:value="700823" calcext:value-type="float">
            <text:p>700823</text:p>
          </table:table-cell>
          <table:table-cell table:formula="of:=IF(ISNA(VLOOKUP([.A61];DownCountyTracts;1;0));0=1;1=1)" office:value-type="boolean" office:boolean-value="false" calcext:value-type="boolean">
            <text:p>FALSE</text:p>
          </table:table-cell>
          <table:table-cell table:formula="of:=VLOOKUP([.A61];CensusCounts;2;1)"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700829" calcext:value-type="float">
            <text:p>700829</text:p>
          </table:table-cell>
          <table:table-cell table:formula="of:=IF(ISNA(VLOOKUP([.A62];DownCountyTracts;1;0));0=1;1=1)" office:value-type="boolean" office:boolean-value="false" calcext:value-type="boolean">
            <text:p>FALSE</text:p>
          </table:table-cell>
          <table:table-cell table:formula="of:=VLOOKUP([.A62];CensusCounts;2;1)" office:value-type="float" office:value="3067" calcext:value-type="float">
            <text:p>3067</text:p>
          </table:table-cell>
        </table:table-row>
        <table:table-row table:style-name="ro1">
          <table:table-cell office:value-type="float" office:value="700822" calcext:value-type="float">
            <text:p>700822</text:p>
          </table:table-cell>
          <table:table-cell table:formula="of:=IF(ISNA(VLOOKUP([.A63];DownCountyTracts;1;0));0=1;1=1)" office:value-type="boolean" office:boolean-value="false" calcext:value-type="boolean">
            <text:p>FALSE</text:p>
          </table:table-cell>
          <table:table-cell table:formula="of:=VLOOKUP([.A63];CensusCounts;2;1)"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700826" calcext:value-type="float">
            <text:p>700826</text:p>
          </table:table-cell>
          <table:table-cell table:formula="of:=IF(ISNA(VLOOKUP([.A64];DownCountyTracts;1;0));0=1;1=1)" office:value-type="boolean" office:boolean-value="false" calcext:value-type="boolean">
            <text:p>FALSE</text:p>
          </table:table-cell>
          <table:table-cell table:formula="of:=VLOOKUP([.A64];CensusCounts;2;1)" office:value-type="float" office:value="5944" calcext:value-type="float">
            <text:p>5944</text:p>
          </table:table-cell>
        </table:table-row>
        <table:table-row table:style-name="ro1">
          <table:table-cell office:value-type="float" office:value="700716" calcext:value-type="float">
            <text:p>700716</text:p>
          </table:table-cell>
          <table:table-cell table:formula="of:=IF(ISNA(VLOOKUP([.A65];DownCountyTracts;1;0));0=1;1=1)" office:value-type="boolean" office:boolean-value="false" calcext:value-type="boolean">
            <text:p>FALSE</text:p>
          </table:table-cell>
          <table:table-cell table:formula="of:=VLOOKUP([.A65];CensusCounts;2;1)" office:value-type="float" office:value="7729" calcext:value-type="float">
            <text:p>7729</text:p>
          </table:table-cell>
        </table:table-row>
        <table:table-row table:style-name="ro1">
          <table:table-cell office:value-type="float" office:value="700715" calcext:value-type="float">
            <text:p>700715</text:p>
          </table:table-cell>
          <table:table-cell table:formula="of:=IF(ISNA(VLOOKUP([.A66];DownCountyTracts;1;0));0=1;1=1)" office:value-type="boolean" office:boolean-value="false" calcext:value-type="boolean">
            <text:p>FALSE</text:p>
          </table:table-cell>
          <table:table-cell table:formula="of:=VLOOKUP([.A66];CensusCounts;2;1)" office:value-type="float" office:value="5969" calcext:value-type="float">
            <text:p>5969</text:p>
          </table:table-cell>
        </table:table-row>
        <table:table-row table:style-name="ro1">
          <table:table-cell office:value-type="float" office:value="701306" calcext:value-type="float">
            <text:p>701306</text:p>
          </table:table-cell>
          <table:table-cell table:formula="of:=IF(ISNA(VLOOKUP([.A67];DownCountyTracts;1;0));0=1;1=1)" office:value-type="boolean" office:boolean-value="false" calcext:value-type="boolean">
            <text:p>FALSE</text:p>
          </table:table-cell>
          <table:table-cell table:formula="of:=VLOOKUP([.A67];CensusCounts;2;1)" office:value-type="float" office:value="3064" calcext:value-type="float">
            <text:p>3064</text:p>
          </table:table-cell>
        </table:table-row>
        <table:table-row table:style-name="ro1">
          <table:table-cell office:value-type="float" office:value="700824" calcext:value-type="float">
            <text:p>700824</text:p>
          </table:table-cell>
          <table:table-cell table:formula="of:=IF(ISNA(VLOOKUP([.A68];DownCountyTracts;1;0));0=1;1=1)" office:value-type="boolean" office:boolean-value="false" calcext:value-type="boolean">
            <text:p>FALSE</text:p>
          </table:table-cell>
          <table:table-cell table:formula="of:=VLOOKUP([.A68];CensusCounts;2;1)" office:value-type="float" office:value="2736" calcext:value-type="float">
            <text:p>2736</text:p>
          </table:table-cell>
        </table:table-row>
        <table:table-row table:style-name="ro1">
          <table:table-cell office:value-type="float" office:value="700615" calcext:value-type="float">
            <text:p>700615</text:p>
          </table:table-cell>
          <table:table-cell table:formula="of:=IF(ISNA(VLOOKUP([.A69];DownCountyTracts;1;0));0=1;1=1)" office:value-type="boolean" office:boolean-value="false" calcext:value-type="boolean">
            <text:p>FALSE</text:p>
          </table:table-cell>
          <table:table-cell table:formula="of:=VLOOKUP([.A69];CensusCounts;2;1)" office:value-type="float" office:value="3032" calcext:value-type="float">
            <text:p>3032</text:p>
          </table:table-cell>
        </table:table-row>
        <table:table-row table:style-name="ro1">
          <table:table-cell office:value-type="float" office:value="701220" calcext:value-type="float">
            <text:p>701220</text:p>
          </table:table-cell>
          <table:table-cell table:formula="of:=IF(ISNA(VLOOKUP([.A70];DownCountyTracts;1;0));0=1;1=1)" office:value-type="boolean" office:boolean-value="false" calcext:value-type="boolean">
            <text:p>FALSE</text:p>
          </table:table-cell>
          <table:table-cell table:formula="of:=VLOOKUP([.A70];CensusCounts;2;1)"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700718" calcext:value-type="float">
            <text:p>700718</text:p>
          </table:table-cell>
          <table:table-cell table:formula="of:=IF(ISNA(VLOOKUP([.A71];DownCountyTracts;1;0));0=1;1=1)" office:value-type="boolean" office:boolean-value="false" calcext:value-type="boolean">
            <text:p>FALSE</text:p>
          </table:table-cell>
          <table:table-cell table:formula="of:=VLOOKUP([.A71];CensusCounts;2;1)" office:value-type="float" office:value="4329" calcext:value-type="float">
            <text:p>4329</text:p>
          </table:table-cell>
        </table:table-row>
        <table:table-row table:style-name="ro1">
          <table:table-cell office:value-type="float" office:value="700717" calcext:value-type="float">
            <text:p>700717</text:p>
          </table:table-cell>
          <table:table-cell table:formula="of:=IF(ISNA(VLOOKUP([.A72];DownCountyTracts;1;0));0=1;1=1)" office:value-type="boolean" office:boolean-value="false" calcext:value-type="boolean">
            <text:p>FALSE</text:p>
          </table:table-cell>
          <table:table-cell table:formula="of:=VLOOKUP([.A72];CensusCounts;2;1)" office:value-type="float" office:value="5877" calcext:value-type="float">
            <text:p>5877</text:p>
          </table:table-cell>
        </table:table-row>
        <table:table-row table:style-name="ro1">
          <table:table-cell office:value-type="float" office:value="700719" calcext:value-type="float">
            <text:p>700719</text:p>
          </table:table-cell>
          <table:table-cell table:formula="of:=IF(ISNA(VLOOKUP([.A73];DownCountyTracts;1;0));0=1;1=1)" office:value-type="boolean" office:boolean-value="false" calcext:value-type="boolean">
            <text:p>FALSE</text:p>
          </table:table-cell>
          <table:table-cell table:formula="of:=VLOOKUP([.A73];CensusCounts;2;1)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701007" calcext:value-type="float">
            <text:p>701007</text:p>
          </table:table-cell>
          <table:table-cell table:formula="of:=IF(ISNA(VLOOKUP([.A74];DownCountyTracts;1;0));0=1;1=1)" office:value-type="boolean" office:boolean-value="false" calcext:value-type="boolean">
            <text:p>FALSE</text:p>
          </table:table-cell>
          <table:table-cell table:formula="of:=VLOOKUP([.A74];CensusCounts;2;1)" office:value-type="float" office:value="3158" calcext:value-type="float">
            <text:p>3158</text:p>
          </table:table-cell>
        </table:table-row>
        <table:table-row table:style-name="ro1">
          <table:table-cell office:value-type="float" office:value="701006" calcext:value-type="float">
            <text:p>701006</text:p>
          </table:table-cell>
          <table:table-cell table:formula="of:=IF(ISNA(VLOOKUP([.A75];DownCountyTracts;1;0));0=1;1=1)" office:value-type="boolean" office:boolean-value="false" calcext:value-type="boolean">
            <text:p>FALSE</text:p>
          </table:table-cell>
          <table:table-cell table:formula="of:=VLOOKUP([.A75];CensusCounts;2;1)" office:value-type="float" office:value="5549" calcext:value-type="float">
            <text:p>5549</text:p>
          </table:table-cell>
        </table:table-row>
        <table:table-row table:style-name="ro1">
          <table:table-cell office:value-type="float" office:value="701304" calcext:value-type="float">
            <text:p>701304</text:p>
          </table:table-cell>
          <table:table-cell table:formula="of:=IF(ISNA(VLOOKUP([.A76];DownCountyTracts;1;0));0=1;1=1)" office:value-type="boolean" office:boolean-value="false" calcext:value-type="boolean">
            <text:p>FALSE</text:p>
          </table:table-cell>
          <table:table-cell table:formula="of:=VLOOKUP([.A76];CensusCounts;2;1)" office:value-type="float" office:value="6038" calcext:value-type="float">
            <text:p>6038</text:p>
          </table:table-cell>
        </table:table-row>
        <table:table-row table:style-name="ro1">
          <table:table-cell office:value-type="float" office:value="701210" calcext:value-type="float">
            <text:p>701210</text:p>
          </table:table-cell>
          <table:table-cell table:formula="of:=IF(ISNA(VLOOKUP([.A77];DownCountyTracts;1;0));0=1;1=1)" office:value-type="boolean" office:boolean-value="false" calcext:value-type="boolean">
            <text:p>FALSE</text:p>
          </table:table-cell>
          <table:table-cell table:formula="of:=VLOOKUP([.A77];CensusCounts;2;1)" office:value-type="float" office:value="3948" calcext:value-type="float">
            <text:p>3948</text:p>
          </table:table-cell>
        </table:table-row>
        <table:table-row table:style-name="ro1">
          <table:table-cell office:value-type="float" office:value="701410" calcext:value-type="float">
            <text:p>701410</text:p>
          </table:table-cell>
          <table:table-cell table:formula="of:=IF(ISNA(VLOOKUP([.A78];DownCountyTracts;1;0));0=1;1=1)" office:value-type="boolean" office:boolean-value="false" calcext:value-type="boolean">
            <text:p>FALSE</text:p>
          </table:table-cell>
          <table:table-cell table:formula="of:=VLOOKUP([.A78];CensusCounts;2;1)" office:value-type="float" office:value="7568" calcext:value-type="float">
            <text:p>7568</text:p>
          </table:table-cell>
        </table:table-row>
        <table:table-row table:style-name="ro1">
          <table:table-cell office:value-type="float" office:value="701221" calcext:value-type="float">
            <text:p>701221</text:p>
          </table:table-cell>
          <table:table-cell table:formula="of:=IF(ISNA(VLOOKUP([.A79];DownCountyTracts;1;0));0=1;1=1)" office:value-type="boolean" office:boolean-value="false" calcext:value-type="boolean">
            <text:p>FALSE</text:p>
          </table:table-cell>
          <table:table-cell table:formula="of:=VLOOKUP([.A79];CensusCounts;2;1)" office:value-type="float" office:value="4553" calcext:value-type="float">
            <text:p>4553</text:p>
          </table:table-cell>
        </table:table-row>
        <table:table-row table:style-name="ro1">
          <table:table-cell office:value-type="float" office:value="700828" calcext:value-type="float">
            <text:p>700828</text:p>
          </table:table-cell>
          <table:table-cell table:formula="of:=IF(ISNA(VLOOKUP([.A80];DownCountyTracts;1;0));0=1;1=1)" office:value-type="boolean" office:boolean-value="false" calcext:value-type="boolean">
            <text:p>FALSE</text:p>
          </table:table-cell>
          <table:table-cell table:formula="of:=VLOOKUP([.A80];CensusCounts;2;1)" office:value-type="float" office:value="2468" calcext:value-type="float">
            <text:p>2468</text:p>
          </table:table-cell>
        </table:table-row>
        <table:table-row table:style-name="ro1">
          <table:table-cell office:value-type="float" office:value="700724" calcext:value-type="float">
            <text:p>700724</text:p>
          </table:table-cell>
          <table:table-cell table:formula="of:=IF(ISNA(VLOOKUP([.A81];DownCountyTracts;1;0));0=1;1=1)" office:value-type="boolean" office:boolean-value="false" calcext:value-type="boolean">
            <text:p>FALSE</text:p>
          </table:table-cell>
          <table:table-cell table:formula="of:=VLOOKUP([.A81];CensusCounts;2;1)"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700723" calcext:value-type="float">
            <text:p>700723</text:p>
          </table:table-cell>
          <table:table-cell table:formula="of:=IF(ISNA(VLOOKUP([.A82];DownCountyTracts;1;0));0=1;1=1)" office:value-type="boolean" office:boolean-value="false" calcext:value-type="boolean">
            <text:p>FALSE</text:p>
          </table:table-cell>
          <table:table-cell table:formula="of:=VLOOKUP([.A82];CensusCounts;2;1)" office:value-type="float" office:value="3387" calcext:value-type="float">
            <text:p>3387</text:p>
          </table:table-cell>
        </table:table-row>
        <table:table-row table:style-name="ro1">
          <table:table-cell office:value-type="float" office:value="700832" calcext:value-type="float">
            <text:p>700832</text:p>
          </table:table-cell>
          <table:table-cell table:formula="of:=IF(ISNA(VLOOKUP([.A83];DownCountyTracts;1;0));0=1;1=1)" office:value-type="boolean" office:boolean-value="false" calcext:value-type="boolean">
            <text:p>FALSE</text:p>
          </table:table-cell>
          <table:table-cell table:formula="of:=VLOOKUP([.A83];CensusCounts;2;1)" office:value-type="float" office:value="2958" calcext:value-type="float">
            <text:p>2958</text:p>
          </table:table-cell>
        </table:table-row>
        <table:table-row table:style-name="ro1">
          <table:table-cell office:value-type="float" office:value="700721" calcext:value-type="float">
            <text:p>700721</text:p>
          </table:table-cell>
          <table:table-cell table:formula="of:=IF(ISNA(VLOOKUP([.A84];DownCountyTracts;1;0));0=1;1=1)" office:value-type="boolean" office:boolean-value="false" calcext:value-type="boolean">
            <text:p>FALSE</text:p>
          </table:table-cell>
          <table:table-cell table:formula="of:=VLOOKUP([.A84];CensusCounts;2;1)" office:value-type="float" office:value="2621" calcext:value-type="float">
            <text:p>2621</text:p>
          </table:table-cell>
        </table:table-row>
        <table:table-row table:style-name="ro1">
          <table:table-cell office:value-type="float" office:value="700713" calcext:value-type="float">
            <text:p>700713</text:p>
          </table:table-cell>
          <table:table-cell table:formula="of:=IF(ISNA(VLOOKUP([.A85];DownCountyTracts;1;0));0=1;1=1)" office:value-type="boolean" office:boolean-value="false" calcext:value-type="boolean">
            <text:p>FALSE</text:p>
          </table:table-cell>
          <table:table-cell table:formula="of:=VLOOKUP([.A85];CensusCounts;2;1)" office:value-type="float" office:value="5471" calcext:value-type="float">
            <text:p>5471</text:p>
          </table:table-cell>
        </table:table-row>
        <table:table-row table:style-name="ro1">
          <table:table-cell office:value-type="float" office:value="700902" calcext:value-type="float">
            <text:p>700902</text:p>
          </table:table-cell>
          <table:table-cell table:formula="of:=IF(ISNA(VLOOKUP([.A86];DownCountyTracts;1;0));0=1;1=1)" office:value-type="boolean" office:boolean-value="false" calcext:value-type="boolean">
            <text:p>FALSE</text:p>
          </table:table-cell>
          <table:table-cell table:formula="of:=VLOOKUP([.A86];CensusCounts;2;1)" office:value-type="float" office:value="3759" calcext:value-type="float">
            <text:p>3759</text:p>
          </table:table-cell>
        </table:table-row>
        <table:table-row table:style-name="ro1">
          <table:table-cell office:value-type="float" office:value="701212" calcext:value-type="float">
            <text:p>701212</text:p>
          </table:table-cell>
          <table:table-cell table:formula="of:=IF(ISNA(VLOOKUP([.A87];DownCountyTracts;1;0));0=1;1=1)" office:value-type="boolean" office:boolean-value="false" calcext:value-type="boolean">
            <text:p>FALSE</text:p>
          </table:table-cell>
          <table:table-cell table:formula="of:=VLOOKUP([.A87];CensusCounts;2;1)" office:value-type="float" office:value="2714" calcext:value-type="float">
            <text:p>2714</text:p>
          </table:table-cell>
        </table:table-row>
        <table:table-row table:style-name="ro1">
          <table:table-cell office:value-type="float" office:value="700901" calcext:value-type="float">
            <text:p>700901</text:p>
          </table:table-cell>
          <table:table-cell table:formula="of:=IF(ISNA(VLOOKUP([.A88];DownCountyTracts;1;0));0=1;1=1)" office:value-type="boolean" office:boolean-value="false" calcext:value-type="boolean">
            <text:p>FALSE</text:p>
          </table:table-cell>
          <table:table-cell table:formula="of:=VLOOKUP([.A88];CensusCounts;2;1)"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701001" calcext:value-type="float">
            <text:p>701001</text:p>
          </table:table-cell>
          <table:table-cell table:formula="of:=IF(ISNA(VLOOKUP([.A89];DownCountyTracts;1;0));0=1;1=1)" office:value-type="boolean" office:boolean-value="false" calcext:value-type="boolean">
            <text:p>FALSE</text:p>
          </table:table-cell>
          <table:table-cell table:formula="of:=VLOOKUP([.A89];CensusCounts;2;1)" office:value-type="float" office:value="5421" calcext:value-type="float">
            <text:p>5421</text:p>
          </table:table-cell>
        </table:table-row>
        <table:table-row table:style-name="ro1">
          <table:table-cell office:value-type="float" office:value="700816" calcext:value-type="float">
            <text:p>700816</text:p>
          </table:table-cell>
          <table:table-cell table:formula="of:=IF(ISNA(VLOOKUP([.A90];DownCountyTracts;1;0));0=1;1=1)" office:value-type="boolean" office:boolean-value="false" calcext:value-type="boolean">
            <text:p>FALSE</text:p>
          </table:table-cell>
          <table:table-cell table:formula="of:=VLOOKUP([.A90];CensusCounts;2;1)" office:value-type="float" office:value="7886" calcext:value-type="float">
            <text:p>7886</text:p>
          </table:table-cell>
        </table:table-row>
        <table:table-row table:style-name="ro1">
          <table:table-cell office:value-type="float" office:value="700813" calcext:value-type="float">
            <text:p>700813</text:p>
          </table:table-cell>
          <table:table-cell table:formula="of:=IF(ISNA(VLOOKUP([.A91];DownCountyTracts;1;0));0=1;1=1)" office:value-type="boolean" office:boolean-value="false" calcext:value-type="boolean">
            <text:p>FALSE</text:p>
          </table:table-cell>
          <table:table-cell table:formula="of:=VLOOKUP([.A91];CensusCounts;2;1)" office:value-type="float" office:value="5626" calcext:value-type="float">
            <text:p>5626</text:p>
          </table:table-cell>
        </table:table-row>
        <table:table-row table:style-name="ro1">
          <table:table-cell office:value-type="float" office:value="701101" calcext:value-type="float">
            <text:p>701101</text:p>
          </table:table-cell>
          <table:table-cell table:formula="of:=IF(ISNA(VLOOKUP([.A92];DownCountyTracts;1;0));0=1;1=1)" office:value-type="boolean" office:boolean-value="false" calcext:value-type="boolean">
            <text:p>FALSE</text:p>
          </table:table-cell>
          <table:table-cell table:formula="of:=VLOOKUP([.A92];CensusCounts;2;1)" office:value-type="float" office:value="4636" calcext:value-type="float">
            <text:p>4636</text:p>
          </table:table-cell>
        </table:table-row>
        <table:table-row table:style-name="ro1">
          <table:table-cell office:value-type="float" office:value="700812" calcext:value-type="float">
            <text:p>700812</text:p>
          </table:table-cell>
          <table:table-cell table:formula="of:=IF(ISNA(VLOOKUP([.A93];DownCountyTracts;1;0));0=1;1=1)" office:value-type="boolean" office:boolean-value="false" calcext:value-type="boolean">
            <text:p>FALSE</text:p>
          </table:table-cell>
          <table:table-cell table:formula="of:=VLOOKUP([.A93];CensusCounts;2;1)" office:value-type="float" office:value="4177" calcext:value-type="float">
            <text:p>4177</text:p>
          </table:table-cell>
        </table:table-row>
        <table:table-row table:style-name="ro1">
          <table:table-cell office:value-type="float" office:value="700904" calcext:value-type="float">
            <text:p>700904</text:p>
          </table:table-cell>
          <table:table-cell table:formula="of:=IF(ISNA(VLOOKUP([.A94];DownCountyTracts;1;0));0=1;1=1)" office:value-type="boolean" office:boolean-value="false" calcext:value-type="boolean">
            <text:p>FALSE</text:p>
          </table:table-cell>
          <table:table-cell table:formula="of:=VLOOKUP([.A94];CensusCounts;2;1)" office:value-type="float" office:value="2578" calcext:value-type="float">
            <text:p>2578</text:p>
          </table:table-cell>
        </table:table-row>
        <table:table-row table:style-name="ro1">
          <table:table-cell office:value-type="float" office:value="700607" calcext:value-type="float">
            <text:p>700607</text:p>
          </table:table-cell>
          <table:table-cell table:formula="of:=IF(ISNA(VLOOKUP([.A95];DownCountyTracts;1;0));0=1;1=1)" office:value-type="boolean" office:boolean-value="false" calcext:value-type="boolean">
            <text:p>FALSE</text:p>
          </table:table-cell>
          <table:table-cell table:formula="of:=VLOOKUP([.A95];CensusCounts;2;1)" office:value-type="float" office:value="8001" calcext:value-type="float">
            <text:p>8001</text:p>
          </table:table-cell>
        </table:table-row>
        <table:table-row table:style-name="ro1">
          <table:table-cell office:value-type="float" office:value="700606" calcext:value-type="float">
            <text:p>700606</text:p>
          </table:table-cell>
          <table:table-cell table:formula="of:=IF(ISNA(VLOOKUP([.A96];DownCountyTracts;1;0));0=1;1=1)" office:value-type="boolean" office:boolean-value="false" calcext:value-type="boolean">
            <text:p>FALSE</text:p>
          </table:table-cell>
          <table:table-cell table:formula="of:=VLOOKUP([.A96];CensusCounts;2;1)" office:value-type="float" office:value="4327" calcext:value-type="float">
            <text:p>4327</text:p>
          </table:table-cell>
        </table:table-row>
        <table:table-row table:style-name="ro1">
          <table:table-cell office:value-type="float" office:value="703221" calcext:value-type="float">
            <text:p>703221</text:p>
          </table:table-cell>
          <table:table-cell table:formula="of:=IF(ISNA(VLOOKUP([.A97];DownCountyTracts;1;0));0=1;1=1)" office:value-type="boolean" office:boolean-value="false" calcext:value-type="boolean">
            <text:p>FALSE</text:p>
          </table:table-cell>
          <table:table-cell table:formula="of:=VLOOKUP([.A97];CensusCounts;2;1)" office:value-type="float" office:value="5143" calcext:value-type="float">
            <text:p>5143</text:p>
          </table:table-cell>
        </table:table-row>
        <table:table-row table:style-name="ro1">
          <table:table-cell office:value-type="float" office:value="703218" calcext:value-type="float">
            <text:p>703218</text:p>
          </table:table-cell>
          <table:table-cell table:formula="of:=IF(ISNA(VLOOKUP([.A98];DownCountyTracts;1;0));0=1;1=1)" office:value-type="boolean" office:boolean-value="false" calcext:value-type="boolean">
            <text:p>FALSE</text:p>
          </table:table-cell>
          <table:table-cell table:formula="of:=VLOOKUP([.A98];CensusCounts;2;1)"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703219" calcext:value-type="float">
            <text:p>703219</text:p>
          </table:table-cell>
          <table:table-cell table:formula="of:=IF(ISNA(VLOOKUP([.A99];DownCountyTracts;1;0));0=1;1=1)" office:value-type="boolean" office:boolean-value="false" calcext:value-type="boolean">
            <text:p>FALSE</text:p>
          </table:table-cell>
          <table:table-cell table:formula="of:=VLOOKUP([.A99];CensusCounts;2;1)" office:value-type="float" office:value="3257" calcext:value-type="float">
            <text:p>3257</text:p>
          </table:table-cell>
        </table:table-row>
        <table:table-row table:style-name="ro1">
          <table:table-cell office:value-type="float" office:value="703216" calcext:value-type="float">
            <text:p>703216</text:p>
          </table:table-cell>
          <table:table-cell table:formula="of:=IF(ISNA(VLOOKUP([.A100];DownCountyTracts;1;0));0=1;1=1)" office:value-type="boolean" office:boolean-value="false" calcext:value-type="boolean">
            <text:p>FALSE</text:p>
          </table:table-cell>
          <table:table-cell table:formula="of:=VLOOKUP([.A100];CensusCounts;2;1)" office:value-type="float" office:value="3596" calcext:value-type="float">
            <text:p>3596</text:p>
          </table:table-cell>
        </table:table-row>
        <table:table-row table:style-name="ro1">
          <table:table-cell office:value-type="float" office:value="701315" calcext:value-type="float">
            <text:p>701315</text:p>
          </table:table-cell>
          <table:table-cell table:formula="of:=IF(ISNA(VLOOKUP([.A101];DownCountyTracts;1;0));0=1;1=1)" office:value-type="boolean" office:boolean-value="false" calcext:value-type="boolean">
            <text:p>FALSE</text:p>
          </table:table-cell>
          <table:table-cell table:formula="of:=VLOOKUP([.A101];CensusCounts;2;1)" office:value-type="float" office:value="4566" calcext:value-type="float">
            <text:p>4566</text:p>
          </table:table-cell>
        </table:table-row>
        <table:table-row table:style-name="ro1">
          <table:table-cell office:value-type="float" office:value="701316" calcext:value-type="float">
            <text:p>701316</text:p>
          </table:table-cell>
          <table:table-cell table:formula="of:=IF(ISNA(VLOOKUP([.A102];DownCountyTracts;1;0));0=1;1=1)" office:value-type="boolean" office:boolean-value="false" calcext:value-type="boolean">
            <text:p>FALSE</text:p>
          </table:table-cell>
          <table:table-cell table:formula="of:=VLOOKUP([.A102];CensusCounts;2;1)" office:value-type="float" office:value="6317" calcext:value-type="float">
            <text:p>6317</text:p>
          </table:table-cell>
        </table:table-row>
        <table:table-row table:style-name="ro1">
          <table:table-cell office:value-type="float" office:value="701314" calcext:value-type="float">
            <text:p>701314</text:p>
          </table:table-cell>
          <table:table-cell table:formula="of:=IF(ISNA(VLOOKUP([.A103];DownCountyTracts;1;0));0=1;1=1)" office:value-type="boolean" office:boolean-value="false" calcext:value-type="boolean">
            <text:p>FALSE</text:p>
          </table:table-cell>
          <table:table-cell table:formula="of:=VLOOKUP([.A103];CensusCounts;2;1)" office:value-type="float" office:value="2854" calcext:value-type="float">
            <text:p>2854</text:p>
          </table:table-cell>
        </table:table-row>
        <table:table-row table:style-name="ro1">
          <table:table-cell office:value-type="float" office:value="703206" calcext:value-type="float">
            <text:p>703206</text:p>
          </table:table-cell>
          <table:table-cell table:formula="of:=IF(ISNA(VLOOKUP([.A104];DownCountyTracts;1;0));0=1;1=1)" office:value-type="boolean" office:boolean-value="false" calcext:value-type="boolean">
            <text:p>FALSE</text:p>
          </table:table-cell>
          <table:table-cell table:formula="of:=VLOOKUP([.A104];CensusCounts;2;1)" office:value-type="float" office:value="3442" calcext:value-type="float">
            <text:p>3442</text:p>
          </table:table-cell>
        </table:table-row>
        <table:table-row table:style-name="ro1">
          <table:table-cell office:value-type="float" office:value="703201" calcext:value-type="float">
            <text:p>703201</text:p>
          </table:table-cell>
          <table:table-cell table:formula="of:=IF(ISNA(VLOOKUP([.A105];DownCountyTracts;1;0));0=1;1=1)" office:value-type="boolean" office:boolean-value="false" calcext:value-type="boolean">
            <text:p>FALSE</text:p>
          </table:table-cell>
          <table:table-cell table:formula="of:=VLOOKUP([.A105];CensusCounts;2;1)" office:value-type="float" office:value="7356" calcext:value-type="float">
            <text:p>7356</text:p>
          </table:table-cell>
        </table:table-row>
        <table:table-row table:style-name="ro1">
          <table:table-cell office:value-type="float" office:value="701423" calcext:value-type="float">
            <text:p>701423</text:p>
          </table:table-cell>
          <table:table-cell table:formula="of:=IF(ISNA(VLOOKUP([.A106];DownCountyTracts;1;0));0=1;1=1)" office:value-type="boolean" office:boolean-value="false" calcext:value-type="boolean">
            <text:p>FALSE</text:p>
          </table:table-cell>
          <table:table-cell table:formula="of:=VLOOKUP([.A106];CensusCounts;2;1)" office:value-type="float" office:value="4614" calcext:value-type="float">
            <text:p>4614</text:p>
          </table:table-cell>
        </table:table-row>
        <table:table-row table:style-name="ro1">
          <table:table-cell office:value-type="float" office:value="703212" calcext:value-type="float">
            <text:p>703212</text:p>
          </table:table-cell>
          <table:table-cell table:formula="of:=IF(ISNA(VLOOKUP([.A107];DownCountyTracts;1;0));0=1;1=1)" office:value-type="boolean" office:boolean-value="false" calcext:value-type="boolean">
            <text:p>FALSE</text:p>
          </table:table-cell>
          <table:table-cell table:formula="of:=VLOOKUP([.A107];CensusCounts;2;1)" office:value-type="float" office:value="7692" calcext:value-type="float">
            <text:p>7692</text:p>
          </table:table-cell>
        </table:table-row>
        <table:table-row table:style-name="ro1">
          <table:table-cell office:value-type="float" office:value="701415" calcext:value-type="float">
            <text:p>701415</text:p>
          </table:table-cell>
          <table:table-cell table:formula="of:=IF(ISNA(VLOOKUP([.A108];DownCountyTracts;1;0));0=1;1=1)" office:value-type="boolean" office:boolean-value="false" calcext:value-type="boolean">
            <text:p>FALSE</text:p>
          </table:table-cell>
          <table:table-cell table:formula="of:=VLOOKUP([.A108];CensusCounts;2;1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703220" calcext:value-type="float">
            <text:p>703220</text:p>
          </table:table-cell>
          <table:table-cell table:formula="of:=IF(ISNA(VLOOKUP([.A109];DownCountyTracts;1;0));0=1;1=1)" office:value-type="boolean" office:boolean-value="false" calcext:value-type="boolean">
            <text:p>FALSE</text:p>
          </table:table-cell>
          <table:table-cell table:formula="of:=VLOOKUP([.A109];CensusCounts;2;1)" office:value-type="float" office:value="4975" calcext:value-type="float">
            <text:p>4975</text:p>
          </table:table-cell>
        </table:table-row>
        <table:table-row table:style-name="ro1">
          <table:table-cell office:value-type="float" office:value="700613" calcext:value-type="float">
            <text:p>700613</text:p>
          </table:table-cell>
          <table:table-cell table:formula="of:=IF(ISNA(VLOOKUP([.A110];DownCountyTracts;1;0));0=1;1=1)" office:value-type="boolean" office:boolean-value="false" calcext:value-type="boolean">
            <text:p>FALSE</text:p>
          </table:table-cell>
          <table:table-cell table:formula="of:=VLOOKUP([.A110];CensusCounts;2;1)" office:value-type="float" office:value="6434" calcext:value-type="float">
            <text:p>6434</text:p>
          </table:table-cell>
        </table:table-row>
        <table:table-row table:style-name="ro1">
          <table:table-cell office:value-type="float" office:value="700834" calcext:value-type="float">
            <text:p>700834</text:p>
          </table:table-cell>
          <table:table-cell table:formula="of:=IF(ISNA(VLOOKUP([.A111];DownCountyTracts;1;0));0=1;1=1)" office:value-type="boolean" office:boolean-value="false" calcext:value-type="boolean">
            <text:p>FALSE</text:p>
          </table:table-cell>
          <table:table-cell table:formula="of:=VLOOKUP([.A111];CensusCounts;2;1)" office:value-type="float" office:value="4885" calcext:value-type="float">
            <text:p>4885</text:p>
          </table:table-cell>
        </table:table-row>
        <table:table-row table:style-name="ro1">
          <table:table-cell office:value-type="float" office:value="703214" calcext:value-type="float">
            <text:p>703214</text:p>
          </table:table-cell>
          <table:table-cell table:formula="of:=IF(ISNA(VLOOKUP([.A112];DownCountyTracts;1;0));0=1;1=1)" office:value-type="boolean" office:boolean-value="false" calcext:value-type="boolean">
            <text:p>FALSE</text:p>
          </table:table-cell>
          <table:table-cell table:formula="of:=VLOOKUP([.A112];CensusCounts;2;1)" office:value-type="float" office:value="6713" calcext:value-type="float">
            <text:p>6713</text:p>
          </table:table-cell>
        </table:table-row>
        <table:table-row table:style-name="ro1">
          <table:table-cell office:value-type="float" office:value="701409" calcext:value-type="float">
            <text:p>701409</text:p>
          </table:table-cell>
          <table:table-cell table:formula="of:=IF(ISNA(VLOOKUP([.A113];DownCountyTracts;1;0));0=1;1=1)" office:value-type="boolean" office:boolean-value="false" calcext:value-type="boolean">
            <text:p>FALSE</text:p>
          </table:table-cell>
          <table:table-cell table:formula="of:=VLOOKUP([.A113];CensusCounts;2;1)" office:value-type="float" office:value="4361" calcext:value-type="float">
            <text:p>4361</text:p>
          </table:table-cell>
        </table:table-row>
        <table:table-row table:style-name="ro1">
          <table:table-cell office:value-type="float" office:value="701407" calcext:value-type="float">
            <text:p>701407</text:p>
          </table:table-cell>
          <table:table-cell table:formula="of:=IF(ISNA(VLOOKUP([.A114];DownCountyTracts;1;0));0=1;1=1)" office:value-type="boolean" office:boolean-value="false" calcext:value-type="boolean">
            <text:p>FALSE</text:p>
          </table:table-cell>
          <table:table-cell table:formula="of:=VLOOKUP([.A114];CensusCounts;2;1)" office:value-type="float" office:value="5674" calcext:value-type="float">
            <text:p>5674</text:p>
          </table:table-cell>
        </table:table-row>
        <table:table-row table:style-name="ro1">
          <table:table-cell office:value-type="float" office:value="701418" calcext:value-type="float">
            <text:p>701418</text:p>
          </table:table-cell>
          <table:table-cell table:formula="of:=IF(ISNA(VLOOKUP([.A115];DownCountyTracts;1;0));0=1;1=1)" office:value-type="boolean" office:boolean-value="false" calcext:value-type="boolean">
            <text:p>FALSE</text:p>
          </table:table-cell>
          <table:table-cell table:formula="of:=VLOOKUP([.A115];CensusCounts;2;1)" office:value-type="float" office:value="3307" calcext:value-type="float">
            <text:p>3307</text:p>
          </table:table-cell>
        </table:table-row>
        <table:table-row table:style-name="ro1">
          <table:table-cell office:value-type="float" office:value="701422" calcext:value-type="float">
            <text:p>701422</text:p>
          </table:table-cell>
          <table:table-cell table:formula="of:=IF(ISNA(VLOOKUP([.A116];DownCountyTracts;1;0));0=1;1=1)" office:value-type="boolean" office:boolean-value="false" calcext:value-type="boolean">
            <text:p>FALSE</text:p>
          </table:table-cell>
          <table:table-cell table:formula="of:=VLOOKUP([.A116];CensusCounts;2;1)"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700710" calcext:value-type="float">
            <text:p>700710</text:p>
          </table:table-cell>
          <table:table-cell table:formula="of:=IF(ISNA(VLOOKUP([.A117];DownCountyTracts;1;0));0=1;1=1)" office:value-type="boolean" office:boolean-value="false" calcext:value-type="boolean">
            <text:p>FALSE</text:p>
          </table:table-cell>
          <table:table-cell table:formula="of:=VLOOKUP([.A117];CensusCounts;2;1)" office:value-type="float" office:value="6888" calcext:value-type="float">
            <text:p>6888</text:p>
          </table:table-cell>
        </table:table-row>
        <table:table-row table:style-name="ro1">
          <table:table-cell office:value-type="float" office:value="703209" calcext:value-type="float">
            <text:p>703209</text:p>
          </table:table-cell>
          <table:table-cell table:formula="of:=IF(ISNA(VLOOKUP([.A118];DownCountyTracts;1;0));0=1;1=1)" office:value-type="boolean" office:boolean-value="true" calcext:value-type="boolean">
            <text:p>TRUE</text:p>
          </table:table-cell>
          <table:table-cell table:formula="of:=VLOOKUP([.A118];CensusCounts;2;1)" office:value-type="float" office:value="5526" calcext:value-type="float">
            <text:p>5526</text:p>
          </table:table-cell>
        </table:table-row>
        <table:table-row table:style-name="ro1">
          <table:table-cell office:value-type="float" office:value="703210" calcext:value-type="float">
            <text:p>703210</text:p>
          </table:table-cell>
          <table:table-cell table:formula="of:=IF(ISNA(VLOOKUP([.A119];DownCountyTracts;1;0));0=1;1=1)" office:value-type="boolean" office:boolean-value="true" calcext:value-type="boolean">
            <text:p>TRUE</text:p>
          </table:table-cell>
          <table:table-cell table:formula="of:=VLOOKUP([.A119];CensusCounts;2;1)"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704600" calcext:value-type="float">
            <text:p>704600</text:p>
          </table:table-cell>
          <table:table-cell table:formula="of:=IF(ISNA(VLOOKUP([.A120];DownCountyTracts;1;0));0=1;1=1)" office:value-type="boolean" office:boolean-value="true" calcext:value-type="boolean">
            <text:p>TRUE</text:p>
          </table:table-cell>
          <table:table-cell table:formula="of:=VLOOKUP([.A120];CensusCounts;2;1)" office:value-type="float" office:value="5079" calcext:value-type="float">
            <text:p>5079</text:p>
          </table:table-cell>
        </table:table-row>
        <table:table-row table:style-name="ro1">
          <table:table-cell office:value-type="float" office:value="704401" calcext:value-type="float">
            <text:p>704401</text:p>
          </table:table-cell>
          <table:table-cell table:formula="of:=IF(ISNA(VLOOKUP([.A121];DownCountyTracts;1;0));0=1;1=1)" office:value-type="boolean" office:boolean-value="true" calcext:value-type="boolean">
            <text:p>TRUE</text:p>
          </table:table-cell>
          <table:table-cell table:formula="of:=VLOOKUP([.A121];CensusCounts;2;1)" office:value-type="float" office:value="3086" calcext:value-type="float">
            <text:p>3086</text:p>
          </table:table-cell>
        </table:table-row>
        <table:table-row table:style-name="ro1">
          <table:table-cell office:value-type="float" office:value="705800" calcext:value-type="float">
            <text:p>705800</text:p>
          </table:table-cell>
          <table:table-cell table:formula="of:=IF(ISNA(VLOOKUP([.A122];DownCountyTracts;1;0));0=1;1=1)" office:value-type="boolean" office:boolean-value="true" calcext:value-type="boolean">
            <text:p>TRUE</text:p>
          </table:table-cell>
          <table:table-cell table:formula="of:=VLOOKUP([.A122];CensusCounts;2;1)" office:value-type="float" office:value="6003" calcext:value-type="float">
            <text:p>6003</text:p>
          </table:table-cell>
        </table:table-row>
        <table:table-row table:style-name="ro1">
          <table:table-cell office:value-type="float" office:value="705300" calcext:value-type="float">
            <text:p>705300</text:p>
          </table:table-cell>
          <table:table-cell table:formula="of:=IF(ISNA(VLOOKUP([.A123];DownCountyTracts;1;0));0=1;1=1)" office:value-type="boolean" office:boolean-value="true" calcext:value-type="boolean">
            <text:p>TRUE</text:p>
          </table:table-cell>
          <table:table-cell table:formula="of:=VLOOKUP([.A123];CensusCounts;2;1)"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701704" calcext:value-type="float">
            <text:p>701704</text:p>
          </table:table-cell>
          <table:table-cell table:formula="of:=IF(ISNA(VLOOKUP([.A124];DownCountyTracts;1;0));0=1;1=1)" office:value-type="boolean" office:boolean-value="true" calcext:value-type="boolean">
            <text:p>TRUE</text:p>
          </table:table-cell>
          <table:table-cell table:formula="of:=VLOOKUP([.A124];CensusCounts;2;1)" office:value-type="float" office:value="2810" calcext:value-type="float">
            <text:p>2810</text:p>
          </table:table-cell>
        </table:table-row>
        <table:table-row table:style-name="ro1">
          <table:table-cell office:value-type="float" office:value="702602" calcext:value-type="float">
            <text:p>702602</text:p>
          </table:table-cell>
          <table:table-cell table:formula="of:=IF(ISNA(VLOOKUP([.A125];DownCountyTracts;1;0));0=1;1=1)" office:value-type="boolean" office:boolean-value="true" calcext:value-type="boolean">
            <text:p>TRUE</text:p>
          </table:table-cell>
          <table:table-cell table:formula="of:=VLOOKUP([.A125];CensusCounts;2;1)" office:value-type="float" office:value="4482" calcext:value-type="float">
            <text:p>4482</text:p>
          </table:table-cell>
        </table:table-row>
        <table:table-row table:style-name="ro1">
          <table:table-cell office:value-type="float" office:value="702800" calcext:value-type="float">
            <text:p>702800</text:p>
          </table:table-cell>
          <table:table-cell table:formula="of:=IF(ISNA(VLOOKUP([.A126];DownCountyTracts;1;0));0=1;1=1)" office:value-type="boolean" office:boolean-value="true" calcext:value-type="boolean">
            <text:p>TRUE</text:p>
          </table:table-cell>
          <table:table-cell table:formula="of:=VLOOKUP([.A126];CensusCounts;2;1)" office:value-type="float" office:value="4620" calcext:value-type="float">
            <text:p>4620</text:p>
          </table:table-cell>
        </table:table-row>
        <table:table-row table:style-name="ro1">
          <table:table-cell office:value-type="float" office:value="705701" calcext:value-type="float">
            <text:p>705701</text:p>
          </table:table-cell>
          <table:table-cell table:formula="of:=IF(ISNA(VLOOKUP([.A127];DownCountyTracts;1;0));0=1;1=1)" office:value-type="boolean" office:boolean-value="true" calcext:value-type="boolean">
            <text:p>TRUE</text:p>
          </table:table-cell>
          <table:table-cell table:formula="of:=VLOOKUP([.A127];CensusCounts;2;1)" office:value-type="float" office:value="4614" calcext:value-type="float">
            <text:p>4614</text:p>
          </table:table-cell>
        </table:table-row>
        <table:table-row table:style-name="ro1">
          <table:table-cell office:value-type="float" office:value="704502" calcext:value-type="float">
            <text:p>704502</text:p>
          </table:table-cell>
          <table:table-cell table:formula="of:=IF(ISNA(VLOOKUP([.A128];DownCountyTracts;1;0));0=1;1=1)" office:value-type="boolean" office:boolean-value="true" calcext:value-type="boolean">
            <text:p>TRUE</text:p>
          </table:table-cell>
          <table:table-cell table:formula="of:=VLOOKUP([.A128];CensusCounts;2;1)" office:value-type="float" office:value="2677" calcext:value-type="float">
            <text:p>2677</text:p>
          </table:table-cell>
        </table:table-row>
        <table:table-row table:style-name="ro1">
          <table:table-cell office:value-type="float" office:value="701703" calcext:value-type="float">
            <text:p>701703</text:p>
          </table:table-cell>
          <table:table-cell table:formula="of:=IF(ISNA(VLOOKUP([.A129];DownCountyTracts;1;0));0=1;1=1)" office:value-type="boolean" office:boolean-value="true" calcext:value-type="boolean">
            <text:p>TRUE</text:p>
          </table:table-cell>
          <table:table-cell table:formula="of:=VLOOKUP([.A129];CensusCounts;2;1)"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705400" calcext:value-type="float">
            <text:p>705400</text:p>
          </table:table-cell>
          <table:table-cell table:formula="of:=IF(ISNA(VLOOKUP([.A130];DownCountyTracts;1;0));0=1;1=1)" office:value-type="boolean" office:boolean-value="true" calcext:value-type="boolean">
            <text:p>TRUE</text:p>
          </table:table-cell>
          <table:table-cell table:formula="of:=VLOOKUP([.A130];CensusCounts;2;1)" office:value-type="float" office:value="2824" calcext:value-type="float">
            <text:p>2824</text:p>
          </table:table-cell>
        </table:table-row>
        <table:table-row table:style-name="ro1">
          <table:table-cell office:value-type="float" office:value="701202" calcext:value-type="float">
            <text:p>701202</text:p>
          </table:table-cell>
          <table:table-cell table:formula="of:=IF(ISNA(VLOOKUP([.A131];DownCountyTracts;1;0));0=1;1=1)" office:value-type="boolean" office:boolean-value="true" calcext:value-type="boolean">
            <text:p>TRUE</text:p>
          </table:table-cell>
          <table:table-cell table:formula="of:=VLOOKUP([.A131];CensusCounts;2;1)"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701900" calcext:value-type="float">
            <text:p>701900</text:p>
          </table:table-cell>
          <table:table-cell table:formula="of:=IF(ISNA(VLOOKUP([.A132];DownCountyTracts;1;0));0=1;1=1)" office:value-type="boolean" office:boolean-value="true" calcext:value-type="boolean">
            <text:p>TRUE</text:p>
          </table:table-cell>
          <table:table-cell table:formula="of:=VLOOKUP([.A132];CensusCounts;2;1)" office:value-type="float" office:value="3053" calcext:value-type="float">
            <text:p>3053</text:p>
          </table:table-cell>
        </table:table-row>
        <table:table-row table:style-name="ro1">
          <table:table-cell office:value-type="float" office:value="703902" calcext:value-type="float">
            <text:p>703902</text:p>
          </table:table-cell>
          <table:table-cell table:formula="of:=IF(ISNA(VLOOKUP([.A133];DownCountyTracts;1;0));0=1;1=1)" office:value-type="boolean" office:boolean-value="true" calcext:value-type="boolean">
            <text:p>TRUE</text:p>
          </table:table-cell>
          <table:table-cell table:formula="of:=VLOOKUP([.A133];CensusCounts;2;1)" office:value-type="float" office:value="7185" calcext:value-type="float">
            <text:p>7185</text:p>
          </table:table-cell>
        </table:table-row>
        <table:table-row table:style-name="ro1">
          <table:table-cell office:value-type="float" office:value="701701" calcext:value-type="float">
            <text:p>701701</text:p>
          </table:table-cell>
          <table:table-cell table:formula="of:=IF(ISNA(VLOOKUP([.A134];DownCountyTracts;1;0));0=1;1=1)" office:value-type="boolean" office:boolean-value="true" calcext:value-type="boolean">
            <text:p>TRUE</text:p>
          </table:table-cell>
          <table:table-cell table:formula="of:=VLOOKUP([.A134];CensusCounts;2;1)"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701213" calcext:value-type="float">
            <text:p>701213</text:p>
          </table:table-cell>
          <table:table-cell table:formula="of:=IF(ISNA(VLOOKUP([.A135];DownCountyTracts;1;0));0=1;1=1)" office:value-type="boolean" office:boolean-value="true" calcext:value-type="boolean">
            <text:p>TRUE</text:p>
          </table:table-cell>
          <table:table-cell table:formula="of:=VLOOKUP([.A135];CensusCounts;2;1)" office:value-type="float" office:value="5458" calcext:value-type="float">
            <text:p>5458</text:p>
          </table:table-cell>
        </table:table-row>
        <table:table-row table:style-name="ro1">
          <table:table-cell office:value-type="float" office:value="702301" calcext:value-type="float">
            <text:p>702301</text:p>
          </table:table-cell>
          <table:table-cell table:formula="of:=IF(ISNA(VLOOKUP([.A136];DownCountyTracts;1;0));0=1;1=1)" office:value-type="boolean" office:boolean-value="true" calcext:value-type="boolean">
            <text:p>TRUE</text:p>
          </table:table-cell>
          <table:table-cell table:formula="of:=VLOOKUP([.A136];CensusCounts;2;1)"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704000" calcext:value-type="float">
            <text:p>704000</text:p>
          </table:table-cell>
          <table:table-cell table:formula="of:=IF(ISNA(VLOOKUP([.A137];DownCountyTracts;1;0));0=1;1=1)" office:value-type="boolean" office:boolean-value="true" calcext:value-type="boolean">
            <text:p>TRUE</text:p>
          </table:table-cell>
          <table:table-cell table:formula="of:=VLOOKUP([.A137];CensusCounts;2;1)" office:value-type="float" office:value="6799" calcext:value-type="float">
            <text:p>6799</text:p>
          </table:table-cell>
        </table:table-row>
        <table:table-row table:style-name="ro1">
          <table:table-cell office:value-type="float" office:value="701506" calcext:value-type="float">
            <text:p>701506</text:p>
          </table:table-cell>
          <table:table-cell table:formula="of:=IF(ISNA(VLOOKUP([.A138];DownCountyTracts;1;0));0=1;1=1)" office:value-type="boolean" office:boolean-value="true" calcext:value-type="boolean">
            <text:p>TRUE</text:p>
          </table:table-cell>
          <table:table-cell table:formula="of:=VLOOKUP([.A138];CensusCounts;2;1)" office:value-type="float" office:value="4986" calcext:value-type="float">
            <text:p>4986</text:p>
          </table:table-cell>
        </table:table-row>
        <table:table-row table:style-name="ro1">
          <table:table-cell office:value-type="float" office:value="703208" calcext:value-type="float">
            <text:p>703208</text:p>
          </table:table-cell>
          <table:table-cell table:formula="of:=IF(ISNA(VLOOKUP([.A139];DownCountyTracts;1;0));0=1;1=1)" office:value-type="boolean" office:boolean-value="true" calcext:value-type="boolean">
            <text:p>TRUE</text:p>
          </table:table-cell>
          <table:table-cell table:formula="of:=VLOOKUP([.A139];CensusCounts;2;1)" office:value-type="float" office:value="5301" calcext:value-type="float">
            <text:p>5301</text:p>
          </table:table-cell>
        </table:table-row>
        <table:table-row table:style-name="ro1">
          <table:table-cell office:value-type="float" office:value="701800" calcext:value-type="float">
            <text:p>701800</text:p>
          </table:table-cell>
          <table:table-cell table:formula="of:=IF(ISNA(VLOOKUP([.A140];DownCountyTracts;1;0));0=1;1=1)" office:value-type="boolean" office:boolean-value="true" calcext:value-type="boolean">
            <text:p>TRUE</text:p>
          </table:table-cell>
          <table:table-cell table:formula="of:=VLOOKUP([.A140];CensusCounts;2;1)" office:value-type="float" office:value="4947" calcext:value-type="float">
            <text:p>4947</text:p>
          </table:table-cell>
        </table:table-row>
        <table:table-row table:style-name="ro1">
          <table:table-cell office:value-type="float" office:value="702402" calcext:value-type="float">
            <text:p>702402</text:p>
          </table:table-cell>
          <table:table-cell table:formula="of:=IF(ISNA(VLOOKUP([.A141];DownCountyTracts;1;0));0=1;1=1)" office:value-type="boolean" office:boolean-value="true" calcext:value-type="boolean">
            <text:p>TRUE</text:p>
          </table:table-cell>
          <table:table-cell table:formula="of:=VLOOKUP([.A141];CensusCounts;2;1)" office:value-type="float" office:value="4506" calcext:value-type="float">
            <text:p>4506</text:p>
          </table:table-cell>
        </table:table-row>
        <table:table-row table:style-name="ro1">
          <table:table-cell office:value-type="float" office:value="702401" calcext:value-type="float">
            <text:p>702401</text:p>
          </table:table-cell>
          <table:table-cell table:formula="of:=IF(ISNA(VLOOKUP([.A142];DownCountyTracts;1;0));0=1;1=1)" office:value-type="boolean" office:boolean-value="true" calcext:value-type="boolean">
            <text:p>TRUE</text:p>
          </table:table-cell>
          <table:table-cell table:formula="of:=VLOOKUP([.A142];CensusCounts;2;1)"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702601" calcext:value-type="float">
            <text:p>702601</text:p>
          </table:table-cell>
          <table:table-cell table:formula="of:=IF(ISNA(VLOOKUP([.A143];DownCountyTracts;1;0));0=1;1=1)" office:value-type="boolean" office:boolean-value="true" calcext:value-type="boolean">
            <text:p>TRUE</text:p>
          </table:table-cell>
          <table:table-cell table:formula="of:=VLOOKUP([.A143];CensusCounts;2;1)" office:value-type="float" office:value="3931" calcext:value-type="float">
            <text:p>3931</text:p>
          </table:table-cell>
        </table:table-row>
        <table:table-row table:style-name="ro1">
          <table:table-cell office:value-type="float" office:value="702200" calcext:value-type="float">
            <text:p>702200</text:p>
          </table:table-cell>
          <table:table-cell table:formula="of:=IF(ISNA(VLOOKUP([.A144];DownCountyTracts;1;0));0=1;1=1)" office:value-type="boolean" office:boolean-value="true" calcext:value-type="boolean">
            <text:p>TRUE</text:p>
          </table:table-cell>
          <table:table-cell table:formula="of:=VLOOKUP([.A144];CensusCounts;2;1)" office:value-type="float" office:value="4338" calcext:value-type="float">
            <text:p>4338</text:p>
          </table:table-cell>
        </table:table-row>
        <table:table-row table:style-name="ro1">
          <table:table-cell office:value-type="float" office:value="702101" calcext:value-type="float">
            <text:p>702101</text:p>
          </table:table-cell>
          <table:table-cell table:formula="of:=IF(ISNA(VLOOKUP([.A145];DownCountyTracts;1;0));0=1;1=1)" office:value-type="boolean" office:boolean-value="true" calcext:value-type="boolean">
            <text:p>TRUE</text:p>
          </table:table-cell>
          <table:table-cell table:formula="of:=VLOOKUP([.A145];CensusCounts;2;1)" office:value-type="float" office:value="5720" calcext:value-type="float">
            <text:p>5720</text:p>
          </table:table-cell>
        </table:table-row>
        <table:table-row table:style-name="ro1">
          <table:table-cell office:value-type="float" office:value="703000" calcext:value-type="float">
            <text:p>703000</text:p>
          </table:table-cell>
          <table:table-cell table:formula="of:=IF(ISNA(VLOOKUP([.A146];DownCountyTracts;1;0));0=1;1=1)" office:value-type="boolean" office:boolean-value="true" calcext:value-type="boolean">
            <text:p>TRUE</text:p>
          </table:table-cell>
          <table:table-cell table:formula="of:=VLOOKUP([.A146];CensusCounts;2;1)"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705702" calcext:value-type="float">
            <text:p>705702</text:p>
          </table:table-cell>
          <table:table-cell table:formula="of:=IF(ISNA(VLOOKUP([.A147];DownCountyTracts;1;0));0=1;1=1)" office:value-type="boolean" office:boolean-value="true" calcext:value-type="boolean">
            <text:p>TRUE</text:p>
          </table:table-cell>
          <table:table-cell table:formula="of:=VLOOKUP([.A147];CensusCounts;2;1)" office:value-type="float" office:value="4457" calcext:value-type="float">
            <text:p>4457</text:p>
          </table:table-cell>
        </table:table-row>
        <table:table-row table:style-name="ro1">
          <table:table-cell office:value-type="float" office:value="702700" calcext:value-type="float">
            <text:p>702700</text:p>
          </table:table-cell>
          <table:table-cell table:formula="of:=IF(ISNA(VLOOKUP([.A148];DownCountyTracts;1;0));0=1;1=1)" office:value-type="boolean" office:boolean-value="true" calcext:value-type="boolean">
            <text:p>TRUE</text:p>
          </table:table-cell>
          <table:table-cell table:formula="of:=VLOOKUP([.A148];CensusCounts;2;1)" office:value-type="float" office:value="6848" calcext:value-type="float">
            <text:p>6848</text:p>
          </table:table-cell>
        </table:table-row>
        <table:table-row table:style-name="ro1">
          <table:table-cell office:value-type="float" office:value="705602" calcext:value-type="float">
            <text:p>705602</text:p>
          </table:table-cell>
          <table:table-cell table:formula="of:=IF(ISNA(VLOOKUP([.A149];DownCountyTracts;1;0));0=1;1=1)" office:value-type="boolean" office:boolean-value="true" calcext:value-type="boolean">
            <text:p>TRUE</text:p>
          </table:table-cell>
          <table:table-cell table:formula="of:=VLOOKUP([.A149];CensusCounts;2;1)"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705902" calcext:value-type="float">
            <text:p>705902</text:p>
          </table:table-cell>
          <table:table-cell table:formula="of:=IF(ISNA(VLOOKUP([.A150];DownCountyTracts;1;0));0=1;1=1)" office:value-type="boolean" office:boolean-value="true" calcext:value-type="boolean">
            <text:p>TRUE</text:p>
          </table:table-cell>
          <table:table-cell table:formula="of:=VLOOKUP([.A150];CensusCounts;2;1)" office:value-type="float" office:value="4164" calcext:value-type="float">
            <text:p>4164</text:p>
          </table:table-cell>
        </table:table-row>
        <table:table-row table:style-name="ro1">
          <table:table-cell office:value-type="float" office:value="705601" calcext:value-type="float">
            <text:p>705601</text:p>
          </table:table-cell>
          <table:table-cell table:formula="of:=IF(ISNA(VLOOKUP([.A151];DownCountyTracts;1;0));0=1;1=1)" office:value-type="boolean" office:boolean-value="true" calcext:value-type="boolean">
            <text:p>TRUE</text:p>
          </table:table-cell>
          <table:table-cell table:formula="of:=VLOOKUP([.A151];CensusCounts;2;1)" office:value-type="float" office:value="2835" calcext:value-type="float">
            <text:p>2835</text:p>
          </table:table-cell>
        </table:table-row>
        <table:table-row table:style-name="ro1">
          <table:table-cell office:value-type="float" office:value="701702" calcext:value-type="float">
            <text:p>701702</text:p>
          </table:table-cell>
          <table:table-cell table:formula="of:=IF(ISNA(VLOOKUP([.A152];DownCountyTracts;1;0));0=1;1=1)" office:value-type="boolean" office:boolean-value="true" calcext:value-type="boolean">
            <text:p>TRUE</text:p>
          </table:table-cell>
          <table:table-cell table:formula="of:=VLOOKUP([.A152];CensusCounts;2;1)" office:value-type="float" office:value="2417" calcext:value-type="float">
            <text:p>2417</text:p>
          </table:table-cell>
        </table:table-row>
        <table:table-row table:style-name="ro1">
          <table:table-cell office:value-type="float" office:value="703404" calcext:value-type="float">
            <text:p>703404</text:p>
          </table:table-cell>
          <table:table-cell table:formula="of:=IF(ISNA(VLOOKUP([.A153];DownCountyTracts;1;0));0=1;1=1)" office:value-type="boolean" office:boolean-value="true" calcext:value-type="boolean">
            <text:p>TRUE</text:p>
          </table:table-cell>
          <table:table-cell table:formula="of:=VLOOKUP([.A153];CensusCounts;2;1)"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701215" calcext:value-type="float">
            <text:p>701215</text:p>
          </table:table-cell>
          <table:table-cell table:formula="of:=IF(ISNA(VLOOKUP([.A154];DownCountyTracts;1;0));0=1;1=1)" office:value-type="boolean" office:boolean-value="true" calcext:value-type="boolean">
            <text:p>TRUE</text:p>
          </table:table-cell>
          <table:table-cell table:formula="of:=VLOOKUP([.A154];CensusCounts;2;1)" office:value-type="float" office:value="4393" calcext:value-type="float">
            <text:p>4393</text:p>
          </table:table-cell>
        </table:table-row>
        <table:table-row table:style-name="ro1">
          <table:table-cell office:value-type="float" office:value="701414" calcext:value-type="float">
            <text:p>701414</text:p>
          </table:table-cell>
          <table:table-cell table:formula="of:=IF(ISNA(VLOOKUP([.A155];DownCountyTracts;1;0));0=1;1=1)" office:value-type="boolean" office:boolean-value="false" calcext:value-type="boolean">
            <text:p>FALSE</text:p>
          </table:table-cell>
          <table:table-cell table:formula="of:=VLOOKUP([.A155];CensusCounts;2;1)" office:value-type="float" office:value="7465" calcext:value-type="float">
            <text:p>7465</text:p>
          </table:table-cell>
        </table:table-row>
        <table:table-row table:style-name="ro1">
          <table:table-cell office:value-type="float" office:value="700608" calcext:value-type="float">
            <text:p>700608</text:p>
          </table:table-cell>
          <table:table-cell table:formula="of:=IF(ISNA(VLOOKUP([.A156];DownCountyTracts;1;0));0=1;1=1)" office:value-type="boolean" office:boolean-value="false" calcext:value-type="boolean">
            <text:p>FALSE</text:p>
          </table:table-cell>
          <table:table-cell table:formula="of:=VLOOKUP([.A156];CensusCounts;2;1)"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703207" calcext:value-type="float">
            <text:p>703207</text:p>
          </table:table-cell>
          <table:table-cell table:formula="of:=IF(ISNA(VLOOKUP([.A157];DownCountyTracts;1;0));0=1;1=1)" office:value-type="boolean" office:boolean-value="true" calcext:value-type="boolean">
            <text:p>TRUE</text:p>
          </table:table-cell>
          <table:table-cell table:formula="of:=VLOOKUP([.A157];CensusCounts;2;1)" office:value-type="float" office:value="5646" calcext:value-type="float">
            <text:p>5646</text:p>
          </table:table-cell>
        </table:table-row>
        <table:table-row table:style-name="ro1">
          <table:table-cell office:value-type="float" office:value="700604" calcext:value-type="float">
            <text:p>700604</text:p>
          </table:table-cell>
          <table:table-cell table:formula="of:=IF(ISNA(VLOOKUP([.A158];DownCountyTracts;1;0));0=1;1=1)" office:value-type="boolean" office:boolean-value="false" calcext:value-type="boolean">
            <text:p>FALSE</text:p>
          </table:table-cell>
          <table:table-cell table:formula="of:=VLOOKUP([.A158];CensusCounts;2;1)" office:value-type="float" office:value="6802" calcext:value-type="float">
            <text:p>6802</text:p>
          </table:table-cell>
        </table:table-row>
        <table:table-row table:style-name="ro1">
          <table:table-cell office:value-type="float" office:value="701205" calcext:value-type="float">
            <text:p>701205</text:p>
          </table:table-cell>
          <table:table-cell table:formula="of:=IF(ISNA(VLOOKUP([.A159];DownCountyTracts;1;0));0=1;1=1)" office:value-type="boolean" office:boolean-value="true" calcext:value-type="boolean">
            <text:p>TRUE</text:p>
          </table:table-cell>
          <table:table-cell table:formula="of:=VLOOKUP([.A159];CensusCounts;2;1)" office:value-type="float" office:value="6370" calcext:value-type="float">
            <text:p>6370</text:p>
          </table:table-cell>
        </table:table-row>
        <table:table-row table:style-name="ro1">
          <table:table-cell office:value-type="float" office:value="706007" calcext:value-type="float">
            <text:p>706007</text:p>
          </table:table-cell>
          <table:table-cell table:formula="of:=IF(ISNA(VLOOKUP([.A160];DownCountyTracts;1;0));0=1;1=1)" office:value-type="boolean" office:boolean-value="false" calcext:value-type="boolean">
            <text:p>FALSE</text:p>
          </table:table-cell>
          <table:table-cell table:formula="of:=VLOOKUP([.A160];CensusCounts;2;1)" office:value-type="float" office:value="7166" calcext:value-type="float">
            <text:p>7166</text:p>
          </table:table-cell>
        </table:table-row>
        <table:table-row table:style-name="ro1">
          <table:table-cell office:value-type="float" office:value="706005" calcext:value-type="float">
            <text:p>706005</text:p>
          </table:table-cell>
          <table:table-cell table:formula="of:=IF(ISNA(VLOOKUP([.A161];DownCountyTracts;1;0));0=1;1=1)" office:value-type="boolean" office:boolean-value="true" calcext:value-type="boolean">
            <text:p>TRUE</text:p>
          </table:table-cell>
          <table:table-cell table:formula="of:=VLOOKUP([.A161];CensusCounts;2;1)" office:value-type="float" office:value="4579" calcext:value-type="float">
            <text:p>4579</text:p>
          </table:table-cell>
        </table:table-row>
        <table:table-row table:style-name="ro1">
          <table:table-cell office:value-type="float" office:value="700905" calcext:value-type="float">
            <text:p>700905</text:p>
          </table:table-cell>
          <table:table-cell table:formula="of:=IF(ISNA(VLOOKUP([.A162];DownCountyTracts;1;0));0=1;1=1)" office:value-type="boolean" office:boolean-value="true" calcext:value-type="boolean">
            <text:p>TRUE</text:p>
          </table:table-cell>
          <table:table-cell table:formula="of:=VLOOKUP([.A162];CensusCounts;2;1)" office:value-type="float" office:value="3922" calcext:value-type="float">
            <text:p>3922</text:p>
          </table:table-cell>
        </table:table-row>
        <table:table-row table:style-name="ro1">
          <table:table-cell office:value-type="float" office:value="703502" calcext:value-type="float">
            <text:p>703502</text:p>
          </table:table-cell>
          <table:table-cell table:formula="of:=IF(ISNA(VLOOKUP([.A163];DownCountyTracts;1;0));0=1;1=1)" office:value-type="boolean" office:boolean-value="true" calcext:value-type="boolean">
            <text:p>TRUE</text:p>
          </table:table-cell>
          <table:table-cell table:formula="of:=VLOOKUP([.A163];CensusCounts;2;1)" office:value-type="float" office:value="2929" calcext:value-type="float">
            <text:p>2929</text:p>
          </table:table-cell>
        </table:table-row>
        <table:table-row table:style-name="ro1">
          <table:table-cell office:value-type="float" office:value="704300" calcext:value-type="float">
            <text:p>704300</text:p>
          </table:table-cell>
          <table:table-cell table:formula="of:=IF(ISNA(VLOOKUP([.A164];DownCountyTracts;1;0));0=1;1=1)" office:value-type="boolean" office:boolean-value="true" calcext:value-type="boolean">
            <text:p>TRUE</text:p>
          </table:table-cell>
          <table:table-cell table:formula="of:=VLOOKUP([.A164];CensusCounts;2;1)" office:value-type="float" office:value="3835" calcext:value-type="float">
            <text:p>3835</text:p>
          </table:table-cell>
        </table:table-row>
        <table:table-row table:style-name="ro1">
          <table:table-cell office:value-type="float" office:value="701206" calcext:value-type="float">
            <text:p>701206</text:p>
          </table:table-cell>
          <table:table-cell table:formula="of:=IF(ISNA(VLOOKUP([.A165];DownCountyTracts;1;0));0=1;1=1)" office:value-type="boolean" office:boolean-value="true" calcext:value-type="boolean">
            <text:p>TRUE</text:p>
          </table:table-cell>
          <table:table-cell table:formula="of:=VLOOKUP([.A165];CensusCounts;2;1)" office:value-type="float" office:value="6366" calcext:value-type="float">
            <text:p>6366</text:p>
          </table:table-cell>
        </table:table-row>
        <table:table-row table:style-name="ro1">
          <table:table-cell office:value-type="float" office:value="706009" calcext:value-type="float">
            <text:p>706009</text:p>
          </table:table-cell>
          <table:table-cell table:formula="of:=IF(ISNA(VLOOKUP([.A166];DownCountyTracts;1;0));0=1;1=1)" office:value-type="boolean" office:boolean-value="true" calcext:value-type="boolean">
            <text:p>TRUE</text:p>
          </table:table-cell>
          <table:table-cell table:formula="of:=VLOOKUP([.A166];CensusCounts;2;1)" office:value-type="float" office:value="5602" calcext:value-type="float">
            <text:p>5602</text:p>
          </table:table-cell>
        </table:table-row>
        <table:table-row table:style-name="ro1">
          <table:table-cell office:value-type="float" office:value="706008" calcext:value-type="float">
            <text:p>706008</text:p>
          </table:table-cell>
          <table:table-cell table:formula="of:=IF(ISNA(VLOOKUP([.A167];DownCountyTracts;1;0));0=1;1=1)" office:value-type="boolean" office:boolean-value="true" calcext:value-type="boolean">
            <text:p>TRUE</text:p>
          </table:table-cell>
          <table:table-cell table:formula="of:=VLOOKUP([.A167];CensusCounts;2;1)" office:value-type="float" office:value="5330" calcext:value-type="float">
            <text:p>5330</text:p>
          </table:table-cell>
        </table:table-row>
        <table:table-row table:style-name="ro1">
          <table:table-cell office:value-type="float" office:value="701214" calcext:value-type="float">
            <text:p>701214</text:p>
          </table:table-cell>
          <table:table-cell table:formula="of:=IF(ISNA(VLOOKUP([.A168];DownCountyTracts;1;0));0=1;1=1)" office:value-type="boolean" office:boolean-value="true" calcext:value-type="boolean">
            <text:p>TRUE</text:p>
          </table:table-cell>
          <table:table-cell table:formula="of:=VLOOKUP([.A168];CensusCounts;2;1)"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704700" calcext:value-type="float">
            <text:p>704700</text:p>
          </table:table-cell>
          <table:table-cell table:formula="of:=IF(ISNA(VLOOKUP([.A169];DownCountyTracts;1;0));0=1;1=1)" office:value-type="boolean" office:boolean-value="true" calcext:value-type="boolean">
            <text:p>TRUE</text:p>
          </table:table-cell>
          <table:table-cell table:formula="of:=VLOOKUP([.A169];CensusCounts;2;1)" office:value-type="float" office:value="3858" calcext:value-type="float">
            <text:p>3858</text:p>
          </table:table-cell>
        </table:table-row>
        <table:table-row table:style-name="ro1">
          <table:table-cell office:value-type="float" office:value="704503" calcext:value-type="float">
            <text:p>704503</text:p>
          </table:table-cell>
          <table:table-cell table:formula="of:=IF(ISNA(VLOOKUP([.A170];DownCountyTracts;1;0));0=1;1=1)" office:value-type="boolean" office:boolean-value="true" calcext:value-type="boolean">
            <text:p>TRUE</text:p>
          </table:table-cell>
          <table:table-cell table:formula="of:=VLOOKUP([.A170];CensusCounts;2;1)" office:value-type="float" office:value="3931" calcext:value-type="float">
            <text:p>3931</text:p>
          </table:table-cell>
        </table:table-row>
        <table:table-row table:style-name="ro1">
          <table:table-cell office:value-type="float" office:value="704501" calcext:value-type="float">
            <text:p>704501</text:p>
          </table:table-cell>
          <table:table-cell table:formula="of:=IF(ISNA(VLOOKUP([.A171];DownCountyTracts;1;0));0=1;1=1)" office:value-type="boolean" office:boolean-value="true" calcext:value-type="boolean">
            <text:p>TRUE</text:p>
          </table:table-cell>
          <table:table-cell table:formula="of:=VLOOKUP([.A171];CensusCounts;2;1)"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701219" calcext:value-type="float">
            <text:p>701219</text:p>
          </table:table-cell>
          <table:table-cell table:formula="of:=IF(ISNA(VLOOKUP([.A172];DownCountyTracts;1;0));0=1;1=1)" office:value-type="boolean" office:boolean-value="true" calcext:value-type="boolean">
            <text:p>TRUE</text:p>
          </table:table-cell>
          <table:table-cell table:formula="of:=VLOOKUP([.A172];CensusCounts;2;1)" office:value-type="float" office:value="3121" calcext:value-type="float">
            <text:p>3121</text:p>
          </table:table-cell>
        </table:table-row>
        <table:table-row table:style-name="ro1">
          <table:table-cell office:value-type="float" office:value="701218" calcext:value-type="float">
            <text:p>701218</text:p>
          </table:table-cell>
          <table:table-cell table:formula="of:=IF(ISNA(VLOOKUP([.A173];DownCountyTracts;1;0));0=1;1=1)" office:value-type="boolean" office:boolean-value="true" calcext:value-type="boolean">
            <text:p>TRUE</text:p>
          </table:table-cell>
          <table:table-cell table:formula="of:=VLOOKUP([.A173];CensusCounts;2;1)"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701216" calcext:value-type="float">
            <text:p>701216</text:p>
          </table:table-cell>
          <table:table-cell table:formula="of:=IF(ISNA(VLOOKUP([.A174];DownCountyTracts;1;0));0=1;1=1)" office:value-type="boolean" office:boolean-value="true" calcext:value-type="boolean">
            <text:p>TRUE</text:p>
          </table:table-cell>
          <table:table-cell table:formula="of:=VLOOKUP([.A174];CensusCounts;2;1)" office:value-type="float" office:value="4157" calcext:value-type="float">
            <text:p>4157</text:p>
          </table:table-cell>
        </table:table-row>
        <table:table-row table:style-name="ro1">
          <table:table-cell office:value-type="float" office:value="706011" calcext:value-type="float">
            <text:p>706011</text:p>
          </table:table-cell>
          <table:table-cell table:formula="of:=IF(ISNA(VLOOKUP([.A175];DownCountyTracts;1;0));0=1;1=1)" office:value-type="boolean" office:boolean-value="true" calcext:value-type="boolean">
            <text:p>TRUE</text:p>
          </table:table-cell>
          <table:table-cell table:formula="of:=VLOOKUP([.A175];CensusCounts;2;1)" office:value-type="float" office:value="5290" calcext:value-type="float">
            <text:p>5290</text:p>
          </table:table-cell>
        </table:table-row>
        <table:table-row table:style-name="ro1">
          <table:table-cell office:value-type="float" office:value="706013" calcext:value-type="float">
            <text:p>706013</text:p>
          </table:table-cell>
          <table:table-cell table:formula="of:=IF(ISNA(VLOOKUP([.A176];DownCountyTracts;1;0));0=1;1=1)" office:value-type="boolean" office:boolean-value="true" calcext:value-type="boolean">
            <text:p>TRUE</text:p>
          </table:table-cell>
          <table:table-cell table:formula="of:=VLOOKUP([.A176];CensusCounts;2;1)" office:value-type="float" office:value="2714" calcext:value-type="float">
            <text:p>2714</text:p>
          </table:table-cell>
        </table:table-row>
        <table:table-row table:style-name="ro1">
          <table:table-cell office:value-type="float" office:value="706010" calcext:value-type="float">
            <text:p>706010</text:p>
          </table:table-cell>
          <table:table-cell table:formula="of:=IF(ISNA(VLOOKUP([.A177];DownCountyTracts;1;0));0=1;1=1)" office:value-type="boolean" office:boolean-value="true" calcext:value-type="boolean">
            <text:p>TRUE</text:p>
          </table:table-cell>
          <table:table-cell table:formula="of:=VLOOKUP([.A177];CensusCounts;2;1)" office:value-type="float" office:value="3026" calcext:value-type="float">
            <text:p>3026</text:p>
          </table:table-cell>
        </table:table-row>
        <table:table-row table:style-name="ro1">
          <table:table-cell office:value-type="float" office:value="706012" calcext:value-type="float">
            <text:p>706012</text:p>
          </table:table-cell>
          <table:table-cell table:formula="of:=IF(ISNA(VLOOKUP([.A178];DownCountyTracts;1;0));0=1;1=1)" office:value-type="boolean" office:boolean-value="true" calcext:value-type="boolean">
            <text:p>TRUE</text:p>
          </table:table-cell>
          <table:table-cell table:formula="of:=VLOOKUP([.A178];CensusCounts;2;1)"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702302" calcext:value-type="float">
            <text:p>702302</text:p>
          </table:table-cell>
          <table:table-cell table:formula="of:=IF(ISNA(VLOOKUP([.A179];DownCountyTracts;1;0));0=1;1=1)" office:value-type="boolean" office:boolean-value="true" calcext:value-type="boolean">
            <text:p>TRUE</text:p>
          </table:table-cell>
          <table:table-cell table:formula="of:=VLOOKUP([.A179];CensusCounts;2;1)"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701201" calcext:value-type="float">
            <text:p>701201</text:p>
          </table:table-cell>
          <table:table-cell table:formula="of:=IF(ISNA(VLOOKUP([.A180];DownCountyTracts;1;0));0=1;1=1)" office:value-type="boolean" office:boolean-value="true" calcext:value-type="boolean">
            <text:p>TRUE</text:p>
          </table:table-cell>
          <table:table-cell table:formula="of:=VLOOKUP([.A180];CensusCounts;2;1)" office:value-type="float" office:value="6012" calcext:value-type="float">
            <text:p>6012</text:p>
          </table:table-cell>
        </table:table-row>
        <table:table-row table:style-name="ro1">
          <table:table-cell office:value-type="float" office:value="705100" calcext:value-type="float">
            <text:p>705100</text:p>
          </table:table-cell>
          <table:table-cell table:formula="of:=IF(ISNA(VLOOKUP([.A181];DownCountyTracts;1;0));0=1;1=1)" office:value-type="boolean" office:boolean-value="true" calcext:value-type="boolean">
            <text:p>TRUE</text:p>
          </table:table-cell>
          <table:table-cell table:formula="of:=VLOOKUP([.A181];CensusCounts;2;1)" office:value-type="float" office:value="5090" calcext:value-type="float">
            <text:p>5090</text:p>
          </table:table-cell>
        </table:table-row>
        <table:table-row table:style-name="ro1">
          <table:table-cell office:value-type="float" office:value="705903" calcext:value-type="float">
            <text:p>705903</text:p>
          </table:table-cell>
          <table:table-cell table:formula="of:=IF(ISNA(VLOOKUP([.A182];DownCountyTracts;1;0));0=1;1=1)" office:value-type="boolean" office:boolean-value="true" calcext:value-type="boolean">
            <text:p>TRUE</text:p>
          </table:table-cell>
          <table:table-cell table:formula="of:=VLOOKUP([.A182];CensusCounts;2;1)" office:value-type="float" office:value="4547" calcext:value-type="float">
            <text:p>4547</text:p>
          </table:table-cell>
        </table:table-row>
        <table:table-row table:style-name="ro1">
          <table:table-cell office:value-type="float" office:value="704404" calcext:value-type="float">
            <text:p>704404</text:p>
          </table:table-cell>
          <table:table-cell table:formula="of:=IF(ISNA(VLOOKUP([.A183];DownCountyTracts;1;0));0=1;1=1)" office:value-type="boolean" office:boolean-value="true" calcext:value-type="boolean">
            <text:p>TRUE</text:p>
          </table:table-cell>
          <table:table-cell table:formula="of:=VLOOKUP([.A183];CensusCounts;2;1)" office:value-type="float" office:value="5164" calcext:value-type="float">
            <text:p>5164</text:p>
          </table:table-cell>
        </table:table-row>
        <table:table-row table:style-name="ro1">
          <table:table-cell office:value-type="float" office:value="703100" calcext:value-type="float">
            <text:p>703100</text:p>
          </table:table-cell>
          <table:table-cell table:formula="of:=IF(ISNA(VLOOKUP([.A184];DownCountyTracts;1;0));0=1;1=1)" office:value-type="boolean" office:boolean-value="true" calcext:value-type="boolean">
            <text:p>TRUE</text:p>
          </table:table-cell>
          <table:table-cell table:formula="of:=VLOOKUP([.A184];CensusCounts;2;1)" office:value-type="float" office:value="4372" calcext:value-type="float">
            <text:p>4372</text:p>
          </table:table-cell>
        </table:table-row>
        <table:table-row table:style-name="ro1">
          <table:table-cell office:value-type="float" office:value="702900" calcext:value-type="float">
            <text:p>702900</text:p>
          </table:table-cell>
          <table:table-cell table:formula="of:=IF(ISNA(VLOOKUP([.A185];DownCountyTracts;1;0));0=1;1=1)" office:value-type="boolean" office:boolean-value="true" calcext:value-type="boolean">
            <text:p>TRUE</text:p>
          </table:table-cell>
          <table:table-cell table:formula="of:=VLOOKUP([.A185];CensusCounts;2;1)" office:value-type="float" office:value="5192" calcext:value-type="float">
            <text:p>5192</text:p>
          </table:table-cell>
        </table:table-row>
        <table:table-row table:style-name="ro1">
          <table:table-cell office:value-type="float" office:value="705200" calcext:value-type="float">
            <text:p>705200</text:p>
          </table:table-cell>
          <table:table-cell table:formula="of:=IF(ISNA(VLOOKUP([.A186];DownCountyTracts;1;0));0=1;1=1)" office:value-type="boolean" office:boolean-value="true" calcext:value-type="boolean">
            <text:p>TRUE</text:p>
          </table:table-cell>
          <table:table-cell table:formula="of:=VLOOKUP([.A186];CensusCounts;2;1)"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703601" calcext:value-type="float">
            <text:p>703601</text:p>
          </table:table-cell>
          <table:table-cell table:formula="of:=IF(ISNA(VLOOKUP([.A187];DownCountyTracts;1;0));0=1;1=1)" office:value-type="boolean" office:boolean-value="true" calcext:value-type="boolean">
            <text:p>TRUE</text:p>
          </table:table-cell>
          <table:table-cell table:formula="of:=VLOOKUP([.A187];CensusCounts;2;1)" office:value-type="float" office:value="4640" calcext:value-type="float">
            <text:p>4640</text:p>
          </table:table-cell>
        </table:table-row>
        <table:table-row table:style-name="ro1">
          <table:table-cell office:value-type="float" office:value="702000" calcext:value-type="float">
            <text:p>702000</text:p>
          </table:table-cell>
          <table:table-cell table:formula="of:=IF(ISNA(VLOOKUP([.A188];DownCountyTracts;1;0));0=1;1=1)" office:value-type="boolean" office:boolean-value="true" calcext:value-type="boolean">
            <text:p>TRUE</text:p>
          </table:table-cell>
          <table:table-cell table:formula="of:=VLOOKUP([.A188];CensusCounts;2;1)"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701421" calcext:value-type="float">
            <text:p>701421</text:p>
          </table:table-cell>
          <table:table-cell table:formula="of:=IF(ISNA(VLOOKUP([.A189];DownCountyTracts;1;0));0=1;1=1)" office:value-type="boolean" office:boolean-value="true" calcext:value-type="boolean">
            <text:p>TRUE</text:p>
          </table:table-cell>
          <table:table-cell table:formula="of:=VLOOKUP([.A189];CensusCounts;2;1)"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701509" calcext:value-type="float">
            <text:p>701509</text:p>
          </table:table-cell>
          <table:table-cell table:formula="of:=IF(ISNA(VLOOKUP([.A190];DownCountyTracts;1;0));0=1;1=1)" office:value-type="boolean" office:boolean-value="true" calcext:value-type="boolean">
            <text:p>TRUE</text:p>
          </table:table-cell>
          <table:table-cell table:formula="of:=VLOOKUP([.A190];CensusCounts;2;1)" office:value-type="float" office:value="6269" calcext:value-type="float">
            <text:p>6269</text:p>
          </table:table-cell>
        </table:table-row>
        <table:table-row table:style-name="ro1">
          <table:table-cell office:value-type="float" office:value="701508" calcext:value-type="float">
            <text:p>701508</text:p>
          </table:table-cell>
          <table:table-cell table:formula="of:=IF(ISNA(VLOOKUP([.A191];DownCountyTracts;1;0));0=1;1=1)" office:value-type="boolean" office:boolean-value="true" calcext:value-type="boolean">
            <text:p>TRUE</text:p>
          </table:table-cell>
          <table:table-cell table:formula="of:=VLOOKUP([.A191];CensusCounts;2;1)" office:value-type="float" office:value="3687" calcext:value-type="float">
            <text:p>3687</text:p>
          </table:table-cell>
        </table:table-row>
        <table:table-row table:style-name="ro1">
          <table:table-cell office:value-type="float" office:value="701420" calcext:value-type="float">
            <text:p>701420</text:p>
          </table:table-cell>
          <table:table-cell table:formula="of:=IF(ISNA(VLOOKUP([.A192];DownCountyTracts;1;0));0=1;1=1)" office:value-type="boolean" office:boolean-value="true" calcext:value-type="boolean">
            <text:p>TRUE</text:p>
          </table:table-cell>
          <table:table-cell table:formula="of:=VLOOKUP([.A192];CensusCounts;2;1)" office:value-type="float" office:value="6907" calcext:value-type="float">
            <text:p>6907</text:p>
          </table:table-cell>
        </table:table-row>
        <table:table-row table:style-name="ro1">
          <table:table-cell office:value-type="float" office:value="701602" calcext:value-type="float">
            <text:p>701602</text:p>
          </table:table-cell>
          <table:table-cell table:formula="of:=IF(ISNA(VLOOKUP([.A193];DownCountyTracts;1;0));0=1;1=1)" office:value-type="boolean" office:boolean-value="true" calcext:value-type="boolean">
            <text:p>TRUE</text:p>
          </table:table-cell>
          <table:table-cell table:formula="of:=VLOOKUP([.A193];CensusCounts;2;1)" office:value-type="float" office:value="6162" calcext:value-type="float">
            <text:p>6162</text:p>
          </table:table-cell>
        </table:table-row>
        <table:table-row table:style-name="ro1">
          <table:table-cell office:value-type="float" office:value="701601" calcext:value-type="float">
            <text:p>701601</text:p>
          </table:table-cell>
          <table:table-cell table:formula="of:=IF(ISNA(VLOOKUP([.A194];DownCountyTracts;1;0));0=1;1=1)" office:value-type="boolean" office:boolean-value="true" calcext:value-type="boolean">
            <text:p>TRUE</text:p>
          </table:table-cell>
          <table:table-cell table:formula="of:=VLOOKUP([.A194];CensusCounts;2;1)"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703401" calcext:value-type="float">
            <text:p>703401</text:p>
          </table:table-cell>
          <table:table-cell table:formula="of:=IF(ISNA(VLOOKUP([.A195];DownCountyTracts;1;0));0=1;1=1)" office:value-type="boolean" office:boolean-value="true" calcext:value-type="boolean">
            <text:p>TRUE</text:p>
          </table:table-cell>
          <table:table-cell table:formula="of:=VLOOKUP([.A195];CensusCounts;2;1)" office:value-type="float" office:value="5569" calcext:value-type="float">
            <text:p>5569</text:p>
          </table:table-cell>
        </table:table-row>
        <table:table-row table:style-name="ro1">
          <table:table-cell office:value-type="float" office:value="703501" calcext:value-type="float">
            <text:p>703501</text:p>
          </table:table-cell>
          <table:table-cell table:formula="of:=IF(ISNA(VLOOKUP([.A196];DownCountyTracts;1;0));0=1;1=1)" office:value-type="boolean" office:boolean-value="true" calcext:value-type="boolean">
            <text:p>TRUE</text:p>
          </table:table-cell>
          <table:table-cell table:formula="of:=VLOOKUP([.A196];CensusCounts;2;1)" office:value-type="float" office:value="6640" calcext:value-type="float">
            <text:p>6640</text:p>
          </table:table-cell>
        </table:table-row>
        <table:table-row table:style-name="ro1">
          <table:table-cell office:value-type="float" office:value="705000" calcext:value-type="float">
            <text:p>705000</text:p>
          </table:table-cell>
          <table:table-cell table:formula="of:=IF(ISNA(VLOOKUP([.A197];DownCountyTracts;1;0));0=1;1=1)" office:value-type="boolean" office:boolean-value="true" calcext:value-type="boolean">
            <text:p>TRUE</text:p>
          </table:table-cell>
          <table:table-cell table:formula="of:=VLOOKUP([.A197];CensusCounts;2;1)" office:value-type="float" office:value="4465" calcext:value-type="float">
            <text:p>4465</text:p>
          </table:table-cell>
        </table:table-row>
        <table:table-row table:style-name="ro1">
          <table:table-cell office:value-type="float" office:value="701503" calcext:value-type="float">
            <text:p>701503</text:p>
          </table:table-cell>
          <table:table-cell table:formula="of:=IF(ISNA(VLOOKUP([.A198];DownCountyTracts;1;0));0=1;1=1)" office:value-type="boolean" office:boolean-value="true" calcext:value-type="boolean">
            <text:p>TRUE</text:p>
          </table:table-cell>
          <table:table-cell table:formula="of:=VLOOKUP([.A198];CensusCounts;2;1)" office:value-type="float" office:value="6949" calcext:value-type="float">
            <text:p>6949</text:p>
          </table:table-cell>
        </table:table-row>
        <table:table-row table:style-name="ro1">
          <table:table-cell office:value-type="float" office:value="702500" calcext:value-type="float">
            <text:p>702500</text:p>
          </table:table-cell>
          <table:table-cell table:formula="of:=IF(ISNA(VLOOKUP([.A199];DownCountyTracts;1;0));0=1;1=1)" office:value-type="boolean" office:boolean-value="true" calcext:value-type="boolean">
            <text:p>TRUE</text:p>
          </table:table-cell>
          <table:table-cell table:formula="of:=VLOOKUP([.A199];CensusCounts;2;1)" office:value-type="float" office:value="4987" calcext:value-type="float">
            <text:p>4987</text:p>
          </table:table-cell>
        </table:table-row>
        <table:table-row table:style-name="ro1">
          <table:table-cell office:value-type="float" office:value="704200" calcext:value-type="float">
            <text:p>704200</text:p>
          </table:table-cell>
          <table:table-cell table:formula="of:=IF(ISNA(VLOOKUP([.A200];DownCountyTracts;1;0));0=1;1=1)" office:value-type="boolean" office:boolean-value="true" calcext:value-type="boolean">
            <text:p>TRUE</text:p>
          </table:table-cell>
          <table:table-cell table:formula="of:=VLOOKUP([.A200];CensusCounts;2;1)" office:value-type="float" office:value="2213" calcext:value-type="float">
            <text:p>2213</text:p>
          </table:table-cell>
        </table:table-row>
        <table:table-row table:style-name="ro1">
          <table:table-cell office:value-type="float" office:value="703701" calcext:value-type="float">
            <text:p>703701</text:p>
          </table:table-cell>
          <table:table-cell table:formula="of:=IF(ISNA(VLOOKUP([.A201];DownCountyTracts;1;0));0=1;1=1)" office:value-type="boolean" office:boolean-value="true" calcext:value-type="boolean">
            <text:p>TRUE</text:p>
          </table:table-cell>
          <table:table-cell table:formula="of:=VLOOKUP([.A201];CensusCounts;2;1)" office:value-type="float" office:value="4175" calcext:value-type="float">
            <text:p>4175</text:p>
          </table:table-cell>
        </table:table-row>
        <table:table-row table:style-name="ro1">
          <table:table-cell office:value-type="float" office:value="704806" calcext:value-type="float">
            <text:p>704806</text:p>
          </table:table-cell>
          <table:table-cell table:formula="of:=IF(ISNA(VLOOKUP([.A202];DownCountyTracts;1;0));0=1;1=1)" office:value-type="boolean" office:boolean-value="true" calcext:value-type="boolean">
            <text:p>TRUE</text:p>
          </table:table-cell>
          <table:table-cell table:formula="of:=VLOOKUP([.A202];CensusCounts;2;1)" office:value-type="float" office:value="2780" calcext:value-type="float">
            <text:p>2780</text:p>
          </table:table-cell>
        </table:table-row>
        <table:table-row table:style-name="ro1">
          <table:table-cell office:value-type="float" office:value="704804" calcext:value-type="float">
            <text:p>704804</text:p>
          </table:table-cell>
          <table:table-cell table:formula="of:=IF(ISNA(VLOOKUP([.A203];DownCountyTracts;1;0));0=1;1=1)" office:value-type="boolean" office:boolean-value="true" calcext:value-type="boolean">
            <text:p>TRUE</text:p>
          </table:table-cell>
          <table:table-cell table:formula="of:=VLOOKUP([.A203];CensusCounts;2;1)"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704803" calcext:value-type="float">
            <text:p>704803</text:p>
          </table:table-cell>
          <table:table-cell table:formula="of:=IF(ISNA(VLOOKUP([.A204];DownCountyTracts;1;0));0=1;1=1)" office:value-type="boolean" office:boolean-value="true" calcext:value-type="boolean">
            <text:p>TRUE</text:p>
          </table:table-cell>
          <table:table-cell table:formula="of:=VLOOKUP([.A204];CensusCounts;2;1)" office:value-type="float" office:value="3326" calcext:value-type="float">
            <text:p>3326</text:p>
          </table:table-cell>
        </table:table-row>
        <table:table-row table:style-name="ro1">
          <table:table-cell office:value-type="float" office:value="705502" calcext:value-type="float">
            <text:p>705502</text:p>
          </table:table-cell>
          <table:table-cell table:formula="of:=IF(ISNA(VLOOKUP([.A205];DownCountyTracts;1;0));0=1;1=1)" office:value-type="boolean" office:boolean-value="true" calcext:value-type="boolean">
            <text:p>TRUE</text:p>
          </table:table-cell>
          <table:table-cell table:formula="of:=VLOOKUP([.A205];CensusCounts;2;1)"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705501" calcext:value-type="float">
            <text:p>705501</text:p>
          </table:table-cell>
          <table:table-cell table:formula="of:=IF(ISNA(VLOOKUP([.A206];DownCountyTracts;1;0));0=1;1=1)" office:value-type="boolean" office:boolean-value="true" calcext:value-type="boolean">
            <text:p>TRUE</text:p>
          </table:table-cell>
          <table:table-cell table:formula="of:=VLOOKUP([.A206];CensusCounts;2;1)"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705901" calcext:value-type="float">
            <text:p>705901</text:p>
          </table:table-cell>
          <table:table-cell table:formula="of:=IF(ISNA(VLOOKUP([.A207];DownCountyTracts;1;0));0=1;1=1)" office:value-type="boolean" office:boolean-value="true" calcext:value-type="boolean">
            <text:p>TRUE</text:p>
          </table:table-cell>
          <table:table-cell table:formula="of:=VLOOKUP([.A207];CensusCounts;2;1)" office:value-type="float" office:value="4226" calcext:value-type="float">
            <text:p>4226</text:p>
          </table:table-cell>
        </table:table-row>
        <table:table-row table:style-name="ro1">
          <table:table-cell office:value-type="float" office:value="702102" calcext:value-type="float">
            <text:p>702102</text:p>
          </table:table-cell>
          <table:table-cell table:formula="of:=IF(ISNA(VLOOKUP([.A208];DownCountyTracts;1;0));0=1;1=1)" office:value-type="boolean" office:boolean-value="true" calcext:value-type="boolean">
            <text:p>TRUE</text:p>
          </table:table-cell>
          <table:table-cell table:formula="of:=VLOOKUP([.A208];CensusCounts;2;1)"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703800" calcext:value-type="float">
            <text:p>703800</text:p>
          </table:table-cell>
          <table:table-cell table:formula="of:=IF(ISNA(VLOOKUP([.A209];DownCountyTracts;1;0));0=1;1=1)" office:value-type="boolean" office:boolean-value="true" calcext:value-type="boolean">
            <text:p>TRUE</text:p>
          </table:table-cell>
          <table:table-cell table:formula="of:=VLOOKUP([.A209];CensusCounts;2;1)" office:value-type="float" office:value="2943" calcext:value-type="float">
            <text:p>2943</text:p>
          </table:table-cell>
        </table:table-row>
        <table:table-row table:style-name="ro1">
          <table:table-cell office:value-type="float" office:value="703702" calcext:value-type="float">
            <text:p>703702</text:p>
          </table:table-cell>
          <table:table-cell table:formula="of:=IF(ISNA(VLOOKUP([.A210];DownCountyTracts;1;0));0=1;1=1)" office:value-type="boolean" office:boolean-value="true" calcext:value-type="boolean">
            <text:p>TRUE</text:p>
          </table:table-cell>
          <table:table-cell table:formula="of:=VLOOKUP([.A210];CensusCounts;2;1)"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704805" calcext:value-type="float">
            <text:p>704805</text:p>
          </table:table-cell>
          <table:table-cell table:formula="of:=IF(ISNA(VLOOKUP([.A211];DownCountyTracts;1;0));0=1;1=1)" office:value-type="boolean" office:boolean-value="true" calcext:value-type="boolean">
            <text:p>TRUE</text:p>
          </table:table-cell>
          <table:table-cell table:formula="of:=VLOOKUP([.A211];CensusCounts;2;1)"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704403" calcext:value-type="float">
            <text:p>704403</text:p>
          </table:table-cell>
          <table:table-cell table:formula="of:=IF(ISNA(VLOOKUP([.A212];DownCountyTracts;1;0));0=1;1=1)" office:value-type="boolean" office:boolean-value="true" calcext:value-type="boolean">
            <text:p>TRUE</text:p>
          </table:table-cell>
          <table:table-cell table:formula="of:=VLOOKUP([.A212];CensusCounts;2;1)"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704100" calcext:value-type="float">
            <text:p>704100</text:p>
          </table:table-cell>
          <table:table-cell table:formula="of:=IF(ISNA(VLOOKUP([.A213];DownCountyTracts;1;0));0=1;1=1)" office:value-type="boolean" office:boolean-value="true" calcext:value-type="boolean">
            <text:p>TRUE</text:p>
          </table:table-cell>
          <table:table-cell table:formula="of:=VLOOKUP([.A213];CensusCounts;2;1)" office:value-type="float" office:value="4661" calcext:value-type="float">
            <text:p>4661</text:p>
          </table:table-cell>
        </table:table-row>
        <table:table-row table:style-name="ro1">
          <table:table-cell office:value-type="float" office:value="703602" calcext:value-type="float">
            <text:p>703602</text:p>
          </table:table-cell>
          <table:table-cell table:formula="of:=IF(ISNA(VLOOKUP([.A214];DownCountyTracts;1;0));0=1;1=1)" office:value-type="boolean" office:boolean-value="true" calcext:value-type="boolean">
            <text:p>TRUE</text:p>
          </table:table-cell>
          <table:table-cell table:formula="of:=VLOOKUP([.A214];CensusCounts;2;1)"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701505" calcext:value-type="float">
            <text:p>701505</text:p>
          </table:table-cell>
          <table:table-cell table:formula="of:=IF(ISNA(VLOOKUP([.A215];DownCountyTracts;1;0));0=1;1=1)" office:value-type="boolean" office:boolean-value="true" calcext:value-type="boolean">
            <text:p>TRUE</text:p>
          </table:table-cell>
          <table:table-cell table:formula="of:=VLOOKUP([.A215];CensusCounts;2;1)" office:value-type="float" office:value="6771" calcext:value-type="float">
            <text:p>6771</text:p>
          </table:table-cell>
        </table:table-row>
        <table:table-row table:style-name="ro1">
          <table:table-cell office:value-type="float" office:value="703901" calcext:value-type="float">
            <text:p>703901</text:p>
          </table:table-cell>
          <table:table-cell table:formula="of:=IF(ISNA(VLOOKUP([.A216];DownCountyTracts;1;0));0=1;1=1)" office:value-type="boolean" office:boolean-value="true" calcext:value-type="boolean">
            <text:p>TRUE</text:p>
          </table:table-cell>
          <table:table-cell table:formula="of:=VLOOKUP([.A216];CensusCounts;2;1)" office:value-type="float" office:value="2957" calcext:value-type="float">
            <text:p>2957</text:p>
          </table:table-cell>
        </table:table-row>
      </table:table>
      <table:table table:name="Pivot Table_bbox_1" table:style-name="ta1">
        <table:table-column table:style-name="co2" table:default-cell-style-name="ce2"/>
        <table:table-column table:style-name="co3" table:default-cell-style-name="ce6"/>
        <table:table-column table:style-name="co2" table:default-cell-style-name="Default"/>
        <table:table-row table:style-name="ro1">
          <table:table-cell office:value-type="string" calcext:value-type="string">
            <text:p>InCrescent</text:p>
          </table:table-cell>
          <table:table-cell office:value-type="string" calcext:value-type="string">
            <text:p>Sum - Population</text:p>
          </table:table-cell>
          <table:table-cell/>
        </table:table-row>
        <table:table-row table:style-name="ro1">
          <table:table-cell table:style-name="ce3" office:value-type="boolean" office:boolean-value="false" calcext:value-type="boolean">
            <text:p>FALSE</text:p>
          </table:table-cell>
          <table:table-cell table:style-name="ce7" office:value-type="float" office:value="577967" calcext:value-type="float">
            <text:p>577967</text:p>
          </table:table-cell>
          <table:table-cell/>
        </table:table-row>
        <table:table-row table:style-name="ro1">
          <table:table-cell table:style-name="ce4" office:value-type="boolean" office:boolean-value="true" calcext:value-type="boolean">
            <text:p>TRUE</text:p>
          </table:table-cell>
          <table:table-cell table:style-name="ce8" office:value-type="float" office:value="393810" calcext:value-type="float">
            <text:p>393810</text:p>
          </table:table-cell>
          <table:table-cell table:formula="of:=[.B3]/[.B4]" office:value-type="float" office:value="0.405247294389556" calcext:value-type="float">
            <text:p>0.405247294389556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9" office:value-type="float" office:value="971777" calcext:value-type="float">
            <text:p>971777</text:p>
          </table:table-cell>
          <table:table-cell/>
        </table:table-row>
      </table:table>
      <table:table table:name="dcc_tracts" table:style-name="ta1">
        <table:table-column table:style-name="co2" table:default-cell-style-name="Default"/>
        <table:table-row table:style-name="ro1">
          <table:table-cell office:value-type="string" calcext:value-type="string">
            <text:p>DCC_Tracts</text:p>
          </table:table-cell>
        </table:table-row>
        <table:table-row table:style-name="ro1">
          <table:table-cell office:value-type="float" office:value="700905" calcext:value-type="float">
            <text:p>700905</text:p>
          </table:table-cell>
        </table:table-row>
        <table:table-row table:style-name="ro1">
          <table:table-cell office:value-type="float" office:value="701201" calcext:value-type="float">
            <text:p>701201</text:p>
          </table:table-cell>
        </table:table-row>
        <table:table-row table:style-name="ro1">
          <table:table-cell office:value-type="float" office:value="701202" calcext:value-type="float">
            <text:p>701202</text:p>
          </table:table-cell>
        </table:table-row>
        <table:table-row table:style-name="ro1">
          <table:table-cell office:value-type="float" office:value="701205" calcext:value-type="float">
            <text:p>701205</text:p>
          </table:table-cell>
        </table:table-row>
        <table:table-row table:style-name="ro1">
          <table:table-cell office:value-type="float" office:value="701206" calcext:value-type="float">
            <text:p>701206</text:p>
          </table:table-cell>
        </table:table-row>
        <table:table-row table:style-name="ro1">
          <table:table-cell office:value-type="float" office:value="701213" calcext:value-type="float">
            <text:p>701213</text:p>
          </table:table-cell>
        </table:table-row>
        <table:table-row table:style-name="ro1">
          <table:table-cell office:value-type="float" office:value="701214" calcext:value-type="float">
            <text:p>701214</text:p>
          </table:table-cell>
        </table:table-row>
        <table:table-row table:style-name="ro1">
          <table:table-cell office:value-type="float" office:value="701215" calcext:value-type="float">
            <text:p>701215</text:p>
          </table:table-cell>
        </table:table-row>
        <table:table-row table:style-name="ro1">
          <table:table-cell office:value-type="float" office:value="701216" calcext:value-type="float">
            <text:p>701216</text:p>
          </table:table-cell>
        </table:table-row>
        <table:table-row table:style-name="ro1">
          <table:table-cell office:value-type="float" office:value="701218" calcext:value-type="float">
            <text:p>701218</text:p>
          </table:table-cell>
        </table:table-row>
        <table:table-row table:style-name="ro1">
          <table:table-cell office:value-type="float" office:value="701219" calcext:value-type="float">
            <text:p>701219</text:p>
          </table:table-cell>
        </table:table-row>
        <table:table-row table:style-name="ro1">
          <table:table-cell office:value-type="float" office:value="701420" calcext:value-type="float">
            <text:p>701420</text:p>
          </table:table-cell>
        </table:table-row>
        <table:table-row table:style-name="ro1">
          <table:table-cell office:value-type="float" office:value="701421" calcext:value-type="float">
            <text:p>701421</text:p>
          </table:table-cell>
        </table:table-row>
        <table:table-row table:style-name="ro1">
          <table:table-cell office:value-type="float" office:value="701503" calcext:value-type="float">
            <text:p>701503</text:p>
          </table:table-cell>
        </table:table-row>
        <table:table-row table:style-name="ro1">
          <table:table-cell office:value-type="float" office:value="701505" calcext:value-type="float">
            <text:p>701505</text:p>
          </table:table-cell>
        </table:table-row>
        <table:table-row table:style-name="ro1">
          <table:table-cell office:value-type="float" office:value="701506" calcext:value-type="float">
            <text:p>701506</text:p>
          </table:table-cell>
        </table:table-row>
        <table:table-row table:style-name="ro1">
          <table:table-cell office:value-type="float" office:value="701508" calcext:value-type="float">
            <text:p>701508</text:p>
          </table:table-cell>
        </table:table-row>
        <table:table-row table:style-name="ro1">
          <table:table-cell office:value-type="float" office:value="701509" calcext:value-type="float">
            <text:p>701509</text:p>
          </table:table-cell>
        </table:table-row>
        <table:table-row table:style-name="ro1">
          <table:table-cell office:value-type="float" office:value="701601" calcext:value-type="float">
            <text:p>701601</text:p>
          </table:table-cell>
        </table:table-row>
        <table:table-row table:style-name="ro1">
          <table:table-cell office:value-type="float" office:value="701602" calcext:value-type="float">
            <text:p>701602</text:p>
          </table:table-cell>
        </table:table-row>
        <table:table-row table:style-name="ro1">
          <table:table-cell office:value-type="float" office:value="701701" calcext:value-type="float">
            <text:p>701701</text:p>
          </table:table-cell>
        </table:table-row>
        <table:table-row table:style-name="ro1">
          <table:table-cell office:value-type="float" office:value="701702" calcext:value-type="float">
            <text:p>701702</text:p>
          </table:table-cell>
        </table:table-row>
        <table:table-row table:style-name="ro1">
          <table:table-cell office:value-type="float" office:value="701703" calcext:value-type="float">
            <text:p>701703</text:p>
          </table:table-cell>
        </table:table-row>
        <table:table-row table:style-name="ro1">
          <table:table-cell office:value-type="float" office:value="701704" calcext:value-type="float">
            <text:p>701704</text:p>
          </table:table-cell>
        </table:table-row>
        <table:table-row table:style-name="ro1">
          <table:table-cell office:value-type="float" office:value="701800" calcext:value-type="float">
            <text:p>701800</text:p>
          </table:table-cell>
        </table:table-row>
        <table:table-row table:style-name="ro1">
          <table:table-cell office:value-type="float" office:value="701900" calcext:value-type="float">
            <text:p>701900</text:p>
          </table:table-cell>
        </table:table-row>
        <table:table-row table:style-name="ro1">
          <table:table-cell office:value-type="float" office:value="702000" calcext:value-type="float">
            <text:p>702000</text:p>
          </table:table-cell>
        </table:table-row>
        <table:table-row table:style-name="ro1">
          <table:table-cell office:value-type="float" office:value="702101" calcext:value-type="float">
            <text:p>702101</text:p>
          </table:table-cell>
        </table:table-row>
        <table:table-row table:style-name="ro1">
          <table:table-cell office:value-type="float" office:value="702102" calcext:value-type="float">
            <text:p>702102</text:p>
          </table:table-cell>
        </table:table-row>
        <table:table-row table:style-name="ro1">
          <table:table-cell office:value-type="float" office:value="702200" calcext:value-type="float">
            <text:p>702200</text:p>
          </table:table-cell>
        </table:table-row>
        <table:table-row table:style-name="ro1">
          <table:table-cell office:value-type="float" office:value="702301" calcext:value-type="float">
            <text:p>702301</text:p>
          </table:table-cell>
        </table:table-row>
        <table:table-row table:style-name="ro1">
          <table:table-cell office:value-type="float" office:value="702302" calcext:value-type="float">
            <text:p>702302</text:p>
          </table:table-cell>
        </table:table-row>
        <table:table-row table:style-name="ro1">
          <table:table-cell office:value-type="float" office:value="702401" calcext:value-type="float">
            <text:p>702401</text:p>
          </table:table-cell>
        </table:table-row>
        <table:table-row table:style-name="ro1">
          <table:table-cell office:value-type="float" office:value="702402" calcext:value-type="float">
            <text:p>702402</text:p>
          </table:table-cell>
        </table:table-row>
        <table:table-row table:style-name="ro1">
          <table:table-cell office:value-type="float" office:value="702500" calcext:value-type="float">
            <text:p>702500</text:p>
          </table:table-cell>
        </table:table-row>
        <table:table-row table:style-name="ro1">
          <table:table-cell office:value-type="float" office:value="702601" calcext:value-type="float">
            <text:p>702601</text:p>
          </table:table-cell>
        </table:table-row>
        <table:table-row table:style-name="ro1">
          <table:table-cell office:value-type="float" office:value="702602" calcext:value-type="float">
            <text:p>702602</text:p>
          </table:table-cell>
        </table:table-row>
        <table:table-row table:style-name="ro1">
          <table:table-cell office:value-type="float" office:value="702700" calcext:value-type="float">
            <text:p>702700</text:p>
          </table:table-cell>
        </table:table-row>
        <table:table-row table:style-name="ro1">
          <table:table-cell office:value-type="float" office:value="702800" calcext:value-type="float">
            <text:p>702800</text:p>
          </table:table-cell>
        </table:table-row>
        <table:table-row table:style-name="ro1">
          <table:table-cell office:value-type="float" office:value="702900" calcext:value-type="float">
            <text:p>702900</text:p>
          </table:table-cell>
        </table:table-row>
        <table:table-row table:style-name="ro1">
          <table:table-cell office:value-type="float" office:value="703000" calcext:value-type="float">
            <text:p>703000</text:p>
          </table:table-cell>
        </table:table-row>
        <table:table-row table:style-name="ro1">
          <table:table-cell office:value-type="float" office:value="703100" calcext:value-type="float">
            <text:p>703100</text:p>
          </table:table-cell>
        </table:table-row>
        <table:table-row table:style-name="ro1">
          <table:table-cell office:value-type="float" office:value="703207" calcext:value-type="float">
            <text:p>703207</text:p>
          </table:table-cell>
        </table:table-row>
        <table:table-row table:style-name="ro1">
          <table:table-cell office:value-type="float" office:value="703208" calcext:value-type="float">
            <text:p>703208</text:p>
          </table:table-cell>
        </table:table-row>
        <table:table-row table:style-name="ro1">
          <table:table-cell office:value-type="float" office:value="703209" calcext:value-type="float">
            <text:p>703209</text:p>
          </table:table-cell>
        </table:table-row>
        <table:table-row table:style-name="ro1">
          <table:table-cell office:value-type="float" office:value="703210" calcext:value-type="float">
            <text:p>703210</text:p>
          </table:table-cell>
        </table:table-row>
        <table:table-row table:style-name="ro1">
          <table:table-cell office:value-type="float" office:value="703401" calcext:value-type="float">
            <text:p>703401</text:p>
          </table:table-cell>
        </table:table-row>
        <table:table-row table:style-name="ro1">
          <table:table-cell office:value-type="float" office:value="703404" calcext:value-type="float">
            <text:p>703404</text:p>
          </table:table-cell>
        </table:table-row>
        <table:table-row table:style-name="ro1">
          <table:table-cell office:value-type="float" office:value="703501" calcext:value-type="float">
            <text:p>703501</text:p>
          </table:table-cell>
        </table:table-row>
        <table:table-row table:style-name="ro1">
          <table:table-cell office:value-type="float" office:value="703502" calcext:value-type="float">
            <text:p>703502</text:p>
          </table:table-cell>
        </table:table-row>
        <table:table-row table:style-name="ro1">
          <table:table-cell office:value-type="float" office:value="703601" calcext:value-type="float">
            <text:p>703601</text:p>
          </table:table-cell>
        </table:table-row>
        <table:table-row table:style-name="ro1">
          <table:table-cell office:value-type="float" office:value="703602" calcext:value-type="float">
            <text:p>703602</text:p>
          </table:table-cell>
        </table:table-row>
        <table:table-row table:style-name="ro1">
          <table:table-cell office:value-type="float" office:value="703701" calcext:value-type="float">
            <text:p>703701</text:p>
          </table:table-cell>
        </table:table-row>
        <table:table-row table:style-name="ro1">
          <table:table-cell office:value-type="float" office:value="703702" calcext:value-type="float">
            <text:p>703702</text:p>
          </table:table-cell>
        </table:table-row>
        <table:table-row table:style-name="ro1">
          <table:table-cell office:value-type="float" office:value="703800" calcext:value-type="float">
            <text:p>703800</text:p>
          </table:table-cell>
        </table:table-row>
        <table:table-row table:style-name="ro1">
          <table:table-cell office:value-type="float" office:value="703901" calcext:value-type="float">
            <text:p>703901</text:p>
          </table:table-cell>
        </table:table-row>
        <table:table-row table:style-name="ro1">
          <table:table-cell office:value-type="float" office:value="703902" calcext:value-type="float">
            <text:p>703902</text:p>
          </table:table-cell>
        </table:table-row>
        <table:table-row table:style-name="ro1">
          <table:table-cell office:value-type="float" office:value="704000" calcext:value-type="float">
            <text:p>704000</text:p>
          </table:table-cell>
        </table:table-row>
        <table:table-row table:style-name="ro1">
          <table:table-cell office:value-type="float" office:value="704100" calcext:value-type="float">
            <text:p>704100</text:p>
          </table:table-cell>
        </table:table-row>
        <table:table-row table:style-name="ro1">
          <table:table-cell office:value-type="float" office:value="704200" calcext:value-type="float">
            <text:p>704200</text:p>
          </table:table-cell>
        </table:table-row>
        <table:table-row table:style-name="ro1">
          <table:table-cell office:value-type="float" office:value="704300" calcext:value-type="float">
            <text:p>704300</text:p>
          </table:table-cell>
        </table:table-row>
        <table:table-row table:style-name="ro1">
          <table:table-cell office:value-type="float" office:value="704401" calcext:value-type="float">
            <text:p>704401</text:p>
          </table:table-cell>
        </table:table-row>
        <table:table-row table:style-name="ro1">
          <table:table-cell office:value-type="float" office:value="704403" calcext:value-type="float">
            <text:p>704403</text:p>
          </table:table-cell>
        </table:table-row>
        <table:table-row table:style-name="ro1">
          <table:table-cell office:value-type="float" office:value="704404" calcext:value-type="float">
            <text:p>704404</text:p>
          </table:table-cell>
        </table:table-row>
        <table:table-row table:style-name="ro1">
          <table:table-cell office:value-type="float" office:value="704501" calcext:value-type="float">
            <text:p>704501</text:p>
          </table:table-cell>
        </table:table-row>
        <table:table-row table:style-name="ro1">
          <table:table-cell office:value-type="float" office:value="704502" calcext:value-type="float">
            <text:p>704502</text:p>
          </table:table-cell>
        </table:table-row>
        <table:table-row table:style-name="ro1">
          <table:table-cell office:value-type="float" office:value="704503" calcext:value-type="float">
            <text:p>704503</text:p>
          </table:table-cell>
        </table:table-row>
        <table:table-row table:style-name="ro1">
          <table:table-cell office:value-type="float" office:value="704600" calcext:value-type="float">
            <text:p>704600</text:p>
          </table:table-cell>
        </table:table-row>
        <table:table-row table:style-name="ro1">
          <table:table-cell office:value-type="float" office:value="704700" calcext:value-type="float">
            <text:p>704700</text:p>
          </table:table-cell>
        </table:table-row>
        <table:table-row table:style-name="ro1">
          <table:table-cell office:value-type="float" office:value="704803" calcext:value-type="float">
            <text:p>704803</text:p>
          </table:table-cell>
        </table:table-row>
        <table:table-row table:style-name="ro1">
          <table:table-cell office:value-type="float" office:value="704804" calcext:value-type="float">
            <text:p>704804</text:p>
          </table:table-cell>
        </table:table-row>
        <table:table-row table:style-name="ro1">
          <table:table-cell office:value-type="float" office:value="704805" calcext:value-type="float">
            <text:p>704805</text:p>
          </table:table-cell>
        </table:table-row>
        <table:table-row table:style-name="ro1">
          <table:table-cell office:value-type="float" office:value="704806" calcext:value-type="float">
            <text:p>704806</text:p>
          </table:table-cell>
        </table:table-row>
        <table:table-row table:style-name="ro1">
          <table:table-cell office:value-type="float" office:value="705000" calcext:value-type="float">
            <text:p>705000</text:p>
          </table:table-cell>
        </table:table-row>
        <table:table-row table:style-name="ro1">
          <table:table-cell office:value-type="float" office:value="705100" calcext:value-type="float">
            <text:p>705100</text:p>
          </table:table-cell>
        </table:table-row>
        <table:table-row table:style-name="ro1">
          <table:table-cell office:value-type="float" office:value="705200" calcext:value-type="float">
            <text:p>705200</text:p>
          </table:table-cell>
        </table:table-row>
        <table:table-row table:style-name="ro1">
          <table:table-cell office:value-type="float" office:value="705300" calcext:value-type="float">
            <text:p>705300</text:p>
          </table:table-cell>
        </table:table-row>
        <table:table-row table:style-name="ro1">
          <table:table-cell office:value-type="float" office:value="705400" calcext:value-type="float">
            <text:p>705400</text:p>
          </table:table-cell>
        </table:table-row>
        <table:table-row table:style-name="ro1">
          <table:table-cell office:value-type="float" office:value="705501" calcext:value-type="float">
            <text:p>705501</text:p>
          </table:table-cell>
        </table:table-row>
        <table:table-row table:style-name="ro1">
          <table:table-cell office:value-type="float" office:value="705502" calcext:value-type="float">
            <text:p>705502</text:p>
          </table:table-cell>
        </table:table-row>
        <table:table-row table:style-name="ro1">
          <table:table-cell office:value-type="float" office:value="705601" calcext:value-type="float">
            <text:p>705601</text:p>
          </table:table-cell>
        </table:table-row>
        <table:table-row table:style-name="ro1">
          <table:table-cell office:value-type="float" office:value="705602" calcext:value-type="float">
            <text:p>705602</text:p>
          </table:table-cell>
        </table:table-row>
        <table:table-row table:style-name="ro1">
          <table:table-cell office:value-type="float" office:value="705701" calcext:value-type="float">
            <text:p>705701</text:p>
          </table:table-cell>
        </table:table-row>
        <table:table-row table:style-name="ro1">
          <table:table-cell office:value-type="float" office:value="705702" calcext:value-type="float">
            <text:p>705702</text:p>
          </table:table-cell>
        </table:table-row>
        <table:table-row table:style-name="ro1">
          <table:table-cell office:value-type="float" office:value="705800" calcext:value-type="float">
            <text:p>705800</text:p>
          </table:table-cell>
        </table:table-row>
        <table:table-row table:style-name="ro1">
          <table:table-cell office:value-type="float" office:value="705901" calcext:value-type="float">
            <text:p>705901</text:p>
          </table:table-cell>
        </table:table-row>
        <table:table-row table:style-name="ro1">
          <table:table-cell office:value-type="float" office:value="705902" calcext:value-type="float">
            <text:p>705902</text:p>
          </table:table-cell>
        </table:table-row>
        <table:table-row table:style-name="ro1">
          <table:table-cell office:value-type="float" office:value="705903" calcext:value-type="float">
            <text:p>705903</text:p>
          </table:table-cell>
        </table:table-row>
        <table:table-row table:style-name="ro1">
          <table:table-cell office:value-type="float" office:value="706005" calcext:value-type="float">
            <text:p>706005</text:p>
          </table:table-cell>
        </table:table-row>
        <table:table-row table:style-name="ro1">
          <table:table-cell office:value-type="float" office:value="706008" calcext:value-type="float">
            <text:p>706008</text:p>
          </table:table-cell>
        </table:table-row>
        <table:table-row table:style-name="ro1">
          <table:table-cell office:value-type="float" office:value="706009" calcext:value-type="float">
            <text:p>706009</text:p>
          </table:table-cell>
        </table:table-row>
        <table:table-row table:style-name="ro1">
          <table:table-cell office:value-type="float" office:value="706010" calcext:value-type="float">
            <text:p>706010</text:p>
          </table:table-cell>
        </table:table-row>
        <table:table-row table:style-name="ro1">
          <table:table-cell office:value-type="float" office:value="706011" calcext:value-type="float">
            <text:p>706011</text:p>
          </table:table-cell>
        </table:table-row>
        <table:table-row table:style-name="ro1">
          <table:table-cell office:value-type="float" office:value="706012" calcext:value-type="float">
            <text:p>706012</text:p>
          </table:table-cell>
        </table:table-row>
        <table:table-row table:style-name="ro1">
          <table:table-cell office:value-type="float" office:value="706013" calcext:value-type="float">
            <text:p>706013</text:p>
          </table:table-cell>
        </table:table-row>
      </table:table>
      <table:table table:name="Census Counts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RACTC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float" office:value="31201" calcext:value-type="float">
            <text:p>31201</text:p>
          </table:table-cell>
          <table:table-cell office:value-type="float" office:value="6334" calcext:value-type="float">
            <text:p>6334</text:p>
          </table:table-cell>
          <table:table-cell office:value-type="float" office:value="39.626666" calcext:value-type="float">
            <text:p>39.626666</text:p>
          </table:table-cell>
          <table:table-cell office:value-type="float" office:value="-76.101478" calcext:value-type="float">
            <text:p>-76.101478</text:p>
          </table:table-cell>
        </table:table-row>
        <table:table-row table:style-name="ro1">
          <table:table-cell office:value-type="float" office:value="31202" calcext:value-type="float">
            <text:p>31202</text:p>
          </table:table-cell>
          <table:table-cell office:value-type="float" office:value="5570" calcext:value-type="float">
            <text:p>5570</text:p>
          </table:table-cell>
          <table:table-cell office:value-type="float" office:value="39.570328" calcext:value-type="float">
            <text:p>39.570328</text:p>
          </table:table-cell>
          <table:table-cell office:value-type="float" office:value="-76.066901" calcext:value-type="float">
            <text:p>-76.066901</text:p>
          </table:table-cell>
        </table:table-row>
        <table:table-row table:style-name="ro1">
          <table:table-cell office:value-type="float" office:value="31301" calcext:value-type="float">
            <text:p>31301</text:p>
          </table:table-cell>
          <table:table-cell office:value-type="float" office:value="3477" calcext:value-type="float">
            <text:p>3477</text:p>
          </table:table-cell>
          <table:table-cell office:value-type="float" office:value="39.656277" calcext:value-type="float">
            <text:p>39.656277</text:p>
          </table:table-cell>
          <table:table-cell office:value-type="float" office:value="-76.070753" calcext:value-type="float">
            <text:p>-76.070753</text:p>
          </table:table-cell>
        </table:table-row>
        <table:table-row table:style-name="ro1">
          <table:table-cell office:value-type="float" office:value="31302" calcext:value-type="float">
            <text:p>31302</text:p>
          </table:table-cell>
          <table:table-cell office:value-type="float" office:value="7236" calcext:value-type="float">
            <text:p>7236</text:p>
          </table:table-cell>
          <table:table-cell office:value-type="float" office:value="39.697349" calcext:value-type="float">
            <text:p>39.697349</text:p>
          </table:table-cell>
          <table:table-cell office:value-type="float" office:value="-76.071376" calcext:value-type="float">
            <text:p>-76.071376</text:p>
          </table:table-cell>
        </table:table-row>
        <table:table-row table:style-name="ro1">
          <table:table-cell office:value-type="float" office:value="31400" calcext:value-type="float">
            <text:p>31400</text:p>
          </table:table-cell>
          <table:table-cell office:value-type="float" office:value="4164" calcext:value-type="float">
            <text:p>4164</text:p>
          </table:table-cell>
          <table:table-cell office:value-type="float" office:value="39.69395" calcext:value-type="float">
            <text:p>39.69395</text:p>
          </table:table-cell>
          <table:table-cell office:value-type="float" office:value="-76.157654" calcext:value-type="float">
            <text:p>-76.157654</text:p>
          </table:table-cell>
        </table:table-row>
        <table:table-row table:style-name="ro1">
          <table:table-cell office:value-type="float" office:value="700101" calcext:value-type="float">
            <text:p>700101</text:p>
          </table:table-cell>
          <table:table-cell office:value-type="float" office:value="4321" calcext:value-type="float">
            <text:p>4321</text:p>
          </table:table-cell>
          <table:table-cell office:value-type="float" office:value="39.214742" calcext:value-type="float">
            <text:p>39.214742</text:p>
          </table:table-cell>
          <table:table-cell office:value-type="float" office:value="-77.174482" calcext:value-type="float">
            <text:p>-77.174482</text:p>
          </table:table-cell>
        </table:table-row>
        <table:table-row table:style-name="ro1">
          <table:table-cell office:value-type="float" office:value="700103" calcext:value-type="float">
            <text:p>700103</text:p>
          </table:table-cell>
          <table:table-cell office:value-type="float" office:value="5864" calcext:value-type="float">
            <text:p>5864</text:p>
          </table:table-cell>
          <table:table-cell office:value-type="float" office:value="39.196608" calcext:value-type="float">
            <text:p>39.196608</text:p>
          </table:table-cell>
          <table:table-cell office:value-type="float" office:value="-77.129219" calcext:value-type="float">
            <text:p>-77.129219</text:p>
          </table:table-cell>
        </table:table-row>
        <table:table-row table:style-name="ro1">
          <table:table-cell office:value-type="float" office:value="700104" calcext:value-type="float">
            <text:p>700104</text:p>
          </table:table-cell>
          <table:table-cell office:value-type="float" office:value="5356" calcext:value-type="float">
            <text:p>5356</text:p>
          </table:table-cell>
          <table:table-cell office:value-type="float" office:value="39.190531" calcext:value-type="float">
            <text:p>39.190531</text:p>
          </table:table-cell>
          <table:table-cell office:value-type="float" office:value="-77.179691" calcext:value-type="float">
            <text:p>-77.179691</text:p>
          </table:table-cell>
        </table:table-row>
        <table:table-row table:style-name="ro1">
          <table:table-cell office:value-type="float" office:value="700105" calcext:value-type="float">
            <text:p>700105</text:p>
          </table:table-cell>
          <table:table-cell office:value-type="float" office:value="6528" calcext:value-type="float">
            <text:p>6528</text:p>
          </table:table-cell>
          <table:table-cell office:value-type="float" office:value="39.182151" calcext:value-type="float">
            <text:p>39.182151</text:p>
          </table:table-cell>
          <table:table-cell office:value-type="float" office:value="-77.163121" calcext:value-type="float">
            <text:p>-77.163121</text:p>
          </table:table-cell>
        </table:table-row>
        <table:table-row table:style-name="ro1">
          <table:table-cell office:value-type="float" office:value="700204" calcext:value-type="float">
            <text:p>700204</text:p>
          </table:table-cell>
          <table:table-cell office:value-type="float" office:value="2124" calcext:value-type="float">
            <text:p>2124</text:p>
          </table:table-cell>
          <table:table-cell office:value-type="float" office:value="39.308297" calcext:value-type="float">
            <text:p>39.308297</text:p>
          </table:table-cell>
          <table:table-cell office:value-type="float" office:value="-77.219376" calcext:value-type="float">
            <text:p>-77.219376</text:p>
          </table:table-cell>
        </table:table-row>
        <table:table-row table:style-name="ro1">
          <table:table-cell office:value-type="float" office:value="700205" calcext:value-type="float">
            <text:p>700205</text:p>
          </table:table-cell>
          <table:table-cell office:value-type="float" office:value="6312" calcext:value-type="float">
            <text:p>6312</text:p>
          </table:table-cell>
          <table:table-cell office:value-type="float" office:value="39.242756" calcext:value-type="float">
            <text:p>39.242756</text:p>
          </table:table-cell>
          <table:table-cell office:value-type="float" office:value="-77.226455" calcext:value-type="float">
            <text:p>-77.226455</text:p>
          </table:table-cell>
        </table:table-row>
        <table:table-row table:style-name="ro1">
          <table:table-cell office:value-type="float" office:value="700206" calcext:value-type="float">
            <text:p>700206</text:p>
          </table:table-cell>
          <table:table-cell office:value-type="float" office:value="5749" calcext:value-type="float">
            <text:p>5749</text:p>
          </table:table-cell>
          <table:table-cell office:value-type="float" office:value="39.254132" calcext:value-type="float">
            <text:p>39.254132</text:p>
          </table:table-cell>
          <table:table-cell office:value-type="float" office:value="-77.191113" calcext:value-type="float">
            <text:p>-77.191113</text:p>
          </table:table-cell>
        </table:table-row>
        <table:table-row table:style-name="ro1">
          <table:table-cell office:value-type="float" office:value="700207" calcext:value-type="float">
            <text:p>700207</text:p>
          </table:table-cell>
          <table:table-cell office:value-type="float" office:value="5638" calcext:value-type="float">
            <text:p>5638</text:p>
          </table:table-cell>
          <table:table-cell office:value-type="float" office:value="39.274527" calcext:value-type="float">
            <text:p>39.274527</text:p>
          </table:table-cell>
          <table:table-cell office:value-type="float" office:value="-77.210311" calcext:value-type="float">
            <text:p>-77.210311</text:p>
          </table:table-cell>
        </table:table-row>
        <table:table-row table:style-name="ro1">
          <table:table-cell office:value-type="float" office:value="700208" calcext:value-type="float">
            <text:p>700208</text:p>
          </table:table-cell>
          <table:table-cell office:value-type="float" office:value="2218" calcext:value-type="float">
            <text:p>2218</text:p>
          </table:table-cell>
          <table:table-cell office:value-type="float" office:value="39.286556" calcext:value-type="float">
            <text:p>39.286556</text:p>
          </table:table-cell>
          <table:table-cell office:value-type="float" office:value="-77.189561" calcext:value-type="float">
            <text:p>-77.189561</text:p>
          </table:table-cell>
        </table:table-row>
        <table:table-row table:style-name="ro1">
          <table:table-cell office:value-type="float" office:value="700304" calcext:value-type="float">
            <text:p>700304</text:p>
          </table:table-cell>
          <table:table-cell office:value-type="float" office:value="7692" calcext:value-type="float">
            <text:p>7692</text:p>
          </table:table-cell>
          <table:table-cell office:value-type="float" office:value="39.206189" calcext:value-type="float">
            <text:p>39.206189</text:p>
          </table:table-cell>
          <table:table-cell office:value-type="float" office:value="-77.258098" calcext:value-type="float">
            <text:p>-77.258098</text:p>
          </table:table-cell>
        </table:table-row>
        <table:table-row table:style-name="ro1">
          <table:table-cell office:value-type="float" office:value="700306" calcext:value-type="float">
            <text:p>700306</text:p>
          </table:table-cell>
          <table:table-cell office:value-type="float" office:value="7157" calcext:value-type="float">
            <text:p>7157</text:p>
          </table:table-cell>
          <table:table-cell office:value-type="float" office:value="39.171882" calcext:value-type="float">
            <text:p>39.171882</text:p>
          </table:table-cell>
          <table:table-cell office:value-type="float" office:value="-77.285945" calcext:value-type="float">
            <text:p>-77.285945</text:p>
          </table:table-cell>
        </table:table-row>
        <table:table-row table:style-name="ro1">
          <table:table-cell office:value-type="float" office:value="700308" calcext:value-type="float">
            <text:p>700308</text:p>
          </table:table-cell>
          <table:table-cell office:value-type="float" office:value="5720" calcext:value-type="float">
            <text:p>5720</text:p>
          </table:table-cell>
          <table:table-cell office:value-type="float" office:value="39.194428" calcext:value-type="float">
            <text:p>39.194428</text:p>
          </table:table-cell>
          <table:table-cell office:value-type="float" office:value="-77.276974" calcext:value-type="float">
            <text:p>-77.276974</text:p>
          </table:table-cell>
        </table:table-row>
        <table:table-row table:style-name="ro1">
          <table:table-cell office:value-type="float" office:value="700309" calcext:value-type="float">
            <text:p>700309</text:p>
          </table:table-cell>
          <table:table-cell office:value-type="float" office:value="5362" calcext:value-type="float">
            <text:p>5362</text:p>
          </table:table-cell>
          <table:table-cell office:value-type="float" office:value="39.185775" calcext:value-type="float">
            <text:p>39.185775</text:p>
          </table:table-cell>
          <table:table-cell office:value-type="float" office:value="-77.268774" calcext:value-type="float">
            <text:p>-77.268774</text:p>
          </table:table-cell>
        </table:table-row>
        <table:table-row table:style-name="ro1">
          <table:table-cell office:value-type="float" office:value="700310" calcext:value-type="float">
            <text:p>700310</text:p>
          </table:table-cell>
          <table:table-cell office:value-type="float" office:value="5267" calcext:value-type="float">
            <text:p>5267</text:p>
          </table:table-cell>
          <table:table-cell office:value-type="float" office:value="39.182183" calcext:value-type="float">
            <text:p>39.182183</text:p>
          </table:table-cell>
          <table:table-cell office:value-type="float" office:value="-77.278664" calcext:value-type="float">
            <text:p>-77.278664</text:p>
          </table:table-cell>
        </table:table-row>
        <table:table-row table:style-name="ro1">
          <table:table-cell office:value-type="float" office:value="700311" calcext:value-type="float">
            <text:p>700311</text:p>
          </table:table-cell>
          <table:table-cell office:value-type="float" office:value="6736" calcext:value-type="float">
            <text:p>6736</text:p>
          </table:table-cell>
          <table:table-cell office:value-type="float" office:value="39.236482" calcext:value-type="float">
            <text:p>39.236482</text:p>
          </table:table-cell>
          <table:table-cell office:value-type="float" office:value="-77.261496" calcext:value-type="float">
            <text:p>-77.261496</text:p>
          </table:table-cell>
        </table:table-row>
        <table:table-row table:style-name="ro1">
          <table:table-cell office:value-type="float" office:value="700312" calcext:value-type="float">
            <text:p>700312</text:p>
          </table:table-cell>
          <table:table-cell office:value-type="float" office:value="6126" calcext:value-type="float">
            <text:p>6126</text:p>
          </table:table-cell>
          <table:table-cell office:value-type="float" office:value="39.245326" calcext:value-type="float">
            <text:p>39.245326</text:p>
          </table:table-cell>
          <table:table-cell office:value-type="float" office:value="-77.284669" calcext:value-type="float">
            <text:p>-77.284669</text:p>
          </table:table-cell>
        </table:table-row>
        <table:table-row table:style-name="ro1">
          <table:table-cell office:value-type="float" office:value="700400" calcext:value-type="float">
            <text:p>700400</text:p>
          </table:table-cell>
          <table:table-cell office:value-type="float" office:value="2256" calcext:value-type="float">
            <text:p>2256</text:p>
          </table:table-cell>
          <table:table-cell office:value-type="float" office:value="39.214495" calcext:value-type="float">
            <text:p>39.214495</text:p>
          </table:table-cell>
          <table:table-cell office:value-type="float" office:value="-77.367637" calcext:value-type="float">
            <text:p>-77.367637</text:p>
          </table:table-cell>
        </table:table-row>
        <table:table-row table:style-name="ro1">
          <table:table-cell office:value-type="float" office:value="700500" calcext:value-type="float">
            <text:p>700500</text:p>
          </table:table-cell>
          <table:table-cell office:value-type="float" office:value="6295" calcext:value-type="float">
            <text:p>6295</text:p>
          </table:table-cell>
          <table:table-cell office:value-type="float" office:value="39.142685" calcext:value-type="float">
            <text:p>39.142685</text:p>
          </table:table-cell>
          <table:table-cell office:value-type="float" office:value="-77.411486" calcext:value-type="float">
            <text:p>-77.411486</text:p>
          </table:table-cell>
        </table:table-row>
        <table:table-row table:style-name="ro1">
          <table:table-cell office:value-type="float" office:value="700604" calcext:value-type="float">
            <text:p>700604</text:p>
          </table:table-cell>
          <table:table-cell office:value-type="float" office:value="6802" calcext:value-type="float">
            <text:p>6802</text:p>
          </table:table-cell>
          <table:table-cell office:value-type="float" office:value="39.106781" calcext:value-type="float">
            <text:p>39.106781</text:p>
          </table:table-cell>
          <table:table-cell office:value-type="float" office:value="-77.283725" calcext:value-type="float">
            <text:p>-77.283725</text:p>
          </table:table-cell>
        </table:table-row>
        <table:table-row table:style-name="ro1">
          <table:table-cell office:value-type="float" office:value="700606" calcext:value-type="float">
            <text:p>700606</text:p>
          </table:table-cell>
          <table:table-cell office:value-type="float" office:value="4327" calcext:value-type="float">
            <text:p>4327</text:p>
          </table:table-cell>
          <table:table-cell office:value-type="float" office:value="39.095816" calcext:value-type="float">
            <text:p>39.095816</text:p>
          </table:table-cell>
          <table:table-cell office:value-type="float" office:value="-77.238918" calcext:value-type="float">
            <text:p>-77.238918</text:p>
          </table:table-cell>
        </table:table-row>
        <table:table-row table:style-name="ro1">
          <table:table-cell office:value-type="float" office:value="700607" calcext:value-type="float">
            <text:p>700607</text:p>
          </table:table-cell>
          <table:table-cell office:value-type="float" office:value="8001" calcext:value-type="float">
            <text:p>8001</text:p>
          </table:table-cell>
          <table:table-cell office:value-type="float" office:value="39.091616" calcext:value-type="float">
            <text:p>39.091616</text:p>
          </table:table-cell>
          <table:table-cell office:value-type="float" office:value="-77.225086" calcext:value-type="float">
            <text:p>-77.225086</text:p>
          </table:table-cell>
        </table:table-row>
        <table:table-row table:style-name="ro1">
          <table:table-cell office:value-type="float" office:value="700608" calcext:value-type="float">
            <text:p>700608</text:p>
          </table:table-cell>
          <table:table-cell office:value-type="float" office:value="5968" calcext:value-type="float">
            <text:p>5968</text:p>
          </table:table-cell>
          <table:table-cell office:value-type="float" office:value="39.064478" calcext:value-type="float">
            <text:p>39.064478</text:p>
          </table:table-cell>
          <table:table-cell office:value-type="float" office:value="-77.255743" calcext:value-type="float">
            <text:p>-77.255743</text:p>
          </table:table-cell>
        </table:table-row>
        <table:table-row table:style-name="ro1">
          <table:table-cell office:value-type="float" office:value="700610" calcext:value-type="float">
            <text:p>700610</text:p>
          </table:table-cell>
          <table:table-cell office:value-type="float" office:value="2021" calcext:value-type="float">
            <text:p>2021</text:p>
          </table:table-cell>
          <table:table-cell office:value-type="float" office:value="39.13454" calcext:value-type="float">
            <text:p>39.13454</text:p>
          </table:table-cell>
          <table:table-cell office:value-type="float" office:value="-77.251776" calcext:value-type="float">
            <text:p>-77.251776</text:p>
          </table:table-cell>
        </table:table-row>
        <table:table-row table:style-name="ro1">
          <table:table-cell office:value-type="float" office:value="700611" calcext:value-type="float">
            <text:p>700611</text:p>
          </table:table-cell>
          <table:table-cell office:value-type="float" office:value="6352" calcext:value-type="float">
            <text:p>6352</text:p>
          </table:table-cell>
          <table:table-cell office:value-type="float" office:value="39.161572" calcext:value-type="float">
            <text:p>39.161572</text:p>
          </table:table-cell>
          <table:table-cell office:value-type="float" office:value="-77.301853" calcext:value-type="float">
            <text:p>-77.301853</text:p>
          </table:table-cell>
        </table:table-row>
        <table:table-row table:style-name="ro1">
          <table:table-cell office:value-type="float" office:value="700613" calcext:value-type="float">
            <text:p>700613</text:p>
          </table:table-cell>
          <table:table-cell office:value-type="float" office:value="6434" calcext:value-type="float">
            <text:p>6434</text:p>
          </table:table-cell>
          <table:table-cell office:value-type="float" office:value="39.149863" calcext:value-type="float">
            <text:p>39.149863</text:p>
          </table:table-cell>
          <table:table-cell office:value-type="float" office:value="-77.285737" calcext:value-type="float">
            <text:p>-77.285737</text:p>
          </table:table-cell>
        </table:table-row>
        <table:table-row table:style-name="ro1">
          <table:table-cell office:value-type="float" office:value="700614" calcext:value-type="float">
            <text:p>700614</text:p>
          </table:table-cell>
          <table:table-cell office:value-type="float" office:value="5341" calcext:value-type="float">
            <text:p>5341</text:p>
          </table:table-cell>
          <table:table-cell office:value-type="float" office:value="39.153264" calcext:value-type="float">
            <text:p>39.153264</text:p>
          </table:table-cell>
          <table:table-cell office:value-type="float" office:value="-77.27225" calcext:value-type="float">
            <text:p>-77.27225</text:p>
          </table:table-cell>
        </table:table-row>
        <table:table-row table:style-name="ro1">
          <table:table-cell office:value-type="float" office:value="700615" calcext:value-type="float">
            <text:p>700615</text:p>
          </table:table-cell>
          <table:table-cell office:value-type="float" office:value="3032" calcext:value-type="float">
            <text:p>3032</text:p>
          </table:table-cell>
          <table:table-cell office:value-type="float" office:value="39.100129" calcext:value-type="float">
            <text:p>39.100129</text:p>
          </table:table-cell>
          <table:table-cell office:value-type="float" office:value="-77.259767" calcext:value-type="float">
            <text:p>-77.259767</text:p>
          </table:table-cell>
        </table:table-row>
        <table:table-row table:style-name="ro1">
          <table:table-cell office:value-type="float" office:value="700616" calcext:value-type="float">
            <text:p>700616</text:p>
          </table:table-cell>
          <table:table-cell office:value-type="float" office:value="4497" calcext:value-type="float">
            <text:p>4497</text:p>
          </table:table-cell>
          <table:table-cell office:value-type="float" office:value="39.109285" calcext:value-type="float">
            <text:p>39.109285</text:p>
          </table:table-cell>
          <table:table-cell office:value-type="float" office:value="-77.25062" calcext:value-type="float">
            <text:p>-77.25062</text:p>
          </table:table-cell>
        </table:table-row>
        <table:table-row table:style-name="ro1">
          <table:table-cell office:value-type="float" office:value="700704" calcext:value-type="float">
            <text:p>700704</text:p>
          </table:table-cell>
          <table:table-cell office:value-type="float" office:value="2952" calcext:value-type="float">
            <text:p>2952</text:p>
          </table:table-cell>
          <table:table-cell office:value-type="float" office:value="39.134136" calcext:value-type="float">
            <text:p>39.134136</text:p>
          </table:table-cell>
          <table:table-cell office:value-type="float" office:value="-77.185857" calcext:value-type="float">
            <text:p>-77.185857</text:p>
          </table:table-cell>
        </table:table-row>
        <table:table-row table:style-name="ro1">
          <table:table-cell office:value-type="float" office:value="700706" calcext:value-type="float">
            <text:p>700706</text:p>
          </table:table-cell>
          <table:table-cell office:value-type="float" office:value="3447" calcext:value-type="float">
            <text:p>3447</text:p>
          </table:table-cell>
          <table:table-cell office:value-type="float" office:value="39.147685" calcext:value-type="float">
            <text:p>39.147685</text:p>
          </table:table-cell>
          <table:table-cell office:value-type="float" office:value="-77.227648" calcext:value-type="float">
            <text:p>-77.227648</text:p>
          </table:table-cell>
        </table:table-row>
        <table:table-row table:style-name="ro1">
          <table:table-cell office:value-type="float" office:value="700710" calcext:value-type="float">
            <text:p>700710</text:p>
          </table:table-cell>
          <table:table-cell office:value-type="float" office:value="6888" calcext:value-type="float">
            <text:p>6888</text:p>
          </table:table-cell>
          <table:table-cell office:value-type="float" office:value="39.1477" calcext:value-type="float">
            <text:p>39.1477</text:p>
          </table:table-cell>
          <table:table-cell office:value-type="float" office:value="-77.157287" calcext:value-type="float">
            <text:p>-77.157287</text:p>
          </table:table-cell>
        </table:table-row>
        <table:table-row table:style-name="ro1">
          <table:table-cell office:value-type="float" office:value="700711" calcext:value-type="float">
            <text:p>700711</text:p>
          </table:table-cell>
          <table:table-cell office:value-type="float" office:value="5912" calcext:value-type="float">
            <text:p>5912</text:p>
          </table:table-cell>
          <table:table-cell office:value-type="float" office:value="39.136724" calcext:value-type="float">
            <text:p>39.136724</text:p>
          </table:table-cell>
          <table:table-cell office:value-type="float" office:value="-77.163502" calcext:value-type="float">
            <text:p>-77.163502</text:p>
          </table:table-cell>
        </table:table-row>
        <table:table-row table:style-name="ro1">
          <table:table-cell office:value-type="float" office:value="700713" calcext:value-type="float">
            <text:p>700713</text:p>
          </table:table-cell>
          <table:table-cell office:value-type="float" office:value="5471" calcext:value-type="float">
            <text:p>5471</text:p>
          </table:table-cell>
          <table:table-cell office:value-type="float" office:value="39.157463" calcext:value-type="float">
            <text:p>39.157463</text:p>
          </table:table-cell>
          <table:table-cell office:value-type="float" office:value="-77.198581" calcext:value-type="float">
            <text:p>-77.198581</text:p>
          </table:table-cell>
        </table:table-row>
        <table:table-row table:style-name="ro1">
          <table:table-cell office:value-type="float" office:value="700715" calcext:value-type="float">
            <text:p>700715</text:p>
          </table:table-cell>
          <table:table-cell office:value-type="float" office:value="5969" calcext:value-type="float">
            <text:p>5969</text:p>
          </table:table-cell>
          <table:table-cell office:value-type="float" office:value="39.169944" calcext:value-type="float">
            <text:p>39.169944</text:p>
          </table:table-cell>
          <table:table-cell office:value-type="float" office:value="-77.185405" calcext:value-type="float">
            <text:p>-77.185405</text:p>
          </table:table-cell>
        </table:table-row>
        <table:table-row table:style-name="ro1">
          <table:table-cell office:value-type="float" office:value="700716" calcext:value-type="float">
            <text:p>700716</text:p>
          </table:table-cell>
          <table:table-cell office:value-type="float" office:value="7729" calcext:value-type="float">
            <text:p>7729</text:p>
          </table:table-cell>
          <table:table-cell office:value-type="float" office:value="39.159718" calcext:value-type="float">
            <text:p>39.159718</text:p>
          </table:table-cell>
          <table:table-cell office:value-type="float" office:value="-77.173271" calcext:value-type="float">
            <text:p>-77.173271</text:p>
          </table:table-cell>
        </table:table-row>
        <table:table-row table:style-name="ro1">
          <table:table-cell office:value-type="float" office:value="700717" calcext:value-type="float">
            <text:p>700717</text:p>
          </table:table-cell>
          <table:table-cell office:value-type="float" office:value="5877" calcext:value-type="float">
            <text:p>5877</text:p>
          </table:table-cell>
          <table:table-cell office:value-type="float" office:value="39.131504" calcext:value-type="float">
            <text:p>39.131504</text:p>
          </table:table-cell>
          <table:table-cell office:value-type="float" office:value="-77.198254" calcext:value-type="float">
            <text:p>-77.198254</text:p>
          </table:table-cell>
        </table:table-row>
        <table:table-row table:style-name="ro1">
          <table:table-cell office:value-type="float" office:value="700718" calcext:value-type="float">
            <text:p>700718</text:p>
          </table:table-cell>
          <table:table-cell office:value-type="float" office:value="4329" calcext:value-type="float">
            <text:p>4329</text:p>
          </table:table-cell>
          <table:table-cell office:value-type="float" office:value="39.115266" calcext:value-type="float">
            <text:p>39.115266</text:p>
          </table:table-cell>
          <table:table-cell office:value-type="float" office:value="-77.173675" calcext:value-type="float">
            <text:p>-77.173675</text:p>
          </table:table-cell>
        </table:table-row>
        <table:table-row table:style-name="ro1">
          <table:table-cell office:value-type="float" office:value="700719" calcext:value-type="float">
            <text:p>700719</text:p>
          </table:table-cell>
          <table:table-cell office:value-type="float" office:value="7590" calcext:value-type="float">
            <text:p>7590</text:p>
          </table:table-cell>
          <table:table-cell office:value-type="float" office:value="39.147046" calcext:value-type="float">
            <text:p>39.147046</text:p>
          </table:table-cell>
          <table:table-cell office:value-type="float" office:value="-77.188285" calcext:value-type="float">
            <text:p>-77.188285</text:p>
          </table:table-cell>
        </table:table-row>
        <table:table-row table:style-name="ro1">
          <table:table-cell office:value-type="float" office:value="700720" calcext:value-type="float">
            <text:p>700720</text:p>
          </table:table-cell>
          <table:table-cell office:value-type="float" office:value="3499" calcext:value-type="float">
            <text:p>3499</text:p>
          </table:table-cell>
          <table:table-cell office:value-type="float" office:value="39.149643" calcext:value-type="float">
            <text:p>39.149643</text:p>
          </table:table-cell>
          <table:table-cell office:value-type="float" office:value="-77.176575" calcext:value-type="float">
            <text:p>-77.176575</text:p>
          </table:table-cell>
        </table:table-row>
        <table:table-row table:style-name="ro1">
          <table:table-cell office:value-type="float" office:value="700721" calcext:value-type="float">
            <text:p>700721</text:p>
          </table:table-cell>
          <table:table-cell office:value-type="float" office:value="2621" calcext:value-type="float">
            <text:p>2621</text:p>
          </table:table-cell>
          <table:table-cell office:value-type="float" office:value="39.161456" calcext:value-type="float">
            <text:p>39.161456</text:p>
          </table:table-cell>
          <table:table-cell office:value-type="float" office:value="-77.205574" calcext:value-type="float">
            <text:p>-77.205574</text:p>
          </table:table-cell>
        </table:table-row>
        <table:table-row table:style-name="ro1">
          <table:table-cell office:value-type="float" office:value="700722" calcext:value-type="float">
            <text:p>700722</text:p>
          </table:table-cell>
          <table:table-cell office:value-type="float" office:value="4418" calcext:value-type="float">
            <text:p>4418</text:p>
          </table:table-cell>
          <table:table-cell office:value-type="float" office:value="39.162013" calcext:value-type="float">
            <text:p>39.162013</text:p>
          </table:table-cell>
          <table:table-cell office:value-type="float" office:value="-77.215504" calcext:value-type="float">
            <text:p>-77.215504</text:p>
          </table:table-cell>
        </table:table-row>
        <table:table-row table:style-name="ro1">
          <table:table-cell office:value-type="float" office:value="700723" calcext:value-type="float">
            <text:p>700723</text:p>
          </table:table-cell>
          <table:table-cell office:value-type="float" office:value="3387" calcext:value-type="float">
            <text:p>3387</text:p>
          </table:table-cell>
          <table:table-cell office:value-type="float" office:value="39.147329" calcext:value-type="float">
            <text:p>39.147329</text:p>
          </table:table-cell>
          <table:table-cell office:value-type="float" office:value="-77.199559" calcext:value-type="float">
            <text:p>-77.199559</text:p>
          </table:table-cell>
        </table:table-row>
        <table:table-row table:style-name="ro1">
          <table:table-cell office:value-type="float" office:value="700724" calcext:value-type="float">
            <text:p>700724</text:p>
          </table:table-cell>
          <table:table-cell office:value-type="float" office:value="3154" calcext:value-type="float">
            <text:p>3154</text:p>
          </table:table-cell>
          <table:table-cell office:value-type="float" office:value="39.137219" calcext:value-type="float">
            <text:p>39.137219</text:p>
          </table:table-cell>
          <table:table-cell office:value-type="float" office:value="-77.207394" calcext:value-type="float">
            <text:p>-77.207394</text:p>
          </table:table-cell>
        </table:table-row>
        <table:table-row table:style-name="ro1">
          <table:table-cell office:value-type="float" office:value="700810" calcext:value-type="float">
            <text:p>700810</text:p>
          </table:table-cell>
          <table:table-cell office:value-type="float" office:value="5142" calcext:value-type="float">
            <text:p>5142</text:p>
          </table:table-cell>
          <table:table-cell office:value-type="float" office:value="39.186217" calcext:value-type="float">
            <text:p>39.186217</text:p>
          </table:table-cell>
          <table:table-cell office:value-type="float" office:value="-77.206307" calcext:value-type="float">
            <text:p>-77.206307</text:p>
          </table:table-cell>
        </table:table-row>
        <table:table-row table:style-name="ro1">
          <table:table-cell office:value-type="float" office:value="700811" calcext:value-type="float">
            <text:p>700811</text:p>
          </table:table-cell>
          <table:table-cell office:value-type="float" office:value="4591" calcext:value-type="float">
            <text:p>4591</text:p>
          </table:table-cell>
          <table:table-cell office:value-type="float" office:value="39.182827" calcext:value-type="float">
            <text:p>39.182827</text:p>
          </table:table-cell>
          <table:table-cell office:value-type="float" office:value="-77.19296" calcext:value-type="float">
            <text:p>-77.19296</text:p>
          </table:table-cell>
        </table:table-row>
        <table:table-row table:style-name="ro1">
          <table:table-cell office:value-type="float" office:value="700812" calcext:value-type="float">
            <text:p>700812</text:p>
          </table:table-cell>
          <table:table-cell office:value-type="float" office:value="4177" calcext:value-type="float">
            <text:p>4177</text:p>
          </table:table-cell>
          <table:table-cell office:value-type="float" office:value="39.171774" calcext:value-type="float">
            <text:p>39.171774</text:p>
          </table:table-cell>
          <table:table-cell office:value-type="float" office:value="-77.19869" calcext:value-type="float">
            <text:p>-77.19869</text:p>
          </table:table-cell>
        </table:table-row>
        <table:table-row table:style-name="ro1">
          <table:table-cell office:value-type="float" office:value="700813" calcext:value-type="float">
            <text:p>700813</text:p>
          </table:table-cell>
          <table:table-cell office:value-type="float" office:value="5626" calcext:value-type="float">
            <text:p>5626</text:p>
          </table:table-cell>
          <table:table-cell office:value-type="float" office:value="39.172042" calcext:value-type="float">
            <text:p>39.172042</text:p>
          </table:table-cell>
          <table:table-cell office:value-type="float" office:value="-77.21159" calcext:value-type="float">
            <text:p>-77.21159</text:p>
          </table:table-cell>
        </table:table-row>
        <table:table-row table:style-name="ro1">
          <table:table-cell office:value-type="float" office:value="700815" calcext:value-type="float">
            <text:p>700815</text:p>
          </table:table-cell>
          <table:table-cell office:value-type="float" office:value="7546" calcext:value-type="float">
            <text:p>7546</text:p>
          </table:table-cell>
          <table:table-cell office:value-type="float" office:value="39.163508" calcext:value-type="float">
            <text:p>39.163508</text:p>
          </table:table-cell>
          <table:table-cell office:value-type="float" office:value="-77.269557" calcext:value-type="float">
            <text:p>-77.269557</text:p>
          </table:table-cell>
        </table:table-row>
        <table:table-row table:style-name="ro1">
          <table:table-cell office:value-type="float" office:value="700816" calcext:value-type="float">
            <text:p>700816</text:p>
          </table:table-cell>
          <table:table-cell office:value-type="float" office:value="7886" calcext:value-type="float">
            <text:p>7886</text:p>
          </table:table-cell>
          <table:table-cell office:value-type="float" office:value="39.120875" calcext:value-type="float">
            <text:p>39.120875</text:p>
          </table:table-cell>
          <table:table-cell office:value-type="float" office:value="-77.210138" calcext:value-type="float">
            <text:p>-77.210138</text:p>
          </table:table-cell>
        </table:table-row>
        <table:table-row table:style-name="ro1">
          <table:table-cell office:value-type="float" office:value="700817" calcext:value-type="float">
            <text:p>700817</text:p>
          </table:table-cell>
          <table:table-cell office:value-type="float" office:value="5197" calcext:value-type="float">
            <text:p>5197</text:p>
          </table:table-cell>
          <table:table-cell office:value-type="float" office:value="39.111266" calcext:value-type="float">
            <text:p>39.111266</text:p>
          </table:table-cell>
          <table:table-cell office:value-type="float" office:value="-77.200718" calcext:value-type="float">
            <text:p>-77.200718</text:p>
          </table:table-cell>
        </table:table-row>
        <table:table-row table:style-name="ro1">
          <table:table-cell office:value-type="float" office:value="700818" calcext:value-type="float">
            <text:p>700818</text:p>
          </table:table-cell>
          <table:table-cell office:value-type="float" office:value="6078" calcext:value-type="float">
            <text:p>6078</text:p>
          </table:table-cell>
          <table:table-cell office:value-type="float" office:value="39.171711" calcext:value-type="float">
            <text:p>39.171711</text:p>
          </table:table-cell>
          <table:table-cell office:value-type="float" office:value="-77.260754" calcext:value-type="float">
            <text:p>-77.260754</text:p>
          </table:table-cell>
        </table:table-row>
        <table:table-row table:style-name="ro1">
          <table:table-cell office:value-type="float" office:value="700819" calcext:value-type="float">
            <text:p>700819</text:p>
          </table:table-cell>
          <table:table-cell office:value-type="float" office:value="6651" calcext:value-type="float">
            <text:p>6651</text:p>
          </table:table-cell>
          <table:table-cell office:value-type="float" office:value="39.168209" calcext:value-type="float">
            <text:p>39.168209</text:p>
          </table:table-cell>
          <table:table-cell office:value-type="float" office:value="-77.251266" calcext:value-type="float">
            <text:p>-77.251266</text:p>
          </table:table-cell>
        </table:table-row>
        <table:table-row table:style-name="ro1">
          <table:table-cell office:value-type="float" office:value="700820" calcext:value-type="float">
            <text:p>700820</text:p>
          </table:table-cell>
          <table:table-cell office:value-type="float" office:value="2898" calcext:value-type="float">
            <text:p>2898</text:p>
          </table:table-cell>
          <table:table-cell office:value-type="float" office:value="39.143736" calcext:value-type="float">
            <text:p>39.143736</text:p>
          </table:table-cell>
          <table:table-cell office:value-type="float" office:value="-77.231316" calcext:value-type="float">
            <text:p>-77.231316</text:p>
          </table:table-cell>
        </table:table-row>
        <table:table-row table:style-name="ro1">
          <table:table-cell office:value-type="float" office:value="700822" calcext:value-type="float">
            <text:p>700822</text:p>
          </table:table-cell>
          <table:table-cell office:value-type="float" office:value="1568" calcext:value-type="float">
            <text:p>1568</text:p>
          </table:table-cell>
          <table:table-cell office:value-type="float" office:value="39.137973" calcext:value-type="float">
            <text:p>39.137973</text:p>
          </table:table-cell>
          <table:table-cell office:value-type="float" office:value="-77.227509" calcext:value-type="float">
            <text:p>-77.227509</text:p>
          </table:table-cell>
        </table:table-row>
        <table:table-row table:style-name="ro1">
          <table:table-cell office:value-type="float" office:value="700823" calcext:value-type="float">
            <text:p>700823</text:p>
          </table:table-cell>
          <table:table-cell office:value-type="float" office:value="3464" calcext:value-type="float">
            <text:p>3464</text:p>
          </table:table-cell>
          <table:table-cell office:value-type="float" office:value="39.132625" calcext:value-type="float">
            <text:p>39.132625</text:p>
          </table:table-cell>
          <table:table-cell office:value-type="float" office:value="-77.23603" calcext:value-type="float">
            <text:p>-77.23603</text:p>
          </table:table-cell>
        </table:table-row>
        <table:table-row table:style-name="ro1">
          <table:table-cell office:value-type="float" office:value="700824" calcext:value-type="float">
            <text:p>700824</text:p>
          </table:table-cell>
          <table:table-cell office:value-type="float" office:value="2736" calcext:value-type="float">
            <text:p>2736</text:p>
          </table:table-cell>
          <table:table-cell office:value-type="float" office:value="39.120316" calcext:value-type="float">
            <text:p>39.120316</text:p>
          </table:table-cell>
          <table:table-cell office:value-type="float" office:value="-77.245579" calcext:value-type="float">
            <text:p>-77.245579</text:p>
          </table:table-cell>
        </table:table-row>
        <table:table-row table:style-name="ro1">
          <table:table-cell office:value-type="float" office:value="700826" calcext:value-type="float">
            <text:p>700826</text:p>
          </table:table-cell>
          <table:table-cell office:value-type="float" office:value="5944" calcext:value-type="float">
            <text:p>5944</text:p>
          </table:table-cell>
          <table:table-cell office:value-type="float" office:value="39.119589" calcext:value-type="float">
            <text:p>39.119589</text:p>
          </table:table-cell>
          <table:table-cell office:value-type="float" office:value="-77.234278" calcext:value-type="float">
            <text:p>-77.234278</text:p>
          </table:table-cell>
        </table:table-row>
        <table:table-row table:style-name="ro1">
          <table:table-cell office:value-type="float" office:value="700828" calcext:value-type="float">
            <text:p>700828</text:p>
          </table:table-cell>
          <table:table-cell office:value-type="float" office:value="2468" calcext:value-type="float">
            <text:p>2468</text:p>
          </table:table-cell>
          <table:table-cell office:value-type="float" office:value="39.108778" calcext:value-type="float">
            <text:p>39.108778</text:p>
          </table:table-cell>
          <table:table-cell office:value-type="float" office:value="-77.224832" calcext:value-type="float">
            <text:p>-77.224832</text:p>
          </table:table-cell>
        </table:table-row>
        <table:table-row table:style-name="ro1">
          <table:table-cell office:value-type="float" office:value="700829" calcext:value-type="float">
            <text:p>700829</text:p>
          </table:table-cell>
          <table:table-cell office:value-type="float" office:value="3067" calcext:value-type="float">
            <text:p>3067</text:p>
          </table:table-cell>
          <table:table-cell office:value-type="float" office:value="39.119062" calcext:value-type="float">
            <text:p>39.119062</text:p>
          </table:table-cell>
          <table:table-cell office:value-type="float" office:value="-77.222317" calcext:value-type="float">
            <text:p>-77.222317</text:p>
          </table:table-cell>
        </table:table-row>
        <table:table-row table:style-name="ro1">
          <table:table-cell office:value-type="float" office:value="700830" calcext:value-type="float">
            <text:p>700830</text:p>
          </table:table-cell>
          <table:table-cell office:value-type="float" office:value="2520" calcext:value-type="float">
            <text:p>2520</text:p>
          </table:table-cell>
          <table:table-cell office:value-type="float" office:value="39.189083" calcext:value-type="float">
            <text:p>39.189083</text:p>
          </table:table-cell>
          <table:table-cell office:value-type="float" office:value="-77.243319" calcext:value-type="float">
            <text:p>-77.243319</text:p>
          </table:table-cell>
        </table:table-row>
        <table:table-row table:style-name="ro1">
          <table:table-cell office:value-type="float" office:value="700832" calcext:value-type="float">
            <text:p>700832</text:p>
          </table:table-cell>
          <table:table-cell office:value-type="float" office:value="2958" calcext:value-type="float">
            <text:p>2958</text:p>
          </table:table-cell>
          <table:table-cell office:value-type="float" office:value="39.171929" calcext:value-type="float">
            <text:p>39.171929</text:p>
          </table:table-cell>
          <table:table-cell office:value-type="float" office:value="-77.239919" calcext:value-type="float">
            <text:p>-77.239919</text:p>
          </table:table-cell>
        </table:table-row>
        <table:table-row table:style-name="ro1">
          <table:table-cell office:value-type="float" office:value="700833" calcext:value-type="float">
            <text:p>700833</text:p>
          </table:table-cell>
          <table:table-cell office:value-type="float" office:value="4251" calcext:value-type="float">
            <text:p>4251</text:p>
          </table:table-cell>
          <table:table-cell office:value-type="float" office:value="39.177102" calcext:value-type="float">
            <text:p>39.177102</text:p>
          </table:table-cell>
          <table:table-cell office:value-type="float" office:value="-77.230743" calcext:value-type="float">
            <text:p>-77.230743</text:p>
          </table:table-cell>
        </table:table-row>
        <table:table-row table:style-name="ro1">
          <table:table-cell office:value-type="float" office:value="700834" calcext:value-type="float">
            <text:p>700834</text:p>
          </table:table-cell>
          <table:table-cell office:value-type="float" office:value="4885" calcext:value-type="float">
            <text:p>4885</text:p>
          </table:table-cell>
          <table:table-cell office:value-type="float" office:value="39.187554" calcext:value-type="float">
            <text:p>39.187554</text:p>
          </table:table-cell>
          <table:table-cell office:value-type="float" office:value="-77.23608" calcext:value-type="float">
            <text:p>-77.23608</text:p>
          </table:table-cell>
        </table:table-row>
        <table:table-row table:style-name="ro1">
          <table:table-cell office:value-type="float" office:value="700835" calcext:value-type="float">
            <text:p>700835</text:p>
          </table:table-cell>
          <table:table-cell office:value-type="float" office:value="4616" calcext:value-type="float">
            <text:p>4616</text:p>
          </table:table-cell>
          <table:table-cell office:value-type="float" office:value="39.200008" calcext:value-type="float">
            <text:p>39.200008</text:p>
          </table:table-cell>
          <table:table-cell office:value-type="float" office:value="-77.235966" calcext:value-type="float">
            <text:p>-77.235966</text:p>
          </table:table-cell>
        </table:table-row>
        <table:table-row table:style-name="ro1">
          <table:table-cell office:value-type="float" office:value="700901" calcext:value-type="float">
            <text:p>700901</text:p>
          </table:table-cell>
          <table:table-cell office:value-type="float" office:value="4058" calcext:value-type="float">
            <text:p>4058</text:p>
          </table:table-cell>
          <table:table-cell office:value-type="float" office:value="39.086346" calcext:value-type="float">
            <text:p>39.086346</text:p>
          </table:table-cell>
          <table:table-cell office:value-type="float" office:value="-77.152009" calcext:value-type="float">
            <text:p>-77.152009</text:p>
          </table:table-cell>
        </table:table-row>
        <table:table-row table:style-name="ro1">
          <table:table-cell office:value-type="float" office:value="700902" calcext:value-type="float">
            <text:p>700902</text:p>
          </table:table-cell>
          <table:table-cell office:value-type="float" office:value="3759" calcext:value-type="float">
            <text:p>3759</text:p>
          </table:table-cell>
          <table:table-cell office:value-type="float" office:value="39.089126" calcext:value-type="float">
            <text:p>39.089126</text:p>
          </table:table-cell>
          <table:table-cell office:value-type="float" office:value="-77.142987" calcext:value-type="float">
            <text:p>-77.142987</text:p>
          </table:table-cell>
        </table:table-row>
        <table:table-row table:style-name="ro1">
          <table:table-cell office:value-type="float" office:value="700903" calcext:value-type="float">
            <text:p>700903</text:p>
          </table:table-cell>
          <table:table-cell office:value-type="float" office:value="1920" calcext:value-type="float">
            <text:p>1920</text:p>
          </table:table-cell>
          <table:table-cell office:value-type="float" office:value="39.088999" calcext:value-type="float">
            <text:p>39.088999</text:p>
          </table:table-cell>
          <table:table-cell office:value-type="float" office:value="-77.128978" calcext:value-type="float">
            <text:p>-77.128978</text:p>
          </table:table-cell>
        </table:table-row>
        <table:table-row table:style-name="ro1">
          <table:table-cell office:value-type="float" office:value="700904" calcext:value-type="float">
            <text:p>700904</text:p>
          </table:table-cell>
          <table:table-cell office:value-type="float" office:value="2578" calcext:value-type="float">
            <text:p>2578</text:p>
          </table:table-cell>
          <table:table-cell office:value-type="float" office:value="39.066119" calcext:value-type="float">
            <text:p>39.066119</text:p>
          </table:table-cell>
          <table:table-cell office:value-type="float" office:value="-77.130011" calcext:value-type="float">
            <text:p>-77.130011</text:p>
          </table:table-cell>
        </table:table-row>
        <table:table-row table:style-name="ro1">
          <table:table-cell office:value-type="float" office:value="700905" calcext:value-type="float">
            <text:p>700905</text:p>
          </table:table-cell>
          <table:table-cell office:value-type="float" office:value="3922" calcext:value-type="float">
            <text:p>3922</text:p>
          </table:table-cell>
          <table:table-cell office:value-type="float" office:value="39.059095" calcext:value-type="float">
            <text:p>39.059095</text:p>
          </table:table-cell>
          <table:table-cell office:value-type="float" office:value="-77.13027" calcext:value-type="float">
            <text:p>-77.13027</text:p>
          </table:table-cell>
        </table:table-row>
        <table:table-row table:style-name="ro1">
          <table:table-cell office:value-type="float" office:value="701001" calcext:value-type="float">
            <text:p>701001</text:p>
          </table:table-cell>
          <table:table-cell office:value-type="float" office:value="5421" calcext:value-type="float">
            <text:p>5421</text:p>
          </table:table-cell>
          <table:table-cell office:value-type="float" office:value="39.071899" calcext:value-type="float">
            <text:p>39.071899</text:p>
          </table:table-cell>
          <table:table-cell office:value-type="float" office:value="-77.149527" calcext:value-type="float">
            <text:p>-77.149527</text:p>
          </table:table-cell>
        </table:table-row>
        <table:table-row table:style-name="ro1">
          <table:table-cell office:value-type="float" office:value="701002" calcext:value-type="float">
            <text:p>701002</text:p>
          </table:table-cell>
          <table:table-cell office:value-type="float" office:value="3675" calcext:value-type="float">
            <text:p>3675</text:p>
          </table:table-cell>
          <table:table-cell office:value-type="float" office:value="39.063164" calcext:value-type="float">
            <text:p>39.063164</text:p>
          </table:table-cell>
          <table:table-cell office:value-type="float" office:value="-77.167073" calcext:value-type="float">
            <text:p>-77.167073</text:p>
          </table:table-cell>
        </table:table-row>
        <table:table-row table:style-name="ro1">
          <table:table-cell office:value-type="float" office:value="701004" calcext:value-type="float">
            <text:p>701004</text:p>
          </table:table-cell>
          <table:table-cell office:value-type="float" office:value="5055" calcext:value-type="float">
            <text:p>5055</text:p>
          </table:table-cell>
          <table:table-cell office:value-type="float" office:value="39.098497" calcext:value-type="float">
            <text:p>39.098497</text:p>
          </table:table-cell>
          <table:table-cell office:value-type="float" office:value="-77.166647" calcext:value-type="float">
            <text:p>-77.166647</text:p>
          </table:table-cell>
        </table:table-row>
        <table:table-row table:style-name="ro1">
          <table:table-cell office:value-type="float" office:value="701005" calcext:value-type="float">
            <text:p>701005</text:p>
          </table:table-cell>
          <table:table-cell office:value-type="float" office:value="3337" calcext:value-type="float">
            <text:p>3337</text:p>
          </table:table-cell>
          <table:table-cell office:value-type="float" office:value="39.083324" calcext:value-type="float">
            <text:p>39.083324</text:p>
          </table:table-cell>
          <table:table-cell office:value-type="float" office:value="-77.163661" calcext:value-type="float">
            <text:p>-77.163661</text:p>
          </table:table-cell>
        </table:table-row>
        <table:table-row table:style-name="ro1">
          <table:table-cell office:value-type="float" office:value="701006" calcext:value-type="float">
            <text:p>701006</text:p>
          </table:table-cell>
          <table:table-cell office:value-type="float" office:value="5549" calcext:value-type="float">
            <text:p>5549</text:p>
          </table:table-cell>
          <table:table-cell office:value-type="float" office:value="39.08169" calcext:value-type="float">
            <text:p>39.08169</text:p>
          </table:table-cell>
          <table:table-cell office:value-type="float" office:value="-77.180843" calcext:value-type="float">
            <text:p>-77.180843</text:p>
          </table:table-cell>
        </table:table-row>
        <table:table-row table:style-name="ro1">
          <table:table-cell office:value-type="float" office:value="701007" calcext:value-type="float">
            <text:p>701007</text:p>
          </table:table-cell>
          <table:table-cell office:value-type="float" office:value="3158" calcext:value-type="float">
            <text:p>3158</text:p>
          </table:table-cell>
          <table:table-cell office:value-type="float" office:value="39.095909" calcext:value-type="float">
            <text:p>39.095909</text:p>
          </table:table-cell>
          <table:table-cell office:value-type="float" office:value="-77.190307" calcext:value-type="float">
            <text:p>-77.190307</text:p>
          </table:table-cell>
        </table:table-row>
        <table:table-row table:style-name="ro1">
          <table:table-cell office:value-type="float" office:value="701101" calcext:value-type="float">
            <text:p>701101</text:p>
          </table:table-cell>
          <table:table-cell office:value-type="float" office:value="4636" calcext:value-type="float">
            <text:p>4636</text:p>
          </table:table-cell>
          <table:table-cell office:value-type="float" office:value="39.080268" calcext:value-type="float">
            <text:p>39.080268</text:p>
          </table:table-cell>
          <table:table-cell office:value-type="float" office:value="-77.122336" calcext:value-type="float">
            <text:p>-77.122336</text:p>
          </table:table-cell>
        </table:table-row>
        <table:table-row table:style-name="ro1">
          <table:table-cell office:value-type="float" office:value="701102" calcext:value-type="float">
            <text:p>701102</text:p>
          </table:table-cell>
          <table:table-cell office:value-type="float" office:value="6306" calcext:value-type="float">
            <text:p>6306</text:p>
          </table:table-cell>
          <table:table-cell office:value-type="float" office:value="39.072604" calcext:value-type="float">
            <text:p>39.072604</text:p>
          </table:table-cell>
          <table:table-cell office:value-type="float" office:value="-77.124945" calcext:value-type="float">
            <text:p>-77.124945</text:p>
          </table:table-cell>
        </table:table-row>
        <table:table-row table:style-name="ro1">
          <table:table-cell office:value-type="float" office:value="701201" calcext:value-type="float">
            <text:p>701201</text:p>
          </table:table-cell>
          <table:table-cell office:value-type="float" office:value="6012" calcext:value-type="float">
            <text:p>6012</text:p>
          </table:table-cell>
          <table:table-cell office:value-type="float" office:value="39.050568" calcext:value-type="float">
            <text:p>39.050568</text:p>
          </table:table-cell>
          <table:table-cell office:value-type="float" office:value="-77.097944" calcext:value-type="float">
            <text:p>-77.097944</text:p>
          </table:table-cell>
        </table:table-row>
        <table:table-row table:style-name="ro1">
          <table:table-cell office:value-type="float" office:value="701202" calcext:value-type="float">
            <text:p>701202</text:p>
          </table:table-cell>
          <table:table-cell office:value-type="float" office:value="2726" calcext:value-type="float">
            <text:p>2726</text:p>
          </table:table-cell>
          <table:table-cell office:value-type="float" office:value="39.037606" calcext:value-type="float">
            <text:p>39.037606</text:p>
          </table:table-cell>
          <table:table-cell office:value-type="float" office:value="-77.099096" calcext:value-type="float">
            <text:p>-77.099096</text:p>
          </table:table-cell>
        </table:table-row>
        <table:table-row table:style-name="ro1">
          <table:table-cell office:value-type="float" office:value="701205" calcext:value-type="float">
            <text:p>701205</text:p>
          </table:table-cell>
          <table:table-cell office:value-type="float" office:value="6370" calcext:value-type="float">
            <text:p>6370</text:p>
          </table:table-cell>
          <table:table-cell office:value-type="float" office:value="39.043395" calcext:value-type="float">
            <text:p>39.043395</text:p>
          </table:table-cell>
          <table:table-cell office:value-type="float" office:value="-77.13769" calcext:value-type="float">
            <text:p>-77.13769</text:p>
          </table:table-cell>
        </table:table-row>
        <table:table-row table:style-name="ro1">
          <table:table-cell office:value-type="float" office:value="701206" calcext:value-type="float">
            <text:p>701206</text:p>
          </table:table-cell>
          <table:table-cell office:value-type="float" office:value="6366" calcext:value-type="float">
            <text:p>6366</text:p>
          </table:table-cell>
          <table:table-cell office:value-type="float" office:value="39.048581" calcext:value-type="float">
            <text:p>39.048581</text:p>
          </table:table-cell>
          <table:table-cell office:value-type="float" office:value="-77.167947" calcext:value-type="float">
            <text:p>-77.167947</text:p>
          </table:table-cell>
        </table:table-row>
        <table:table-row table:style-name="ro1">
          <table:table-cell office:value-type="float" office:value="701210" calcext:value-type="float">
            <text:p>701210</text:p>
          </table:table-cell>
          <table:table-cell office:value-type="float" office:value="3948" calcext:value-type="float">
            <text:p>3948</text:p>
          </table:table-cell>
          <table:table-cell office:value-type="float" office:value="39.064118" calcext:value-type="float">
            <text:p>39.064118</text:p>
          </table:table-cell>
          <table:table-cell office:value-type="float" office:value="-77.18444" calcext:value-type="float">
            <text:p>-77.18444</text:p>
          </table:table-cell>
        </table:table-row>
        <table:table-row table:style-name="ro1">
          <table:table-cell office:value-type="float" office:value="701211" calcext:value-type="float">
            <text:p>701211</text:p>
          </table:table-cell>
          <table:table-cell office:value-type="float" office:value="6651" calcext:value-type="float">
            <text:p>6651</text:p>
          </table:table-cell>
          <table:table-cell office:value-type="float" office:value="39.112286" calcext:value-type="float">
            <text:p>39.112286</text:p>
          </table:table-cell>
          <table:table-cell office:value-type="float" office:value="-77.159876" calcext:value-type="float">
            <text:p>-77.159876</text:p>
          </table:table-cell>
        </table:table-row>
        <table:table-row table:style-name="ro1">
          <table:table-cell office:value-type="float" office:value="701212" calcext:value-type="float">
            <text:p>701212</text:p>
          </table:table-cell>
          <table:table-cell office:value-type="float" office:value="2714" calcext:value-type="float">
            <text:p>2714</text:p>
          </table:table-cell>
          <table:table-cell office:value-type="float" office:value="39.127278" calcext:value-type="float">
            <text:p>39.127278</text:p>
          </table:table-cell>
          <table:table-cell office:value-type="float" office:value="-77.137846" calcext:value-type="float">
            <text:p>-77.137846</text:p>
          </table:table-cell>
        </table:table-row>
        <table:table-row table:style-name="ro1">
          <table:table-cell office:value-type="float" office:value="701213" calcext:value-type="float">
            <text:p>701213</text:p>
          </table:table-cell>
          <table:table-cell office:value-type="float" office:value="5458" calcext:value-type="float">
            <text:p>5458</text:p>
          </table:table-cell>
          <table:table-cell office:value-type="float" office:value="39.036851" calcext:value-type="float">
            <text:p>39.036851</text:p>
          </table:table-cell>
          <table:table-cell office:value-type="float" office:value="-77.116155" calcext:value-type="float">
            <text:p>-77.116155</text:p>
          </table:table-cell>
        </table:table-row>
        <table:table-row table:style-name="ro1">
          <table:table-cell office:value-type="float" office:value="701214" calcext:value-type="float">
            <text:p>701214</text:p>
          </table:table-cell>
          <table:table-cell office:value-type="float" office:value="2793" calcext:value-type="float">
            <text:p>2793</text:p>
          </table:table-cell>
          <table:table-cell office:value-type="float" office:value="39.029022" calcext:value-type="float">
            <text:p>39.029022</text:p>
          </table:table-cell>
          <table:table-cell office:value-type="float" office:value="-77.098177" calcext:value-type="float">
            <text:p>-77.098177</text:p>
          </table:table-cell>
        </table:table-row>
        <table:table-row table:style-name="ro1">
          <table:table-cell office:value-type="float" office:value="701215" calcext:value-type="float">
            <text:p>701215</text:p>
          </table:table-cell>
          <table:table-cell office:value-type="float" office:value="4393" calcext:value-type="float">
            <text:p>4393</text:p>
          </table:table-cell>
          <table:table-cell office:value-type="float" office:value="39.027515" calcext:value-type="float">
            <text:p>39.027515</text:p>
          </table:table-cell>
          <table:table-cell office:value-type="float" office:value="-77.10949" calcext:value-type="float">
            <text:p>-77.10949</text:p>
          </table:table-cell>
        </table:table-row>
        <table:table-row table:style-name="ro1">
          <table:table-cell office:value-type="float" office:value="701216" calcext:value-type="float">
            <text:p>701216</text:p>
          </table:table-cell>
          <table:table-cell office:value-type="float" office:value="4157" calcext:value-type="float">
            <text:p>4157</text:p>
          </table:table-cell>
          <table:table-cell office:value-type="float" office:value="39.048732" calcext:value-type="float">
            <text:p>39.048732</text:p>
          </table:table-cell>
          <table:table-cell office:value-type="float" office:value="-77.11418" calcext:value-type="float">
            <text:p>-77.11418</text:p>
          </table:table-cell>
        </table:table-row>
        <table:table-row table:style-name="ro1">
          <table:table-cell office:value-type="float" office:value="701218" calcext:value-type="float">
            <text:p>701218</text:p>
          </table:table-cell>
          <table:table-cell office:value-type="float" office:value="2737" calcext:value-type="float">
            <text:p>2737</text:p>
          </table:table-cell>
          <table:table-cell office:value-type="float" office:value="39.05498" calcext:value-type="float">
            <text:p>39.05498</text:p>
          </table:table-cell>
          <table:table-cell office:value-type="float" office:value="-77.120952" calcext:value-type="float">
            <text:p>-77.120952</text:p>
          </table:table-cell>
        </table:table-row>
        <table:table-row table:style-name="ro1">
          <table:table-cell office:value-type="float" office:value="701219" calcext:value-type="float">
            <text:p>701219</text:p>
          </table:table-cell>
          <table:table-cell office:value-type="float" office:value="3121" calcext:value-type="float">
            <text:p>3121</text:p>
          </table:table-cell>
          <table:table-cell office:value-type="float" office:value="39.064582" calcext:value-type="float">
            <text:p>39.064582</text:p>
          </table:table-cell>
          <table:table-cell office:value-type="float" office:value="-77.111644" calcext:value-type="float">
            <text:p>-77.111644</text:p>
          </table:table-cell>
        </table:table-row>
        <table:table-row table:style-name="ro1">
          <table:table-cell office:value-type="float" office:value="701220" calcext:value-type="float">
            <text:p>701220</text:p>
          </table:table-cell>
          <table:table-cell office:value-type="float" office:value="3973" calcext:value-type="float">
            <text:p>3973</text:p>
          </table:table-cell>
          <table:table-cell office:value-type="float" office:value="39.072846" calcext:value-type="float">
            <text:p>39.072846</text:p>
          </table:table-cell>
          <table:table-cell office:value-type="float" office:value="-77.211216" calcext:value-type="float">
            <text:p>-77.211216</text:p>
          </table:table-cell>
        </table:table-row>
        <table:table-row table:style-name="ro1">
          <table:table-cell office:value-type="float" office:value="701221" calcext:value-type="float">
            <text:p>701221</text:p>
          </table:table-cell>
          <table:table-cell office:value-type="float" office:value="4553" calcext:value-type="float">
            <text:p>4553</text:p>
          </table:table-cell>
          <table:table-cell office:value-type="float" office:value="39.087214" calcext:value-type="float">
            <text:p>39.087214</text:p>
          </table:table-cell>
          <table:table-cell office:value-type="float" office:value="-77.206776" calcext:value-type="float">
            <text:p>-77.206776</text:p>
          </table:table-cell>
        </table:table-row>
        <table:table-row table:style-name="ro1">
          <table:table-cell office:value-type="float" office:value="701303" calcext:value-type="float">
            <text:p>701303</text:p>
          </table:table-cell>
          <table:table-cell office:value-type="float" office:value="3709" calcext:value-type="float">
            <text:p>3709</text:p>
          </table:table-cell>
          <table:table-cell office:value-type="float" office:value="39.104789" calcext:value-type="float">
            <text:p>39.104789</text:p>
          </table:table-cell>
          <table:table-cell office:value-type="float" office:value="-77.100394" calcext:value-type="float">
            <text:p>-77.100394</text:p>
          </table:table-cell>
        </table:table-row>
        <table:table-row table:style-name="ro1">
          <table:table-cell office:value-type="float" office:value="701304" calcext:value-type="float">
            <text:p>701304</text:p>
          </table:table-cell>
          <table:table-cell office:value-type="float" office:value="6038" calcext:value-type="float">
            <text:p>6038</text:p>
          </table:table-cell>
          <table:table-cell office:value-type="float" office:value="39.168535" calcext:value-type="float">
            <text:p>39.168535</text:p>
          </table:table-cell>
          <table:table-cell office:value-type="float" office:value="-77.071238" calcext:value-type="float">
            <text:p>-77.071238</text:p>
          </table:table-cell>
        </table:table-row>
        <table:table-row table:style-name="ro1">
          <table:table-cell office:value-type="float" office:value="701306" calcext:value-type="float">
            <text:p>701306</text:p>
          </table:table-cell>
          <table:table-cell office:value-type="float" office:value="3064" calcext:value-type="float">
            <text:p>3064</text:p>
          </table:table-cell>
          <table:table-cell office:value-type="float" office:value="39.14194" calcext:value-type="float">
            <text:p>39.14194</text:p>
          </table:table-cell>
          <table:table-cell office:value-type="float" office:value="-77.094068" calcext:value-type="float">
            <text:p>-77.094068</text:p>
          </table:table-cell>
        </table:table-row>
        <table:table-row table:style-name="ro1">
          <table:table-cell office:value-type="float" office:value="701307" calcext:value-type="float">
            <text:p>701307</text:p>
          </table:table-cell>
          <table:table-cell office:value-type="float" office:value="3576" calcext:value-type="float">
            <text:p>3576</text:p>
          </table:table-cell>
          <table:table-cell office:value-type="float" office:value="39.157066" calcext:value-type="float">
            <text:p>39.157066</text:p>
          </table:table-cell>
          <table:table-cell office:value-type="float" office:value="-77.112094" calcext:value-type="float">
            <text:p>-77.112094</text:p>
          </table:table-cell>
        </table:table-row>
        <table:table-row table:style-name="ro1">
          <table:table-cell office:value-type="float" office:value="701308" calcext:value-type="float">
            <text:p>701308</text:p>
          </table:table-cell>
          <table:table-cell office:value-type="float" office:value="3023" calcext:value-type="float">
            <text:p>3023</text:p>
          </table:table-cell>
          <table:table-cell office:value-type="float" office:value="39.122931" calcext:value-type="float">
            <text:p>39.122931</text:p>
          </table:table-cell>
          <table:table-cell office:value-type="float" office:value="-77.072023" calcext:value-type="float">
            <text:p>-77.072023</text:p>
          </table:table-cell>
        </table:table-row>
        <table:table-row table:style-name="ro1">
          <table:table-cell office:value-type="float" office:value="701312" calcext:value-type="float">
            <text:p>701312</text:p>
          </table:table-cell>
          <table:table-cell office:value-type="float" office:value="6080" calcext:value-type="float">
            <text:p>6080</text:p>
          </table:table-cell>
          <table:table-cell office:value-type="float" office:value="39.153339" calcext:value-type="float">
            <text:p>39.153339</text:p>
          </table:table-cell>
          <table:table-cell office:value-type="float" office:value="-77.07963" calcext:value-type="float">
            <text:p>-77.07963</text:p>
          </table:table-cell>
        </table:table-row>
        <table:table-row table:style-name="ro1">
          <table:table-cell office:value-type="float" office:value="701313" calcext:value-type="float">
            <text:p>701313</text:p>
          </table:table-cell>
          <table:table-cell office:value-type="float" office:value="3769" calcext:value-type="float">
            <text:p>3769</text:p>
          </table:table-cell>
          <table:table-cell office:value-type="float" office:value="39.138591" calcext:value-type="float">
            <text:p>39.138591</text:p>
          </table:table-cell>
          <table:table-cell office:value-type="float" office:value="-77.081324" calcext:value-type="float">
            <text:p>-77.081324</text:p>
          </table:table-cell>
        </table:table-row>
        <table:table-row table:style-name="ro1">
          <table:table-cell office:value-type="float" office:value="701314" calcext:value-type="float">
            <text:p>701314</text:p>
          </table:table-cell>
          <table:table-cell office:value-type="float" office:value="2854" calcext:value-type="float">
            <text:p>2854</text:p>
          </table:table-cell>
          <table:table-cell office:value-type="float" office:value="39.144822" calcext:value-type="float">
            <text:p>39.144822</text:p>
          </table:table-cell>
          <table:table-cell office:value-type="float" office:value="-77.06119" calcext:value-type="float">
            <text:p>-77.06119</text:p>
          </table:table-cell>
        </table:table-row>
        <table:table-row table:style-name="ro1">
          <table:table-cell office:value-type="float" office:value="701315" calcext:value-type="float">
            <text:p>701315</text:p>
          </table:table-cell>
          <table:table-cell office:value-type="float" office:value="4566" calcext:value-type="float">
            <text:p>4566</text:p>
          </table:table-cell>
          <table:table-cell office:value-type="float" office:value="39.157627" calcext:value-type="float">
            <text:p>39.157627</text:p>
          </table:table-cell>
          <table:table-cell office:value-type="float" office:value="-77.057767" calcext:value-type="float">
            <text:p>-77.057767</text:p>
          </table:table-cell>
        </table:table-row>
        <table:table-row table:style-name="ro1">
          <table:table-cell office:value-type="float" office:value="701316" calcext:value-type="float">
            <text:p>701316</text:p>
          </table:table-cell>
          <table:table-cell office:value-type="float" office:value="6317" calcext:value-type="float">
            <text:p>6317</text:p>
          </table:table-cell>
          <table:table-cell office:value-type="float" office:value="39.149023" calcext:value-type="float">
            <text:p>39.149023</text:p>
          </table:table-cell>
          <table:table-cell office:value-type="float" office:value="-77.018702" calcext:value-type="float">
            <text:p>-77.018702</text:p>
          </table:table-cell>
        </table:table-row>
        <table:table-row table:style-name="ro1">
          <table:table-cell office:value-type="float" office:value="701317" calcext:value-type="float">
            <text:p>701317</text:p>
          </table:table-cell>
          <table:table-cell office:value-type="float" office:value="4458" calcext:value-type="float">
            <text:p>4458</text:p>
          </table:table-cell>
          <table:table-cell office:value-type="float" office:value="39.186717" calcext:value-type="float">
            <text:p>39.186717</text:p>
          </table:table-cell>
          <table:table-cell office:value-type="float" office:value="-77.048694" calcext:value-type="float">
            <text:p>-77.048694</text:p>
          </table:table-cell>
        </table:table-row>
        <table:table-row table:style-name="ro1">
          <table:table-cell office:value-type="float" office:value="701407" calcext:value-type="float">
            <text:p>701407</text:p>
          </table:table-cell>
          <table:table-cell office:value-type="float" office:value="5674" calcext:value-type="float">
            <text:p>5674</text:p>
          </table:table-cell>
          <table:table-cell office:value-type="float" office:value="39.101388" calcext:value-type="float">
            <text:p>39.101388</text:p>
          </table:table-cell>
          <table:table-cell office:value-type="float" office:value="-77.011233" calcext:value-type="float">
            <text:p>-77.011233</text:p>
          </table:table-cell>
        </table:table-row>
        <table:table-row table:style-name="ro1">
          <table:table-cell office:value-type="float" office:value="701408" calcext:value-type="float">
            <text:p>701408</text:p>
          </table:table-cell>
          <table:table-cell office:value-type="float" office:value="6301" calcext:value-type="float">
            <text:p>6301</text:p>
          </table:table-cell>
          <table:table-cell office:value-type="float" office:value="39.117164" calcext:value-type="float">
            <text:p>39.117164</text:p>
          </table:table-cell>
          <table:table-cell office:value-type="float" office:value="-76.980125" calcext:value-type="float">
            <text:p>-76.980125</text:p>
          </table:table-cell>
        </table:table-row>
        <table:table-row table:style-name="ro1">
          <table:table-cell office:value-type="float" office:value="701409" calcext:value-type="float">
            <text:p>701409</text:p>
          </table:table-cell>
          <table:table-cell office:value-type="float" office:value="4361" calcext:value-type="float">
            <text:p>4361</text:p>
          </table:table-cell>
          <table:table-cell office:value-type="float" office:value="39.098365" calcext:value-type="float">
            <text:p>39.098365</text:p>
          </table:table-cell>
          <table:table-cell office:value-type="float" office:value="-76.951391" calcext:value-type="float">
            <text:p>-76.951391</text:p>
          </table:table-cell>
        </table:table-row>
        <table:table-row table:style-name="ro1">
          <table:table-cell office:value-type="float" office:value="701410" calcext:value-type="float">
            <text:p>701410</text:p>
          </table:table-cell>
          <table:table-cell office:value-type="float" office:value="7568" calcext:value-type="float">
            <text:p>7568</text:p>
          </table:table-cell>
          <table:table-cell office:value-type="float" office:value="39.100727" calcext:value-type="float">
            <text:p>39.100727</text:p>
          </table:table-cell>
          <table:table-cell office:value-type="float" office:value="-76.925565" calcext:value-type="float">
            <text:p>-76.925565</text:p>
          </table:table-cell>
        </table:table-row>
        <table:table-row table:style-name="ro1">
          <table:table-cell office:value-type="float" office:value="701414" calcext:value-type="float">
            <text:p>701414</text:p>
          </table:table-cell>
          <table:table-cell office:value-type="float" office:value="7465" calcext:value-type="float">
            <text:p>7465</text:p>
          </table:table-cell>
          <table:table-cell office:value-type="float" office:value="39.069865" calcext:value-type="float">
            <text:p>39.069865</text:p>
          </table:table-cell>
          <table:table-cell office:value-type="float" office:value="-76.967678" calcext:value-type="float">
            <text:p>-76.967678</text:p>
          </table:table-cell>
        </table:table-row>
        <table:table-row table:style-name="ro1">
          <table:table-cell office:value-type="float" office:value="701415" calcext:value-type="float">
            <text:p>701415</text:p>
          </table:table-cell>
          <table:table-cell office:value-type="float" office:value="7499" calcext:value-type="float">
            <text:p>7499</text:p>
          </table:table-cell>
          <table:table-cell office:value-type="float" office:value="39.083538" calcext:value-type="float">
            <text:p>39.083538</text:p>
          </table:table-cell>
          <table:table-cell office:value-type="float" office:value="-76.982709" calcext:value-type="float">
            <text:p>-76.982709</text:p>
          </table:table-cell>
        </table:table-row>
        <table:table-row table:style-name="ro1">
          <table:table-cell office:value-type="float" office:value="701417" calcext:value-type="float">
            <text:p>701417</text:p>
          </table:table-cell>
          <table:table-cell office:value-type="float" office:value="5596" calcext:value-type="float">
            <text:p>5596</text:p>
          </table:table-cell>
          <table:table-cell office:value-type="float" office:value="39.078515" calcext:value-type="float">
            <text:p>39.078515</text:p>
          </table:table-cell>
          <table:table-cell office:value-type="float" office:value="-76.93538" calcext:value-type="float">
            <text:p>-76.93538</text:p>
          </table:table-cell>
        </table:table-row>
        <table:table-row table:style-name="ro1">
          <table:table-cell office:value-type="float" office:value="701418" calcext:value-type="float">
            <text:p>701418</text:p>
          </table:table-cell>
          <table:table-cell office:value-type="float" office:value="3307" calcext:value-type="float">
            <text:p>3307</text:p>
          </table:table-cell>
          <table:table-cell office:value-type="float" office:value="39.070909" calcext:value-type="float">
            <text:p>39.070909</text:p>
          </table:table-cell>
          <table:table-cell office:value-type="float" office:value="-76.947701" calcext:value-type="float">
            <text:p>-76.947701</text:p>
          </table:table-cell>
        </table:table-row>
        <table:table-row table:style-name="ro1">
          <table:table-cell office:value-type="float" office:value="701420" calcext:value-type="float">
            <text:p>701420</text:p>
          </table:table-cell>
          <table:table-cell office:value-type="float" office:value="6907" calcext:value-type="float">
            <text:p>6907</text:p>
          </table:table-cell>
          <table:table-cell office:value-type="float" office:value="39.057307" calcext:value-type="float">
            <text:p>39.057307</text:p>
          </table:table-cell>
          <table:table-cell office:value-type="float" office:value="-76.949879" calcext:value-type="float">
            <text:p>-76.949879</text:p>
          </table:table-cell>
        </table:table-row>
        <table:table-row table:style-name="ro1">
          <table:table-cell office:value-type="float" office:value="701421" calcext:value-type="float">
            <text:p>701421</text:p>
          </table:table-cell>
          <table:table-cell office:value-type="float" office:value="1347" calcext:value-type="float">
            <text:p>1347</text:p>
          </table:table-cell>
          <table:table-cell office:value-type="float" office:value="39.047909" calcext:value-type="float">
            <text:p>39.047909</text:p>
          </table:table-cell>
          <table:table-cell office:value-type="float" office:value="-76.966918" calcext:value-type="float">
            <text:p>-76.966918</text:p>
          </table:table-cell>
        </table:table-row>
        <table:table-row table:style-name="ro1">
          <table:table-cell office:value-type="float" office:value="701422" calcext:value-type="float">
            <text:p>701422</text:p>
          </table:table-cell>
          <table:table-cell office:value-type="float" office:value="2570" calcext:value-type="float">
            <text:p>2570</text:p>
          </table:table-cell>
          <table:table-cell office:value-type="float" office:value="39.082695" calcext:value-type="float">
            <text:p>39.082695</text:p>
          </table:table-cell>
          <table:table-cell office:value-type="float" office:value="-76.943556" calcext:value-type="float">
            <text:p>-76.943556</text:p>
          </table:table-cell>
        </table:table-row>
        <table:table-row table:style-name="ro1">
          <table:table-cell office:value-type="float" office:value="701423" calcext:value-type="float">
            <text:p>701423</text:p>
          </table:table-cell>
          <table:table-cell office:value-type="float" office:value="4614" calcext:value-type="float">
            <text:p>4614</text:p>
          </table:table-cell>
          <table:table-cell office:value-type="float" office:value="39.088073" calcext:value-type="float">
            <text:p>39.088073</text:p>
          </table:table-cell>
          <table:table-cell office:value-type="float" office:value="-76.937931" calcext:value-type="float">
            <text:p>-76.937931</text:p>
          </table:table-cell>
        </table:table-row>
        <table:table-row table:style-name="ro1">
          <table:table-cell office:value-type="float" office:value="701503" calcext:value-type="float">
            <text:p>701503</text:p>
          </table:table-cell>
          <table:table-cell office:value-type="float" office:value="6949" calcext:value-type="float">
            <text:p>6949</text:p>
          </table:table-cell>
          <table:table-cell office:value-type="float" office:value="39.062448" calcext:value-type="float">
            <text:p>39.062448</text:p>
          </table:table-cell>
          <table:table-cell office:value-type="float" office:value="-76.991153" calcext:value-type="float">
            <text:p>-76.991153</text:p>
          </table:table-cell>
        </table:table-row>
        <table:table-row table:style-name="ro1">
          <table:table-cell office:value-type="float" office:value="701505" calcext:value-type="float">
            <text:p>701505</text:p>
          </table:table-cell>
          <table:table-cell office:value-type="float" office:value="6771" calcext:value-type="float">
            <text:p>6771</text:p>
          </table:table-cell>
          <table:table-cell office:value-type="float" office:value="39.032509" calcext:value-type="float">
            <text:p>39.032509</text:p>
          </table:table-cell>
          <table:table-cell office:value-type="float" office:value="-76.991683" calcext:value-type="float">
            <text:p>-76.991683</text:p>
          </table:table-cell>
        </table:table-row>
        <table:table-row table:style-name="ro1">
          <table:table-cell office:value-type="float" office:value="701506" calcext:value-type="float">
            <text:p>701506</text:p>
          </table:table-cell>
          <table:table-cell office:value-type="float" office:value="4986" calcext:value-type="float">
            <text:p>4986</text:p>
          </table:table-cell>
          <table:table-cell office:value-type="float" office:value="39.05065" calcext:value-type="float">
            <text:p>39.05065</text:p>
          </table:table-cell>
          <table:table-cell office:value-type="float" office:value="-77.004914" calcext:value-type="float">
            <text:p>-77.004914</text:p>
          </table:table-cell>
        </table:table-row>
        <table:table-row table:style-name="ro1">
          <table:table-cell office:value-type="float" office:value="701507" calcext:value-type="float">
            <text:p>701507</text:p>
          </table:table-cell>
          <table:table-cell office:value-type="float" office:value="4949" calcext:value-type="float">
            <text:p>4949</text:p>
          </table:table-cell>
          <table:table-cell office:value-type="float" office:value="39.080781" calcext:value-type="float">
            <text:p>39.080781</text:p>
          </table:table-cell>
          <table:table-cell office:value-type="float" office:value="-77.012699" calcext:value-type="float">
            <text:p>-77.012699</text:p>
          </table:table-cell>
        </table:table-row>
        <table:table-row table:style-name="ro1">
          <table:table-cell office:value-type="float" office:value="701508" calcext:value-type="float">
            <text:p>701508</text:p>
          </table:table-cell>
          <table:table-cell office:value-type="float" office:value="3687" calcext:value-type="float">
            <text:p>3687</text:p>
          </table:table-cell>
          <table:table-cell office:value-type="float" office:value="39.046571" calcext:value-type="float">
            <text:p>39.046571</text:p>
          </table:table-cell>
          <table:table-cell office:value-type="float" office:value="-76.979795" calcext:value-type="float">
            <text:p>-76.979795</text:p>
          </table:table-cell>
        </table:table-row>
        <table:table-row table:style-name="ro1">
          <table:table-cell office:value-type="float" office:value="701509" calcext:value-type="float">
            <text:p>701509</text:p>
          </table:table-cell>
          <table:table-cell office:value-type="float" office:value="6269" calcext:value-type="float">
            <text:p>6269</text:p>
          </table:table-cell>
          <table:table-cell office:value-type="float" office:value="39.039132" calcext:value-type="float">
            <text:p>39.039132</text:p>
          </table:table-cell>
          <table:table-cell office:value-type="float" office:value="-76.982289" calcext:value-type="float">
            <text:p>-76.982289</text:p>
          </table:table-cell>
        </table:table-row>
        <table:table-row table:style-name="ro1">
          <table:table-cell office:value-type="float" office:value="701601" calcext:value-type="float">
            <text:p>701601</text:p>
          </table:table-cell>
          <table:table-cell office:value-type="float" office:value="1938" calcext:value-type="float">
            <text:p>1938</text:p>
          </table:table-cell>
          <table:table-cell office:value-type="float" office:value="39.015303" calcext:value-type="float">
            <text:p>39.015303</text:p>
          </table:table-cell>
          <table:table-cell office:value-type="float" office:value="-76.97556" calcext:value-type="float">
            <text:p>-76.97556</text:p>
          </table:table-cell>
        </table:table-row>
        <table:table-row table:style-name="ro1">
          <table:table-cell office:value-type="float" office:value="701602" calcext:value-type="float">
            <text:p>701602</text:p>
          </table:table-cell>
          <table:table-cell office:value-type="float" office:value="6162" calcext:value-type="float">
            <text:p>6162</text:p>
          </table:table-cell>
          <table:table-cell office:value-type="float" office:value="39.011602" calcext:value-type="float">
            <text:p>39.011602</text:p>
          </table:table-cell>
          <table:table-cell office:value-type="float" office:value="-76.983844" calcext:value-type="float">
            <text:p>-76.983844</text:p>
          </table:table-cell>
        </table:table-row>
        <table:table-row table:style-name="ro1">
          <table:table-cell office:value-type="float" office:value="701701" calcext:value-type="float">
            <text:p>701701</text:p>
          </table:table-cell>
          <table:table-cell office:value-type="float" office:value="3400" calcext:value-type="float">
            <text:p>3400</text:p>
          </table:table-cell>
          <table:table-cell office:value-type="float" office:value="38.977208" calcext:value-type="float">
            <text:p>38.977208</text:p>
          </table:table-cell>
          <table:table-cell office:value-type="float" office:value="-77.007255" calcext:value-type="float">
            <text:p>-77.007255</text:p>
          </table:table-cell>
        </table:table-row>
        <table:table-row table:style-name="ro1">
          <table:table-cell office:value-type="float" office:value="701702" calcext:value-type="float">
            <text:p>701702</text:p>
          </table:table-cell>
          <table:table-cell office:value-type="float" office:value="2417" calcext:value-type="float">
            <text:p>2417</text:p>
          </table:table-cell>
          <table:table-cell office:value-type="float" office:value="38.990808" calcext:value-type="float">
            <text:p>38.990808</text:p>
          </table:table-cell>
          <table:table-cell office:value-type="float" office:value="-77.003178" calcext:value-type="float">
            <text:p>-77.003178</text:p>
          </table:table-cell>
        </table:table-row>
        <table:table-row table:style-name="ro1">
          <table:table-cell office:value-type="float" office:value="701703" calcext:value-type="float">
            <text:p>701703</text:p>
          </table:table-cell>
          <table:table-cell office:value-type="float" office:value="3154" calcext:value-type="float">
            <text:p>3154</text:p>
          </table:table-cell>
          <table:table-cell office:value-type="float" office:value="38.985056" calcext:value-type="float">
            <text:p>38.985056</text:p>
          </table:table-cell>
          <table:table-cell office:value-type="float" office:value="-76.991507" calcext:value-type="float">
            <text:p>-76.991507</text:p>
          </table:table-cell>
        </table:table-row>
        <table:table-row table:style-name="ro1">
          <table:table-cell office:value-type="float" office:value="701704" calcext:value-type="float">
            <text:p>701704</text:p>
          </table:table-cell>
          <table:table-cell office:value-type="float" office:value="2810" calcext:value-type="float">
            <text:p>2810</text:p>
          </table:table-cell>
          <table:table-cell office:value-type="float" office:value="38.974982" calcext:value-type="float">
            <text:p>38.974982</text:p>
          </table:table-cell>
          <table:table-cell office:value-type="float" office:value="-76.998843" calcext:value-type="float">
            <text:p>-76.998843</text:p>
          </table:table-cell>
        </table:table-row>
        <table:table-row table:style-name="ro1">
          <table:table-cell office:value-type="float" office:value="701800" calcext:value-type="float">
            <text:p>701800</text:p>
          </table:table-cell>
          <table:table-cell office:value-type="float" office:value="4947" calcext:value-type="float">
            <text:p>4947</text:p>
          </table:table-cell>
          <table:table-cell office:value-type="float" office:value="38.98326" calcext:value-type="float">
            <text:p>38.98326</text:p>
          </table:table-cell>
          <table:table-cell office:value-type="float" office:value="-77.010626" calcext:value-type="float">
            <text:p>-77.010626</text:p>
          </table:table-cell>
        </table:table-row>
        <table:table-row table:style-name="ro1">
          <table:table-cell office:value-type="float" office:value="701900" calcext:value-type="float">
            <text:p>701900</text:p>
          </table:table-cell>
          <table:table-cell office:value-type="float" office:value="3053" calcext:value-type="float">
            <text:p>3053</text:p>
          </table:table-cell>
          <table:table-cell office:value-type="float" office:value="38.994268" calcext:value-type="float">
            <text:p>38.994268</text:p>
          </table:table-cell>
          <table:table-cell office:value-type="float" office:value="-77.000313" calcext:value-type="float">
            <text:p>-77.000313</text:p>
          </table:table-cell>
        </table:table-row>
        <table:table-row table:style-name="ro1">
          <table:table-cell office:value-type="float" office:value="702000" calcext:value-type="float">
            <text:p>702000</text:p>
          </table:table-cell>
          <table:table-cell office:value-type="float" office:value="5400" calcext:value-type="float">
            <text:p>5400</text:p>
          </table:table-cell>
          <table:table-cell office:value-type="float" office:value="38.996855" calcext:value-type="float">
            <text:p>38.996855</text:p>
          </table:table-cell>
          <table:table-cell office:value-type="float" office:value="-76.992451" calcext:value-type="float">
            <text:p>-76.992451</text:p>
          </table:table-cell>
        </table:table-row>
        <table:table-row table:style-name="ro1">
          <table:table-cell office:value-type="float" office:value="702101" calcext:value-type="float">
            <text:p>702101</text:p>
          </table:table-cell>
          <table:table-cell office:value-type="float" office:value="5720" calcext:value-type="float">
            <text:p>5720</text:p>
          </table:table-cell>
          <table:table-cell office:value-type="float" office:value="39.005773" calcext:value-type="float">
            <text:p>39.005773</text:p>
          </table:table-cell>
          <table:table-cell office:value-type="float" office:value="-76.99279" calcext:value-type="float">
            <text:p>-76.99279</text:p>
          </table:table-cell>
        </table:table-row>
        <table:table-row table:style-name="ro1">
          <table:table-cell office:value-type="float" office:value="702102" calcext:value-type="float">
            <text:p>702102</text:p>
          </table:table-cell>
          <table:table-cell office:value-type="float" office:value="3197" calcext:value-type="float">
            <text:p>3197</text:p>
          </table:table-cell>
          <table:table-cell office:value-type="float" office:value="39.022405" calcext:value-type="float">
            <text:p>39.022405</text:p>
          </table:table-cell>
          <table:table-cell office:value-type="float" office:value="-77.003884" calcext:value-type="float">
            <text:p>-77.003884</text:p>
          </table:table-cell>
        </table:table-row>
        <table:table-row table:style-name="ro1">
          <table:table-cell office:value-type="float" office:value="702200" calcext:value-type="float">
            <text:p>702200</text:p>
          </table:table-cell>
          <table:table-cell office:value-type="float" office:value="4338" calcext:value-type="float">
            <text:p>4338</text:p>
          </table:table-cell>
          <table:table-cell office:value-type="float" office:value="39.008728" calcext:value-type="float">
            <text:p>39.008728</text:p>
          </table:table-cell>
          <table:table-cell office:value-type="float" office:value="-77.005834" calcext:value-type="float">
            <text:p>-77.005834</text:p>
          </table:table-cell>
        </table:table-row>
        <table:table-row table:style-name="ro1">
          <table:table-cell office:value-type="float" office:value="702301" calcext:value-type="float">
            <text:p>702301</text:p>
          </table:table-cell>
          <table:table-cell office:value-type="float" office:value="3720" calcext:value-type="float">
            <text:p>3720</text:p>
          </table:table-cell>
          <table:table-cell office:value-type="float" office:value="39.000253" calcext:value-type="float">
            <text:p>39.000253</text:p>
          </table:table-cell>
          <table:table-cell office:value-type="float" office:value="-77.004355" calcext:value-type="float">
            <text:p>-77.004355</text:p>
          </table:table-cell>
        </table:table-row>
        <table:table-row table:style-name="ro1">
          <table:table-cell office:value-type="float" office:value="702302" calcext:value-type="float">
            <text:p>702302</text:p>
          </table:table-cell>
          <table:table-cell office:value-type="float" office:value="4026" calcext:value-type="float">
            <text:p>4026</text:p>
          </table:table-cell>
          <table:table-cell office:value-type="float" office:value="39.00629" calcext:value-type="float">
            <text:p>39.00629</text:p>
          </table:table-cell>
          <table:table-cell office:value-type="float" office:value="-77.013954" calcext:value-type="float">
            <text:p>-77.013954</text:p>
          </table:table-cell>
        </table:table-row>
        <table:table-row table:style-name="ro1">
          <table:table-cell office:value-type="float" office:value="702401" calcext:value-type="float">
            <text:p>702401</text:p>
          </table:table-cell>
          <table:table-cell office:value-type="float" office:value="2516" calcext:value-type="float">
            <text:p>2516</text:p>
          </table:table-cell>
          <table:table-cell office:value-type="float" office:value="38.992304" calcext:value-type="float">
            <text:p>38.992304</text:p>
          </table:table-cell>
          <table:table-cell office:value-type="float" office:value="-77.013428" calcext:value-type="float">
            <text:p>-77.013428</text:p>
          </table:table-cell>
        </table:table-row>
        <table:table-row table:style-name="ro1">
          <table:table-cell office:value-type="float" office:value="702402" calcext:value-type="float">
            <text:p>702402</text:p>
          </table:table-cell>
          <table:table-cell office:value-type="float" office:value="4506" calcext:value-type="float">
            <text:p>4506</text:p>
          </table:table-cell>
          <table:table-cell office:value-type="float" office:value="38.992911" calcext:value-type="float">
            <text:p>38.992911</text:p>
          </table:table-cell>
          <table:table-cell office:value-type="float" office:value="-77.017937" calcext:value-type="float">
            <text:p>-77.017937</text:p>
          </table:table-cell>
        </table:table-row>
        <table:table-row table:style-name="ro1">
          <table:table-cell office:value-type="float" office:value="702500" calcext:value-type="float">
            <text:p>702500</text:p>
          </table:table-cell>
          <table:table-cell office:value-type="float" office:value="4987" calcext:value-type="float">
            <text:p>4987</text:p>
          </table:table-cell>
          <table:table-cell office:value-type="float" office:value="38.992521" calcext:value-type="float">
            <text:p>38.992521</text:p>
          </table:table-cell>
          <table:table-cell office:value-type="float" office:value="-77.028968" calcext:value-type="float">
            <text:p>-77.028968</text:p>
          </table:table-cell>
        </table:table-row>
        <table:table-row table:style-name="ro1">
          <table:table-cell office:value-type="float" office:value="702601" calcext:value-type="float">
            <text:p>702601</text:p>
          </table:table-cell>
          <table:table-cell office:value-type="float" office:value="3931" calcext:value-type="float">
            <text:p>3931</text:p>
          </table:table-cell>
          <table:table-cell office:value-type="float" office:value="38.991802" calcext:value-type="float">
            <text:p>38.991802</text:p>
          </table:table-cell>
          <table:table-cell office:value-type="float" office:value="-77.033165" calcext:value-type="float">
            <text:p>-77.033165</text:p>
          </table:table-cell>
        </table:table-row>
        <table:table-row table:style-name="ro1">
          <table:table-cell office:value-type="float" office:value="702602" calcext:value-type="float">
            <text:p>702602</text:p>
          </table:table-cell>
          <table:table-cell office:value-type="float" office:value="4482" calcext:value-type="float">
            <text:p>4482</text:p>
          </table:table-cell>
          <table:table-cell office:value-type="float" office:value="38.996553" calcext:value-type="float">
            <text:p>38.996553</text:p>
          </table:table-cell>
          <table:table-cell office:value-type="float" office:value="-77.041461" calcext:value-type="float">
            <text:p>-77.041461</text:p>
          </table:table-cell>
        </table:table-row>
        <table:table-row table:style-name="ro1">
          <table:table-cell office:value-type="float" office:value="702700" calcext:value-type="float">
            <text:p>702700</text:p>
          </table:table-cell>
          <table:table-cell office:value-type="float" office:value="6848" calcext:value-type="float">
            <text:p>6848</text:p>
          </table:table-cell>
          <table:table-cell office:value-type="float" office:value="38.997728" calcext:value-type="float">
            <text:p>38.997728</text:p>
          </table:table-cell>
          <table:table-cell office:value-type="float" office:value="-77.051724" calcext:value-type="float">
            <text:p>-77.051724</text:p>
          </table:table-cell>
        </table:table-row>
        <table:table-row table:style-name="ro1">
          <table:table-cell office:value-type="float" office:value="702800" calcext:value-type="float">
            <text:p>702800</text:p>
          </table:table-cell>
          <table:table-cell office:value-type="float" office:value="4620" calcext:value-type="float">
            <text:p>4620</text:p>
          </table:table-cell>
          <table:table-cell office:value-type="float" office:value="39.003937" calcext:value-type="float">
            <text:p>39.003937</text:p>
          </table:table-cell>
          <table:table-cell office:value-type="float" office:value="-77.040197" calcext:value-type="float">
            <text:p>-77.040197</text:p>
          </table:table-cell>
        </table:table-row>
        <table:table-row table:style-name="ro1">
          <table:table-cell office:value-type="float" office:value="702900" calcext:value-type="float">
            <text:p>702900</text:p>
          </table:table-cell>
          <table:table-cell office:value-type="float" office:value="5192" calcext:value-type="float">
            <text:p>5192</text:p>
          </table:table-cell>
          <table:table-cell office:value-type="float" office:value="39.004745" calcext:value-type="float">
            <text:p>39.004745</text:p>
          </table:table-cell>
          <table:table-cell office:value-type="float" office:value="-77.02789" calcext:value-type="float">
            <text:p>-77.02789</text:p>
          </table:table-cell>
        </table:table-row>
        <table:table-row table:style-name="ro1">
          <table:table-cell office:value-type="float" office:value="703000" calcext:value-type="float">
            <text:p>703000</text:p>
          </table:table-cell>
          <table:table-cell office:value-type="float" office:value="1755" calcext:value-type="float">
            <text:p>1755</text:p>
          </table:table-cell>
          <table:table-cell office:value-type="float" office:value="39.019126" calcext:value-type="float">
            <text:p>39.019126</text:p>
          </table:table-cell>
          <table:table-cell office:value-type="float" office:value="-77.024099" calcext:value-type="float">
            <text:p>-77.024099</text:p>
          </table:table-cell>
        </table:table-row>
        <table:table-row table:style-name="ro1">
          <table:table-cell office:value-type="float" office:value="703100" calcext:value-type="float">
            <text:p>703100</text:p>
          </table:table-cell>
          <table:table-cell office:value-type="float" office:value="4372" calcext:value-type="float">
            <text:p>4372</text:p>
          </table:table-cell>
          <table:table-cell office:value-type="float" office:value="39.025896" calcext:value-type="float">
            <text:p>39.025896</text:p>
          </table:table-cell>
          <table:table-cell office:value-type="float" office:value="-77.021824" calcext:value-type="float">
            <text:p>-77.021824</text:p>
          </table:table-cell>
        </table:table-row>
        <table:table-row table:style-name="ro1">
          <table:table-cell office:value-type="float" office:value="703201" calcext:value-type="float">
            <text:p>703201</text:p>
          </table:table-cell>
          <table:table-cell office:value-type="float" office:value="7356" calcext:value-type="float">
            <text:p>7356</text:p>
          </table:table-cell>
          <table:table-cell office:value-type="float" office:value="39.083677" calcext:value-type="float">
            <text:p>39.083677</text:p>
          </table:table-cell>
          <table:table-cell office:value-type="float" office:value="-77.092842" calcext:value-type="float">
            <text:p>-77.092842</text:p>
          </table:table-cell>
        </table:table-row>
        <table:table-row table:style-name="ro1">
          <table:table-cell office:value-type="float" office:value="703202" calcext:value-type="float">
            <text:p>703202</text:p>
          </table:table-cell>
          <table:table-cell office:value-type="float" office:value="5584" calcext:value-type="float">
            <text:p>5584</text:p>
          </table:table-cell>
          <table:table-cell office:value-type="float" office:value="39.094572" calcext:value-type="float">
            <text:p>39.094572</text:p>
          </table:table-cell>
          <table:table-cell office:value-type="float" office:value="-77.098453" calcext:value-type="float">
            <text:p>-77.098453</text:p>
          </table:table-cell>
        </table:table-row>
        <table:table-row table:style-name="ro1">
          <table:table-cell office:value-type="float" office:value="703206" calcext:value-type="float">
            <text:p>703206</text:p>
          </table:table-cell>
          <table:table-cell office:value-type="float" office:value="3442" calcext:value-type="float">
            <text:p>3442</text:p>
          </table:table-cell>
          <table:table-cell office:value-type="float" office:value="39.07213" calcext:value-type="float">
            <text:p>39.07213</text:p>
          </table:table-cell>
          <table:table-cell office:value-type="float" office:value="-77.05493" calcext:value-type="float">
            <text:p>-77.05493</text:p>
          </table:table-cell>
        </table:table-row>
        <table:table-row table:style-name="ro1">
          <table:table-cell office:value-type="float" office:value="703207" calcext:value-type="float">
            <text:p>703207</text:p>
          </table:table-cell>
          <table:table-cell office:value-type="float" office:value="5646" calcext:value-type="float">
            <text:p>5646</text:p>
          </table:table-cell>
          <table:table-cell office:value-type="float" office:value="39.055471" calcext:value-type="float">
            <text:p>39.055471</text:p>
          </table:table-cell>
          <table:table-cell office:value-type="float" office:value="-77.043822" calcext:value-type="float">
            <text:p>-77.043822</text:p>
          </table:table-cell>
        </table:table-row>
        <table:table-row table:style-name="ro1">
          <table:table-cell office:value-type="float" office:value="703208" calcext:value-type="float">
            <text:p>703208</text:p>
          </table:table-cell>
          <table:table-cell office:value-type="float" office:value="5301" calcext:value-type="float">
            <text:p>5301</text:p>
          </table:table-cell>
          <table:table-cell office:value-type="float" office:value="39.044856" calcext:value-type="float">
            <text:p>39.044856</text:p>
          </table:table-cell>
          <table:table-cell office:value-type="float" office:value="-77.020594" calcext:value-type="float">
            <text:p>-77.020594</text:p>
          </table:table-cell>
        </table:table-row>
        <table:table-row table:style-name="ro1">
          <table:table-cell office:value-type="float" office:value="703209" calcext:value-type="float">
            <text:p>703209</text:p>
          </table:table-cell>
          <table:table-cell office:value-type="float" office:value="5526" calcext:value-type="float">
            <text:p>5526</text:p>
          </table:table-cell>
          <table:table-cell office:value-type="float" office:value="39.04099" calcext:value-type="float">
            <text:p>39.04099</text:p>
          </table:table-cell>
          <table:table-cell office:value-type="float" office:value="-77.037404" calcext:value-type="float">
            <text:p>-77.037404</text:p>
          </table:table-cell>
        </table:table-row>
        <table:table-row table:style-name="ro1">
          <table:table-cell office:value-type="float" office:value="703210" calcext:value-type="float">
            <text:p>703210</text:p>
          </table:table-cell>
          <table:table-cell office:value-type="float" office:value="3282" calcext:value-type="float">
            <text:p>3282</text:p>
          </table:table-cell>
          <table:table-cell office:value-type="float" office:value="39.032128" calcext:value-type="float">
            <text:p>39.032128</text:p>
          </table:table-cell>
          <table:table-cell office:value-type="float" office:value="-77.015353" calcext:value-type="float">
            <text:p>-77.015353</text:p>
          </table:table-cell>
        </table:table-row>
        <table:table-row table:style-name="ro1">
          <table:table-cell office:value-type="float" office:value="703212" calcext:value-type="float">
            <text:p>703212</text:p>
          </table:table-cell>
          <table:table-cell office:value-type="float" office:value="7692" calcext:value-type="float">
            <text:p>7692</text:p>
          </table:table-cell>
          <table:table-cell office:value-type="float" office:value="39.073563" calcext:value-type="float">
            <text:p>39.073563</text:p>
          </table:table-cell>
          <table:table-cell office:value-type="float" office:value="-77.039647" calcext:value-type="float">
            <text:p>-77.039647</text:p>
          </table:table-cell>
        </table:table-row>
        <table:table-row table:style-name="ro1">
          <table:table-cell office:value-type="float" office:value="703213" calcext:value-type="float">
            <text:p>703213</text:p>
          </table:table-cell>
          <table:table-cell office:value-type="float" office:value="5887" calcext:value-type="float">
            <text:p>5887</text:p>
          </table:table-cell>
          <table:table-cell office:value-type="float" office:value="39.09014" calcext:value-type="float">
            <text:p>39.09014</text:p>
          </table:table-cell>
          <table:table-cell office:value-type="float" office:value="-77.076028" calcext:value-type="float">
            <text:p>-77.076028</text:p>
          </table:table-cell>
        </table:table-row>
        <table:table-row table:style-name="ro1">
          <table:table-cell office:value-type="float" office:value="703214" calcext:value-type="float">
            <text:p>703214</text:p>
          </table:table-cell>
          <table:table-cell office:value-type="float" office:value="6713" calcext:value-type="float">
            <text:p>6713</text:p>
          </table:table-cell>
          <table:table-cell office:value-type="float" office:value="39.086274" calcext:value-type="float">
            <text:p>39.086274</text:p>
          </table:table-cell>
          <table:table-cell office:value-type="float" office:value="-77.066138" calcext:value-type="float">
            <text:p>-77.066138</text:p>
          </table:table-cell>
        </table:table-row>
        <table:table-row table:style-name="ro1">
          <table:table-cell office:value-type="float" office:value="703215" calcext:value-type="float">
            <text:p>703215</text:p>
          </table:table-cell>
          <table:table-cell office:value-type="float" office:value="3074" calcext:value-type="float">
            <text:p>3074</text:p>
          </table:table-cell>
          <table:table-cell office:value-type="float" office:value="39.083347" calcext:value-type="float">
            <text:p>39.083347</text:p>
          </table:table-cell>
          <table:table-cell office:value-type="float" office:value="-77.056584" calcext:value-type="float">
            <text:p>-77.056584</text:p>
          </table:table-cell>
        </table:table-row>
        <table:table-row table:style-name="ro1">
          <table:table-cell office:value-type="float" office:value="703216" calcext:value-type="float">
            <text:p>703216</text:p>
          </table:table-cell>
          <table:table-cell office:value-type="float" office:value="3596" calcext:value-type="float">
            <text:p>3596</text:p>
          </table:table-cell>
          <table:table-cell office:value-type="float" office:value="39.096717" calcext:value-type="float">
            <text:p>39.096717</text:p>
          </table:table-cell>
          <table:table-cell office:value-type="float" office:value="-77.071372" calcext:value-type="float">
            <text:p>-77.071372</text:p>
          </table:table-cell>
        </table:table-row>
        <table:table-row table:style-name="ro1">
          <table:table-cell office:value-type="float" office:value="703218" calcext:value-type="float">
            <text:p>703218</text:p>
          </table:table-cell>
          <table:table-cell office:value-type="float" office:value="1899" calcext:value-type="float">
            <text:p>1899</text:p>
          </table:table-cell>
          <table:table-cell office:value-type="float" office:value="39.106356" calcext:value-type="float">
            <text:p>39.106356</text:p>
          </table:table-cell>
          <table:table-cell office:value-type="float" office:value="-77.071992" calcext:value-type="float">
            <text:p>-77.071992</text:p>
          </table:table-cell>
        </table:table-row>
        <table:table-row table:style-name="ro1">
          <table:table-cell office:value-type="float" office:value="703219" calcext:value-type="float">
            <text:p>703219</text:p>
          </table:table-cell>
          <table:table-cell office:value-type="float" office:value="3257" calcext:value-type="float">
            <text:p>3257</text:p>
          </table:table-cell>
          <table:table-cell office:value-type="float" office:value="39.106384" calcext:value-type="float">
            <text:p>39.106384</text:p>
          </table:table-cell>
          <table:table-cell office:value-type="float" office:value="-77.065479" calcext:value-type="float">
            <text:p>-77.065479</text:p>
          </table:table-cell>
        </table:table-row>
        <table:table-row table:style-name="ro1">
          <table:table-cell office:value-type="float" office:value="703220" calcext:value-type="float">
            <text:p>703220</text:p>
          </table:table-cell>
          <table:table-cell office:value-type="float" office:value="4975" calcext:value-type="float">
            <text:p>4975</text:p>
          </table:table-cell>
          <table:table-cell office:value-type="float" office:value="39.099175" calcext:value-type="float">
            <text:p>39.099175</text:p>
          </table:table-cell>
          <table:table-cell office:value-type="float" office:value="-77.055156" calcext:value-type="float">
            <text:p>-77.055156</text:p>
          </table:table-cell>
        </table:table-row>
        <table:table-row table:style-name="ro1">
          <table:table-cell office:value-type="float" office:value="703221" calcext:value-type="float">
            <text:p>703221</text:p>
          </table:table-cell>
          <table:table-cell office:value-type="float" office:value="5143" calcext:value-type="float">
            <text:p>5143</text:p>
          </table:table-cell>
          <table:table-cell office:value-type="float" office:value="39.105853" calcext:value-type="float">
            <text:p>39.105853</text:p>
          </table:table-cell>
          <table:table-cell office:value-type="float" office:value="-77.047313" calcext:value-type="float">
            <text:p>-77.047313</text:p>
          </table:table-cell>
        </table:table-row>
        <table:table-row table:style-name="ro1">
          <table:table-cell office:value-type="float" office:value="703301" calcext:value-type="float">
            <text:p>703301</text:p>
          </table:table-cell>
          <table:table-cell office:value-type="float" office:value="4765" calcext:value-type="float">
            <text:p>4765</text:p>
          </table:table-cell>
          <table:table-cell office:value-type="float" office:value="39.070541" calcext:value-type="float">
            <text:p>39.070541</text:p>
          </table:table-cell>
          <table:table-cell office:value-type="float" office:value="-77.093505" calcext:value-type="float">
            <text:p>-77.093505</text:p>
          </table:table-cell>
        </table:table-row>
        <table:table-row table:style-name="ro1">
          <table:table-cell office:value-type="float" office:value="703302" calcext:value-type="float">
            <text:p>703302</text:p>
          </table:table-cell>
          <table:table-cell office:value-type="float" office:value="4273" calcext:value-type="float">
            <text:p>4273</text:p>
          </table:table-cell>
          <table:table-cell office:value-type="float" office:value="39.072772" calcext:value-type="float">
            <text:p>39.072772</text:p>
          </table:table-cell>
          <table:table-cell office:value-type="float" office:value="-77.082552" calcext:value-type="float">
            <text:p>-77.082552</text:p>
          </table:table-cell>
        </table:table-row>
        <table:table-row table:style-name="ro1">
          <table:table-cell office:value-type="float" office:value="703401" calcext:value-type="float">
            <text:p>703401</text:p>
          </table:table-cell>
          <table:table-cell office:value-type="float" office:value="5569" calcext:value-type="float">
            <text:p>5569</text:p>
          </table:table-cell>
          <table:table-cell office:value-type="float" office:value="39.061096" calcext:value-type="float">
            <text:p>39.061096</text:p>
          </table:table-cell>
          <table:table-cell office:value-type="float" office:value="-77.078884" calcext:value-type="float">
            <text:p>-77.078884</text:p>
          </table:table-cell>
        </table:table-row>
        <table:table-row table:style-name="ro1">
          <table:table-cell office:value-type="float" office:value="703402" calcext:value-type="float">
            <text:p>703402</text:p>
          </table:table-cell>
          <table:table-cell office:value-type="float" office:value="3805" calcext:value-type="float">
            <text:p>3805</text:p>
          </table:table-cell>
          <table:table-cell office:value-type="float" office:value="39.069425" calcext:value-type="float">
            <text:p>39.069425</text:p>
          </table:table-cell>
          <table:table-cell office:value-type="float" office:value="-77.068818" calcext:value-type="float">
            <text:p>-77.068818</text:p>
          </table:table-cell>
        </table:table-row>
        <table:table-row table:style-name="ro1">
          <table:table-cell office:value-type="float" office:value="703403" calcext:value-type="float">
            <text:p>703403</text:p>
          </table:table-cell>
          <table:table-cell office:value-type="float" office:value="3683" calcext:value-type="float">
            <text:p>3683</text:p>
          </table:table-cell>
          <table:table-cell office:value-type="float" office:value="39.061933" calcext:value-type="float">
            <text:p>39.061933</text:p>
          </table:table-cell>
          <table:table-cell office:value-type="float" office:value="-77.062448" calcext:value-type="float">
            <text:p>-77.062448</text:p>
          </table:table-cell>
        </table:table-row>
        <table:table-row table:style-name="ro1">
          <table:table-cell office:value-type="float" office:value="703404" calcext:value-type="float">
            <text:p>703404</text:p>
          </table:table-cell>
          <table:table-cell office:value-type="float" office:value="3240" calcext:value-type="float">
            <text:p>3240</text:p>
          </table:table-cell>
          <table:table-cell office:value-type="float" office:value="39.054367" calcext:value-type="float">
            <text:p>39.054367</text:p>
          </table:table-cell>
          <table:table-cell office:value-type="float" office:value="-77.070168" calcext:value-type="float">
            <text:p>-77.070168</text:p>
          </table:table-cell>
        </table:table-row>
        <table:table-row table:style-name="ro1">
          <table:table-cell office:value-type="float" office:value="703501" calcext:value-type="float">
            <text:p>703501</text:p>
          </table:table-cell>
          <table:table-cell office:value-type="float" office:value="6640" calcext:value-type="float">
            <text:p>6640</text:p>
          </table:table-cell>
          <table:table-cell office:value-type="float" office:value="39.054422" calcext:value-type="float">
            <text:p>39.054422</text:p>
          </table:table-cell>
          <table:table-cell office:value-type="float" office:value="-77.087666" calcext:value-type="float">
            <text:p>-77.087666</text:p>
          </table:table-cell>
        </table:table-row>
        <table:table-row table:style-name="ro1">
          <table:table-cell office:value-type="float" office:value="703502" calcext:value-type="float">
            <text:p>703502</text:p>
          </table:table-cell>
          <table:table-cell office:value-type="float" office:value="2929" calcext:value-type="float">
            <text:p>2929</text:p>
          </table:table-cell>
          <table:table-cell office:value-type="float" office:value="39.039592" calcext:value-type="float">
            <text:p>39.039592</text:p>
          </table:table-cell>
          <table:table-cell office:value-type="float" office:value="-77.079833" calcext:value-type="float">
            <text:p>-77.079833</text:p>
          </table:table-cell>
        </table:table-row>
        <table:table-row table:style-name="ro1">
          <table:table-cell office:value-type="float" office:value="703601" calcext:value-type="float">
            <text:p>703601</text:p>
          </table:table-cell>
          <table:table-cell office:value-type="float" office:value="4640" calcext:value-type="float">
            <text:p>4640</text:p>
          </table:table-cell>
          <table:table-cell office:value-type="float" office:value="39.041168" calcext:value-type="float">
            <text:p>39.041168</text:p>
          </table:table-cell>
          <table:table-cell office:value-type="float" office:value="-77.069466" calcext:value-type="float">
            <text:p>-77.069466</text:p>
          </table:table-cell>
        </table:table-row>
        <table:table-row table:style-name="ro1">
          <table:table-cell office:value-type="float" office:value="703602" calcext:value-type="float">
            <text:p>703602</text:p>
          </table:table-cell>
          <table:table-cell office:value-type="float" office:value="2919" calcext:value-type="float">
            <text:p>2919</text:p>
          </table:table-cell>
          <table:table-cell office:value-type="float" office:value="39.030608" calcext:value-type="float">
            <text:p>39.030608</text:p>
          </table:table-cell>
          <table:table-cell office:value-type="float" office:value="-77.062726" calcext:value-type="float">
            <text:p>-77.062726</text:p>
          </table:table-cell>
        </table:table-row>
        <table:table-row table:style-name="ro1">
          <table:table-cell office:value-type="float" office:value="703701" calcext:value-type="float">
            <text:p>703701</text:p>
          </table:table-cell>
          <table:table-cell office:value-type="float" office:value="4175" calcext:value-type="float">
            <text:p>4175</text:p>
          </table:table-cell>
          <table:table-cell office:value-type="float" office:value="39.053818" calcext:value-type="float">
            <text:p>39.053818</text:p>
          </table:table-cell>
          <table:table-cell office:value-type="float" office:value="-77.062018" calcext:value-type="float">
            <text:p>-77.062018</text:p>
          </table:table-cell>
        </table:table-row>
        <table:table-row table:style-name="ro1">
          <table:table-cell office:value-type="float" office:value="703702" calcext:value-type="float">
            <text:p>703702</text:p>
          </table:table-cell>
          <table:table-cell office:value-type="float" office:value="4040" calcext:value-type="float">
            <text:p>4040</text:p>
          </table:table-cell>
          <table:table-cell office:value-type="float" office:value="39.048359" calcext:value-type="float">
            <text:p>39.048359</text:p>
          </table:table-cell>
          <table:table-cell office:value-type="float" office:value="-77.056454" calcext:value-type="float">
            <text:p>-77.056454</text:p>
          </table:table-cell>
        </table:table-row>
        <table:table-row table:style-name="ro1">
          <table:table-cell office:value-type="float" office:value="703800" calcext:value-type="float">
            <text:p>703800</text:p>
          </table:table-cell>
          <table:table-cell office:value-type="float" office:value="2943" calcext:value-type="float">
            <text:p>2943</text:p>
          </table:table-cell>
          <table:table-cell office:value-type="float" office:value="39.037087" calcext:value-type="float">
            <text:p>39.037087</text:p>
          </table:table-cell>
          <table:table-cell office:value-type="float" office:value="-77.052311" calcext:value-type="float">
            <text:p>-77.052311</text:p>
          </table:table-cell>
        </table:table-row>
        <table:table-row table:style-name="ro1">
          <table:table-cell office:value-type="float" office:value="703901" calcext:value-type="float">
            <text:p>703901</text:p>
          </table:table-cell>
          <table:table-cell office:value-type="float" office:value="2957" calcext:value-type="float">
            <text:p>2957</text:p>
          </table:table-cell>
          <table:table-cell office:value-type="float" office:value="39.020636" calcext:value-type="float">
            <text:p>39.020636</text:p>
          </table:table-cell>
          <table:table-cell office:value-type="float" office:value="-77.038551" calcext:value-type="float">
            <text:p>-77.038551</text:p>
          </table:table-cell>
        </table:table-row>
        <table:table-row table:style-name="ro1">
          <table:table-cell office:value-type="float" office:value="703902" calcext:value-type="float">
            <text:p>703902</text:p>
          </table:table-cell>
          <table:table-cell office:value-type="float" office:value="7185" calcext:value-type="float">
            <text:p>7185</text:p>
          </table:table-cell>
          <table:table-cell office:value-type="float" office:value="39.033075" calcext:value-type="float">
            <text:p>39.033075</text:p>
          </table:table-cell>
          <table:table-cell office:value-type="float" office:value="-77.040766" calcext:value-type="float">
            <text:p>-77.040766</text:p>
          </table:table-cell>
        </table:table-row>
        <table:table-row table:style-name="ro1">
          <table:table-cell office:value-type="float" office:value="704000" calcext:value-type="float">
            <text:p>704000</text:p>
          </table:table-cell>
          <table:table-cell office:value-type="float" office:value="6799" calcext:value-type="float">
            <text:p>6799</text:p>
          </table:table-cell>
          <table:table-cell office:value-type="float" office:value="39.021689" calcext:value-type="float">
            <text:p>39.021689</text:p>
          </table:table-cell>
          <table:table-cell office:value-type="float" office:value="-77.050337" calcext:value-type="float">
            <text:p>-77.050337</text:p>
          </table:table-cell>
        </table:table-row>
        <table:table-row table:style-name="ro1">
          <table:table-cell office:value-type="float" office:value="704100" calcext:value-type="float">
            <text:p>704100</text:p>
          </table:table-cell>
          <table:table-cell office:value-type="float" office:value="4661" calcext:value-type="float">
            <text:p>4661</text:p>
          </table:table-cell>
          <table:table-cell office:value-type="float" office:value="39.016967" calcext:value-type="float">
            <text:p>39.016967</text:p>
          </table:table-cell>
          <table:table-cell office:value-type="float" office:value="-77.073979" calcext:value-type="float">
            <text:p>-77.073979</text:p>
          </table:table-cell>
        </table:table-row>
        <table:table-row table:style-name="ro1">
          <table:table-cell office:value-type="float" office:value="704200" calcext:value-type="float">
            <text:p>704200</text:p>
          </table:table-cell>
          <table:table-cell office:value-type="float" office:value="2213" calcext:value-type="float">
            <text:p>2213</text:p>
          </table:table-cell>
          <table:table-cell office:value-type="float" office:value="39.025842" calcext:value-type="float">
            <text:p>39.025842</text:p>
          </table:table-cell>
          <table:table-cell office:value-type="float" office:value="-77.072703" calcext:value-type="float">
            <text:p>-77.072703</text:p>
          </table:table-cell>
        </table:table-row>
        <table:table-row table:style-name="ro1">
          <table:table-cell office:value-type="float" office:value="704300" calcext:value-type="float">
            <text:p>704300</text:p>
          </table:table-cell>
          <table:table-cell office:value-type="float" office:value="3835" calcext:value-type="float">
            <text:p>3835</text:p>
          </table:table-cell>
          <table:table-cell office:value-type="float" office:value="39.022927" calcext:value-type="float">
            <text:p>39.022927</text:p>
          </table:table-cell>
          <table:table-cell office:value-type="float" office:value="-77.088693" calcext:value-type="float">
            <text:p>-77.088693</text:p>
          </table:table-cell>
        </table:table-row>
        <table:table-row table:style-name="ro1">
          <table:table-cell office:value-type="float" office:value="704401" calcext:value-type="float">
            <text:p>704401</text:p>
          </table:table-cell>
          <table:table-cell office:value-type="float" office:value="3086" calcext:value-type="float">
            <text:p>3086</text:p>
          </table:table-cell>
          <table:table-cell office:value-type="float" office:value="39.023325" calcext:value-type="float">
            <text:p>39.023325</text:p>
          </table:table-cell>
          <table:table-cell office:value-type="float" office:value="-77.116217" calcext:value-type="float">
            <text:p>-77.116217</text:p>
          </table:table-cell>
        </table:table-row>
        <table:table-row table:style-name="ro1">
          <table:table-cell office:value-type="float" office:value="704403" calcext:value-type="float">
            <text:p>704403</text:p>
          </table:table-cell>
          <table:table-cell office:value-type="float" office:value="1510" calcext:value-type="float">
            <text:p>1510</text:p>
          </table:table-cell>
          <table:table-cell office:value-type="float" office:value="39.016241" calcext:value-type="float">
            <text:p>39.016241</text:p>
          </table:table-cell>
          <table:table-cell office:value-type="float" office:value="-77.105876" calcext:value-type="float">
            <text:p>-77.105876</text:p>
          </table:table-cell>
        </table:table-row>
        <table:table-row table:style-name="ro1">
          <table:table-cell office:value-type="float" office:value="704404" calcext:value-type="float">
            <text:p>704404</text:p>
          </table:table-cell>
          <table:table-cell office:value-type="float" office:value="5164" calcext:value-type="float">
            <text:p>5164</text:p>
          </table:table-cell>
          <table:table-cell office:value-type="float" office:value="39.011213" calcext:value-type="float">
            <text:p>39.011213</text:p>
          </table:table-cell>
          <table:table-cell office:value-type="float" office:value="-77.104146" calcext:value-type="float">
            <text:p>-77.104146</text:p>
          </table:table-cell>
        </table:table-row>
        <table:table-row table:style-name="ro1">
          <table:table-cell office:value-type="float" office:value="704501" calcext:value-type="float">
            <text:p>704501</text:p>
          </table:table-cell>
          <table:table-cell office:value-type="float" office:value="3592" calcext:value-type="float">
            <text:p>3592</text:p>
          </table:table-cell>
          <table:table-cell office:value-type="float" office:value="39.018264" calcext:value-type="float">
            <text:p>39.018264</text:p>
          </table:table-cell>
          <table:table-cell office:value-type="float" office:value="-77.13115" calcext:value-type="float">
            <text:p>-77.13115</text:p>
          </table:table-cell>
        </table:table-row>
        <table:table-row table:style-name="ro1">
          <table:table-cell office:value-type="float" office:value="704502" calcext:value-type="float">
            <text:p>704502</text:p>
          </table:table-cell>
          <table:table-cell office:value-type="float" office:value="2677" calcext:value-type="float">
            <text:p>2677</text:p>
          </table:table-cell>
          <table:table-cell office:value-type="float" office:value="39.009223" calcext:value-type="float">
            <text:p>39.009223</text:p>
          </table:table-cell>
          <table:table-cell office:value-type="float" office:value="-77.132806" calcext:value-type="float">
            <text:p>-77.132806</text:p>
          </table:table-cell>
        </table:table-row>
        <table:table-row table:style-name="ro1">
          <table:table-cell office:value-type="float" office:value="704503" calcext:value-type="float">
            <text:p>704503</text:p>
          </table:table-cell>
          <table:table-cell office:value-type="float" office:value="3931" calcext:value-type="float">
            <text:p>3931</text:p>
          </table:table-cell>
          <table:table-cell office:value-type="float" office:value="39.006891" calcext:value-type="float">
            <text:p>39.006891</text:p>
          </table:table-cell>
          <table:table-cell office:value-type="float" office:value="-77.118964" calcext:value-type="float">
            <text:p>-77.118964</text:p>
          </table:table-cell>
        </table:table-row>
        <table:table-row table:style-name="ro1">
          <table:table-cell office:value-type="float" office:value="704600" calcext:value-type="float">
            <text:p>704600</text:p>
          </table:table-cell>
          <table:table-cell office:value-type="float" office:value="5079" calcext:value-type="float">
            <text:p>5079</text:p>
          </table:table-cell>
          <table:table-cell office:value-type="float" office:value="38.996094" calcext:value-type="float">
            <text:p>38.996094</text:p>
          </table:table-cell>
          <table:table-cell office:value-type="float" office:value="-77.114387" calcext:value-type="float">
            <text:p>-77.114387</text:p>
          </table:table-cell>
        </table:table-row>
        <table:table-row table:style-name="ro1">
          <table:table-cell office:value-type="float" office:value="704700" calcext:value-type="float">
            <text:p>704700</text:p>
          </table:table-cell>
          <table:table-cell office:value-type="float" office:value="3858" calcext:value-type="float">
            <text:p>3858</text:p>
          </table:table-cell>
          <table:table-cell office:value-type="float" office:value="38.985111" calcext:value-type="float">
            <text:p>38.985111</text:p>
          </table:table-cell>
          <table:table-cell office:value-type="float" office:value="-77.107182" calcext:value-type="float">
            <text:p>-77.107182</text:p>
          </table:table-cell>
        </table:table-row>
        <table:table-row table:style-name="ro1">
          <table:table-cell office:value-type="float" office:value="704803" calcext:value-type="float">
            <text:p>704803</text:p>
          </table:table-cell>
          <table:table-cell office:value-type="float" office:value="3326" calcext:value-type="float">
            <text:p>3326</text:p>
          </table:table-cell>
          <table:table-cell office:value-type="float" office:value="38.978176" calcext:value-type="float">
            <text:p>38.978176</text:p>
          </table:table-cell>
          <table:table-cell office:value-type="float" office:value="-77.095791" calcext:value-type="float">
            <text:p>-77.095791</text:p>
          </table:table-cell>
        </table:table-row>
        <table:table-row table:style-name="ro1">
          <table:table-cell office:value-type="float" office:value="704804" calcext:value-type="float">
            <text:p>704804</text:p>
          </table:table-cell>
          <table:table-cell office:value-type="float" office:value="1508" calcext:value-type="float">
            <text:p>1508</text:p>
          </table:table-cell>
          <table:table-cell office:value-type="float" office:value="38.983645" calcext:value-type="float">
            <text:p>38.983645</text:p>
          </table:table-cell>
          <table:table-cell office:value-type="float" office:value="-77.093837" calcext:value-type="float">
            <text:p>-77.093837</text:p>
          </table:table-cell>
        </table:table-row>
        <table:table-row table:style-name="ro1">
          <table:table-cell office:value-type="float" office:value="704805" calcext:value-type="float">
            <text:p>704805</text:p>
          </table:table-cell>
          <table:table-cell office:value-type="float" office:value="1865" calcext:value-type="float">
            <text:p>1865</text:p>
          </table:table-cell>
          <table:table-cell office:value-type="float" office:value="38.986314" calcext:value-type="float">
            <text:p>38.986314</text:p>
          </table:table-cell>
          <table:table-cell office:value-type="float" office:value="-77.09526" calcext:value-type="float">
            <text:p>-77.09526</text:p>
          </table:table-cell>
        </table:table-row>
        <table:table-row table:style-name="ro1">
          <table:table-cell office:value-type="float" office:value="704806" calcext:value-type="float">
            <text:p>704806</text:p>
          </table:table-cell>
          <table:table-cell office:value-type="float" office:value="2780" calcext:value-type="float">
            <text:p>2780</text:p>
          </table:table-cell>
          <table:table-cell office:value-type="float" office:value="38.991252" calcext:value-type="float">
            <text:p>38.991252</text:p>
          </table:table-cell>
          <table:table-cell office:value-type="float" office:value="-77.098108" calcext:value-type="float">
            <text:p>-77.098108</text:p>
          </table:table-cell>
        </table:table-row>
        <table:table-row table:style-name="ro1">
          <table:table-cell office:value-type="float" office:value="705000" calcext:value-type="float">
            <text:p>705000</text:p>
          </table:table-cell>
          <table:table-cell office:value-type="float" office:value="4465" calcext:value-type="float">
            <text:p>4465</text:p>
          </table:table-cell>
          <table:table-cell office:value-type="float" office:value="38.993273" calcext:value-type="float">
            <text:p>38.993273</text:p>
          </table:table-cell>
          <table:table-cell office:value-type="float" office:value="-77.088413" calcext:value-type="float">
            <text:p>-77.088413</text:p>
          </table:table-cell>
        </table:table-row>
        <table:table-row table:style-name="ro1">
          <table:table-cell office:value-type="float" office:value="705100" calcext:value-type="float">
            <text:p>705100</text:p>
          </table:table-cell>
          <table:table-cell office:value-type="float" office:value="5090" calcext:value-type="float">
            <text:p>5090</text:p>
          </table:table-cell>
          <table:table-cell office:value-type="float" office:value="38.993741" calcext:value-type="float">
            <text:p>38.993741</text:p>
          </table:table-cell>
          <table:table-cell office:value-type="float" office:value="-77.071632" calcext:value-type="float">
            <text:p>-77.071632</text:p>
          </table:table-cell>
        </table:table-row>
        <table:table-row table:style-name="ro1">
          <table:table-cell office:value-type="float" office:value="705200" calcext:value-type="float">
            <text:p>705200</text:p>
          </table:table-cell>
          <table:table-cell office:value-type="float" office:value="3270" calcext:value-type="float">
            <text:p>3270</text:p>
          </table:table-cell>
          <table:table-cell office:value-type="float" office:value="38.982782" calcext:value-type="float">
            <text:p>38.982782</text:p>
          </table:table-cell>
          <table:table-cell office:value-type="float" office:value="-77.06606" calcext:value-type="float">
            <text:p>-77.06606</text:p>
          </table:table-cell>
        </table:table-row>
        <table:table-row table:style-name="ro1">
          <table:table-cell office:value-type="float" office:value="705300" calcext:value-type="float">
            <text:p>705300</text:p>
          </table:table-cell>
          <table:table-cell office:value-type="float" office:value="1895" calcext:value-type="float">
            <text:p>1895</text:p>
          </table:table-cell>
          <table:table-cell office:value-type="float" office:value="38.969516" calcext:value-type="float">
            <text:p>38.969516</text:p>
          </table:table-cell>
          <table:table-cell office:value-type="float" office:value="-77.079653" calcext:value-type="float">
            <text:p>-77.079653</text:p>
          </table:table-cell>
        </table:table-row>
        <table:table-row table:style-name="ro1">
          <table:table-cell office:value-type="float" office:value="705400" calcext:value-type="float">
            <text:p>705400</text:p>
          </table:table-cell>
          <table:table-cell office:value-type="float" office:value="2824" calcext:value-type="float">
            <text:p>2824</text:p>
          </table:table-cell>
          <table:table-cell office:value-type="float" office:value="38.981991" calcext:value-type="float">
            <text:p>38.981991</text:p>
          </table:table-cell>
          <table:table-cell office:value-type="float" office:value="-77.083686" calcext:value-type="float">
            <text:p>-77.083686</text:p>
          </table:table-cell>
        </table:table-row>
        <table:table-row table:style-name="ro1">
          <table:table-cell office:value-type="float" office:value="705501" calcext:value-type="float">
            <text:p>705501</text:p>
          </table:table-cell>
          <table:table-cell office:value-type="float" office:value="2493" calcext:value-type="float">
            <text:p>2493</text:p>
          </table:table-cell>
          <table:table-cell office:value-type="float" office:value="38.963839" calcext:value-type="float">
            <text:p>38.963839</text:p>
          </table:table-cell>
          <table:table-cell office:value-type="float" office:value="-77.09228" calcext:value-type="float">
            <text:p>-77.09228</text:p>
          </table:table-cell>
        </table:table-row>
        <table:table-row table:style-name="ro1">
          <table:table-cell office:value-type="float" office:value="705502" calcext:value-type="float">
            <text:p>705502</text:p>
          </table:table-cell>
          <table:table-cell office:value-type="float" office:value="3993" calcext:value-type="float">
            <text:p>3993</text:p>
          </table:table-cell>
          <table:table-cell office:value-type="float" office:value="38.969363" calcext:value-type="float">
            <text:p>38.969363</text:p>
          </table:table-cell>
          <table:table-cell office:value-type="float" office:value="-77.098343" calcext:value-type="float">
            <text:p>-77.098343</text:p>
          </table:table-cell>
        </table:table-row>
        <table:table-row table:style-name="ro1">
          <table:table-cell office:value-type="float" office:value="705601" calcext:value-type="float">
            <text:p>705601</text:p>
          </table:table-cell>
          <table:table-cell office:value-type="float" office:value="2835" calcext:value-type="float">
            <text:p>2835</text:p>
          </table:table-cell>
          <table:table-cell office:value-type="float" office:value="38.956251" calcext:value-type="float">
            <text:p>38.956251</text:p>
          </table:table-cell>
          <table:table-cell office:value-type="float" office:value="-77.099288" calcext:value-type="float">
            <text:p>-77.099288</text:p>
          </table:table-cell>
        </table:table-row>
        <table:table-row table:style-name="ro1">
          <table:table-cell office:value-type="float" office:value="705602" calcext:value-type="float">
            <text:p>705602</text:p>
          </table:table-cell>
          <table:table-cell office:value-type="float" office:value="3925" calcext:value-type="float">
            <text:p>3925</text:p>
          </table:table-cell>
          <table:table-cell office:value-type="float" office:value="38.962004" calcext:value-type="float">
            <text:p>38.962004</text:p>
          </table:table-cell>
          <table:table-cell office:value-type="float" office:value="-77.089904" calcext:value-type="float">
            <text:p>-77.089904</text:p>
          </table:table-cell>
        </table:table-row>
        <table:table-row table:style-name="ro1">
          <table:table-cell office:value-type="float" office:value="705701" calcext:value-type="float">
            <text:p>705701</text:p>
          </table:table-cell>
          <table:table-cell office:value-type="float" office:value="4614" calcext:value-type="float">
            <text:p>4614</text:p>
          </table:table-cell>
          <table:table-cell office:value-type="float" office:value="38.965697" calcext:value-type="float">
            <text:p>38.965697</text:p>
          </table:table-cell>
          <table:table-cell office:value-type="float" office:value="-77.114956" calcext:value-type="float">
            <text:p>-77.114956</text:p>
          </table:table-cell>
        </table:table-row>
        <table:table-row table:style-name="ro1">
          <table:table-cell office:value-type="float" office:value="705702" calcext:value-type="float">
            <text:p>705702</text:p>
          </table:table-cell>
          <table:table-cell office:value-type="float" office:value="4457" calcext:value-type="float">
            <text:p>4457</text:p>
          </table:table-cell>
          <table:table-cell office:value-type="float" office:value="38.9535" calcext:value-type="float">
            <text:p>38.9535</text:p>
          </table:table-cell>
          <table:table-cell office:value-type="float" office:value="-77.113607" calcext:value-type="float">
            <text:p>-77.113607</text:p>
          </table:table-cell>
        </table:table-row>
        <table:table-row table:style-name="ro1">
          <table:table-cell office:value-type="float" office:value="705800" calcext:value-type="float">
            <text:p>705800</text:p>
          </table:table-cell>
          <table:table-cell office:value-type="float" office:value="6003" calcext:value-type="float">
            <text:p>6003</text:p>
          </table:table-cell>
          <table:table-cell office:value-type="float" office:value="38.964875" calcext:value-type="float">
            <text:p>38.964875</text:p>
          </table:table-cell>
          <table:table-cell office:value-type="float" office:value="-77.140494" calcext:value-type="float">
            <text:p>-77.140494</text:p>
          </table:table-cell>
        </table:table-row>
        <table:table-row table:style-name="ro1">
          <table:table-cell office:value-type="float" office:value="705901" calcext:value-type="float">
            <text:p>705901</text:p>
          </table:table-cell>
          <table:table-cell office:value-type="float" office:value="4226" calcext:value-type="float">
            <text:p>4226</text:p>
          </table:table-cell>
          <table:table-cell office:value-type="float" office:value="38.993104" calcext:value-type="float">
            <text:p>38.993104</text:p>
          </table:table-cell>
          <table:table-cell office:value-type="float" office:value="-77.138999" calcext:value-type="float">
            <text:p>-77.138999</text:p>
          </table:table-cell>
        </table:table-row>
        <table:table-row table:style-name="ro1">
          <table:table-cell office:value-type="float" office:value="705902" calcext:value-type="float">
            <text:p>705902</text:p>
          </table:table-cell>
          <table:table-cell office:value-type="float" office:value="4164" calcext:value-type="float">
            <text:p>4164</text:p>
          </table:table-cell>
          <table:table-cell office:value-type="float" office:value="38.977477" calcext:value-type="float">
            <text:p>38.977477</text:p>
          </table:table-cell>
          <table:table-cell office:value-type="float" office:value="-77.139927" calcext:value-type="float">
            <text:p>-77.139927</text:p>
          </table:table-cell>
        </table:table-row>
        <table:table-row table:style-name="ro1">
          <table:table-cell office:value-type="float" office:value="705903" calcext:value-type="float">
            <text:p>705903</text:p>
          </table:table-cell>
          <table:table-cell office:value-type="float" office:value="4547" calcext:value-type="float">
            <text:p>4547</text:p>
          </table:table-cell>
          <table:table-cell office:value-type="float" office:value="38.982973" calcext:value-type="float">
            <text:p>38.982973</text:p>
          </table:table-cell>
          <table:table-cell office:value-type="float" office:value="-77.122586" calcext:value-type="float">
            <text:p>-77.122586</text:p>
          </table:table-cell>
        </table:table-row>
        <table:table-row table:style-name="ro1">
          <table:table-cell office:value-type="float" office:value="706005" calcext:value-type="float">
            <text:p>706005</text:p>
          </table:table-cell>
          <table:table-cell office:value-type="float" office:value="4579" calcext:value-type="float">
            <text:p>4579</text:p>
          </table:table-cell>
          <table:table-cell office:value-type="float" office:value="39.019441" calcext:value-type="float">
            <text:p>39.019441</text:p>
          </table:table-cell>
          <table:table-cell office:value-type="float" office:value="-77.187478" calcext:value-type="float">
            <text:p>-77.187478</text:p>
          </table:table-cell>
        </table:table-row>
        <table:table-row table:style-name="ro1">
          <table:table-cell office:value-type="float" office:value="706007" calcext:value-type="float">
            <text:p>706007</text:p>
          </table:table-cell>
          <table:table-cell office:value-type="float" office:value="7166" calcext:value-type="float">
            <text:p>7166</text:p>
          </table:table-cell>
          <table:table-cell office:value-type="float" office:value="39.046926" calcext:value-type="float">
            <text:p>39.046926</text:p>
          </table:table-cell>
          <table:table-cell office:value-type="float" office:value="-77.205433" calcext:value-type="float">
            <text:p>-77.205433</text:p>
          </table:table-cell>
        </table:table-row>
        <table:table-row table:style-name="ro1">
          <table:table-cell office:value-type="float" office:value="706008" calcext:value-type="float">
            <text:p>706008</text:p>
          </table:table-cell>
          <table:table-cell office:value-type="float" office:value="5330" calcext:value-type="float">
            <text:p>5330</text:p>
          </table:table-cell>
          <table:table-cell office:value-type="float" office:value="38.996407" calcext:value-type="float">
            <text:p>38.996407</text:p>
          </table:table-cell>
          <table:table-cell office:value-type="float" office:value="-77.219803" calcext:value-type="float">
            <text:p>-77.219803</text:p>
          </table:table-cell>
        </table:table-row>
        <table:table-row table:style-name="ro1">
          <table:table-cell office:value-type="float" office:value="706009" calcext:value-type="float">
            <text:p>706009</text:p>
          </table:table-cell>
          <table:table-cell office:value-type="float" office:value="5602" calcext:value-type="float">
            <text:p>5602</text:p>
          </table:table-cell>
          <table:table-cell office:value-type="float" office:value="38.996875" calcext:value-type="float">
            <text:p>38.996875</text:p>
          </table:table-cell>
          <table:table-cell office:value-type="float" office:value="-77.191823" calcext:value-type="float">
            <text:p>-77.191823</text:p>
          </table:table-cell>
        </table:table-row>
        <table:table-row table:style-name="ro1">
          <table:table-cell office:value-type="float" office:value="706010" calcext:value-type="float">
            <text:p>706010</text:p>
          </table:table-cell>
          <table:table-cell office:value-type="float" office:value="3026" calcext:value-type="float">
            <text:p>3026</text:p>
          </table:table-cell>
          <table:table-cell office:value-type="float" office:value="39.027843" calcext:value-type="float">
            <text:p>39.027843</text:p>
          </table:table-cell>
          <table:table-cell office:value-type="float" office:value="-77.164745" calcext:value-type="float">
            <text:p>-77.164745</text:p>
          </table:table-cell>
        </table:table-row>
        <table:table-row table:style-name="ro1">
          <table:table-cell office:value-type="float" office:value="706011" calcext:value-type="float">
            <text:p>706011</text:p>
          </table:table-cell>
          <table:table-cell office:value-type="float" office:value="5290" calcext:value-type="float">
            <text:p>5290</text:p>
          </table:table-cell>
          <table:table-cell office:value-type="float" office:value="39.038734" calcext:value-type="float">
            <text:p>39.038734</text:p>
          </table:table-cell>
          <table:table-cell office:value-type="float" office:value="-77.176108" calcext:value-type="float">
            <text:p>-77.176108</text:p>
          </table:table-cell>
        </table:table-row>
        <table:table-row table:style-name="ro1">
          <table:table-cell office:value-type="float" office:value="706012" calcext:value-type="float">
            <text:p>706012</text:p>
          </table:table-cell>
          <table:table-cell office:value-type="float" office:value="3130" calcext:value-type="float">
            <text:p>3130</text:p>
          </table:table-cell>
          <table:table-cell office:value-type="float" office:value="39.027302" calcext:value-type="float">
            <text:p>39.027302</text:p>
          </table:table-cell>
          <table:table-cell office:value-type="float" office:value="-77.151524" calcext:value-type="float">
            <text:p>-77.151524</text:p>
          </table:table-cell>
        </table:table-row>
        <table:table-row table:style-name="ro1">
          <table:table-cell office:value-type="float" office:value="706013" calcext:value-type="float">
            <text:p>706013</text:p>
          </table:table-cell>
          <table:table-cell office:value-type="float" office:value="2714" calcext:value-type="float">
            <text:p>2714</text:p>
          </table:table-cell>
          <table:table-cell office:value-type="float" office:value="39.007323" calcext:value-type="float">
            <text:p>39.007323</text:p>
          </table:table-cell>
          <table:table-cell office:value-type="float" office:value="-77.159839" calcext:value-type="float">
            <text:p>-77.159839</text:p>
          </table:table-cell>
        </table:table-row>
        <table:table-row table:style-name="ro1">
          <table:table-cell/>
          <table:table-cell table:formula="of:=SUM([.B2:.B221])" office:value-type="float" office:value="998558" calcext:value-type="float">
            <text:p>998558</text:p>
          </table:table-cell>
          <table:table-cell table:number-columns-repeated="2"/>
        </table:table-row>
      </table:table>
      <table:named-expressions/>
      <table:database-ranges>
        <table:database-range table:name="CensusCounts" table:target-range-address="'Census Counts'.A2:'Census Counts'.D221" table:on-update-keep-styles="true" table:on-update-keep-size="false"/>
        <table:database-range table:name="DownCountyTracts" table:target-range-address="dcc_tracts.A2:dcc_tracts.A96" table:on-update-keep-styles="true" table:on-update-keep-size="false"/>
        <table:database-range table:name="__Anonymous_Sheet_DB__0" table:target-range-address="bbox.A1:bbox.C216"/>
        <table:database-range table:name="__Anonymous_Sheet_DB__2" table:target-range-address="dcc_tracts.A1:dcc_tracts.A96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bbox_1'.A1:'Pivot Table_bbox_1'.B4" table:buttons="'Pivot Table_bbox_1'.A1" table:show-filter-button="false" table:drill-down-on-double-click="false">
          <table:source-cell-range table:cell-range-address="bbox.B1:bbox.C21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nCrescent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pulation" table:orientation="data" table:used-hierarchy="0" table:function="sum">
            <table:data-pilot-level table:show-empty="false" calcext:repeat-item-labels="false">
              <table:data-pilot-members>
                <table:data-pilot-member table:name="1347" table:display="true" table:show-details="true"/>
                <table:data-pilot-member table:name="1508" table:display="true" table:show-details="true"/>
                <table:data-pilot-member table:name="1510" table:display="true" table:show-details="true"/>
                <table:data-pilot-member table:name="1568" table:display="true" table:show-details="true"/>
                <table:data-pilot-member table:name="1755" table:display="true" table:show-details="true"/>
                <table:data-pilot-member table:name="1865" table:display="true" table:show-details="true"/>
                <table:data-pilot-member table:name="1895" table:display="true" table:show-details="true"/>
                <table:data-pilot-member table:name="1899" table:display="true" table:show-details="true"/>
                <table:data-pilot-member table:name="1920" table:display="true" table:show-details="true"/>
                <table:data-pilot-member table:name="1938" table:display="true" table:show-details="true"/>
                <table:data-pilot-member table:name="2021" table:display="true" table:show-details="true"/>
                <table:data-pilot-member table:name="2124" table:display="true" table:show-details="true"/>
                <table:data-pilot-member table:name="2213" table:display="true" table:show-details="true"/>
                <table:data-pilot-member table:name="2218" table:display="true" table:show-details="true"/>
                <table:data-pilot-member table:name="2256" table:display="true" table:show-details="true"/>
                <table:data-pilot-member table:name="2417" table:display="true" table:show-details="true"/>
                <table:data-pilot-member table:name="2468" table:display="true" table:show-details="true"/>
                <table:data-pilot-member table:name="2493" table:display="true" table:show-details="true"/>
                <table:data-pilot-member table:name="2516" table:display="true" table:show-details="true"/>
                <table:data-pilot-member table:name="2520" table:display="true" table:show-details="true"/>
                <table:data-pilot-member table:name="2570" table:display="true" table:show-details="true"/>
                <table:data-pilot-member table:name="2578" table:display="true" table:show-details="true"/>
                <table:data-pilot-member table:name="2621" table:display="true" table:show-details="true"/>
                <table:data-pilot-member table:name="2677" table:display="true" table:show-details="true"/>
                <table:data-pilot-member table:name="2714" table:display="true" table:show-details="true"/>
                <table:data-pilot-member table:name="2726" table:display="true" table:show-details="true"/>
                <table:data-pilot-member table:name="2736" table:display="true" table:show-details="true"/>
                <table:data-pilot-member table:name="2737" table:display="true" table:show-details="true"/>
                <table:data-pilot-member table:name="2780" table:display="true" table:show-details="true"/>
                <table:data-pilot-member table:name="2793" table:display="true" table:show-details="true"/>
                <table:data-pilot-member table:name="2810" table:display="true" table:show-details="true"/>
                <table:data-pilot-member table:name="2824" table:display="true" table:show-details="true"/>
                <table:data-pilot-member table:name="2835" table:display="true" table:show-details="true"/>
                <table:data-pilot-member table:name="2854" table:display="true" table:show-details="true"/>
                <table:data-pilot-member table:name="2898" table:display="true" table:show-details="true"/>
                <table:data-pilot-member table:name="2919" table:display="true" table:show-details="true"/>
                <table:data-pilot-member table:name="2929" table:display="true" table:show-details="true"/>
                <table:data-pilot-member table:name="2943" table:display="true" table:show-details="true"/>
                <table:data-pilot-member table:name="2952" table:display="true" table:show-details="true"/>
                <table:data-pilot-member table:name="2957" table:display="true" table:show-details="true"/>
                <table:data-pilot-member table:name="2958" table:display="true" table:show-details="true"/>
                <table:data-pilot-member table:name="3023" table:display="true" table:show-details="true"/>
                <table:data-pilot-member table:name="3026" table:display="true" table:show-details="true"/>
                <table:data-pilot-member table:name="3032" table:display="true" table:show-details="true"/>
                <table:data-pilot-member table:name="3053" table:display="true" table:show-details="true"/>
                <table:data-pilot-member table:name="3064" table:display="true" table:show-details="true"/>
                <table:data-pilot-member table:name="3067" table:display="true" table:show-details="true"/>
                <table:data-pilot-member table:name="3074" table:display="true" table:show-details="true"/>
                <table:data-pilot-member table:name="3086" table:display="true" table:show-details="true"/>
                <table:data-pilot-member table:name="3121" table:display="true" table:show-details="true"/>
                <table:data-pilot-member table:name="3130" table:display="true" table:show-details="true"/>
                <table:data-pilot-member table:name="3154" table:display="true" table:show-details="true"/>
                <table:data-pilot-member table:name="3158" table:display="true" table:show-details="true"/>
                <table:data-pilot-member table:name="3197" table:display="true" table:show-details="true"/>
                <table:data-pilot-member table:name="3240" table:display="true" table:show-details="true"/>
                <table:data-pilot-member table:name="3257" table:display="true" table:show-details="true"/>
                <table:data-pilot-member table:name="3270" table:display="true" table:show-details="true"/>
                <table:data-pilot-member table:name="3282" table:display="true" table:show-details="true"/>
                <table:data-pilot-member table:name="3307" table:display="true" table:show-details="true"/>
                <table:data-pilot-member table:name="3326" table:display="true" table:show-details="true"/>
                <table:data-pilot-member table:name="3337" table:display="true" table:show-details="true"/>
                <table:data-pilot-member table:name="3387" table:display="true" table:show-details="true"/>
                <table:data-pilot-member table:name="3400" table:display="true" table:show-details="true"/>
                <table:data-pilot-member table:name="3442" table:display="true" table:show-details="true"/>
                <table:data-pilot-member table:name="3447" table:display="true" table:show-details="true"/>
                <table:data-pilot-member table:name="3464" table:display="true" table:show-details="true"/>
                <table:data-pilot-member table:name="3499" table:display="true" table:show-details="true"/>
                <table:data-pilot-member table:name="3576" table:display="true" table:show-details="true"/>
                <table:data-pilot-member table:name="3592" table:display="true" table:show-details="true"/>
                <table:data-pilot-member table:name="3596" table:display="true" table:show-details="true"/>
                <table:data-pilot-member table:name="3675" table:display="true" table:show-details="true"/>
                <table:data-pilot-member table:name="3683" table:display="true" table:show-details="true"/>
                <table:data-pilot-member table:name="3687" table:display="true" table:show-details="true"/>
                <table:data-pilot-member table:name="3709" table:display="true" table:show-details="true"/>
                <table:data-pilot-member table:name="3720" table:display="true" table:show-details="true"/>
                <table:data-pilot-member table:name="3759" table:display="true" table:show-details="true"/>
                <table:data-pilot-member table:name="3769" table:display="true" table:show-details="true"/>
                <table:data-pilot-member table:name="3805" table:display="true" table:show-details="true"/>
                <table:data-pilot-member table:name="3835" table:display="true" table:show-details="true"/>
                <table:data-pilot-member table:name="3858" table:display="true" table:show-details="true"/>
                <table:data-pilot-member table:name="3922" table:display="true" table:show-details="true"/>
                <table:data-pilot-member table:name="3925" table:display="true" table:show-details="true"/>
                <table:data-pilot-member table:name="3931" table:display="true" table:show-details="true"/>
                <table:data-pilot-member table:name="3948" table:display="true" table:show-details="true"/>
                <table:data-pilot-member table:name="3973" table:display="true" table:show-details="true"/>
                <table:data-pilot-member table:name="3993" table:display="true" table:show-details="true"/>
                <table:data-pilot-member table:name="4026" table:display="true" table:show-details="true"/>
                <table:data-pilot-member table:name="4040" table:display="true" table:show-details="true"/>
                <table:data-pilot-member table:name="4058" table:display="true" table:show-details="true"/>
                <table:data-pilot-member table:name="4157" table:display="true" table:show-details="true"/>
                <table:data-pilot-member table:name="4164" table:display="true" table:show-details="true"/>
                <table:data-pilot-member table:name="4175" table:display="true" table:show-details="true"/>
                <table:data-pilot-member table:name="4177" table:display="true" table:show-details="true"/>
                <table:data-pilot-member table:name="4226" table:display="true" table:show-details="true"/>
                <table:data-pilot-member table:name="4251" table:display="true" table:show-details="true"/>
                <table:data-pilot-member table:name="4273" table:display="true" table:show-details="true"/>
                <table:data-pilot-member table:name="4321" table:display="true" table:show-details="true"/>
                <table:data-pilot-member table:name="4327" table:display="true" table:show-details="true"/>
                <table:data-pilot-member table:name="4329" table:display="true" table:show-details="true"/>
                <table:data-pilot-member table:name="4338" table:display="true" table:show-details="true"/>
                <table:data-pilot-member table:name="4361" table:display="true" table:show-details="true"/>
                <table:data-pilot-member table:name="4372" table:display="true" table:show-details="true"/>
                <table:data-pilot-member table:name="4393" table:display="true" table:show-details="true"/>
                <table:data-pilot-member table:name="4418" table:display="true" table:show-details="true"/>
                <table:data-pilot-member table:name="4457" table:display="true" table:show-details="true"/>
                <table:data-pilot-member table:name="4458" table:display="true" table:show-details="true"/>
                <table:data-pilot-member table:name="4465" table:display="true" table:show-details="true"/>
                <table:data-pilot-member table:name="4482" table:display="true" table:show-details="true"/>
                <table:data-pilot-member table:name="4497" table:display="true" table:show-details="true"/>
                <table:data-pilot-member table:name="4506" table:display="true" table:show-details="true"/>
                <table:data-pilot-member table:name="4547" table:display="true" table:show-details="true"/>
                <table:data-pilot-member table:name="4553" table:display="true" table:show-details="true"/>
                <table:data-pilot-member table:name="4566" table:display="true" table:show-details="true"/>
                <table:data-pilot-member table:name="4579" table:display="true" table:show-details="true"/>
                <table:data-pilot-member table:name="4591" table:display="true" table:show-details="true"/>
                <table:data-pilot-member table:name="4614" table:display="true" table:show-details="true"/>
                <table:data-pilot-member table:name="4616" table:display="true" table:show-details="true"/>
                <table:data-pilot-member table:name="4620" table:display="true" table:show-details="true"/>
                <table:data-pilot-member table:name="4636" table:display="true" table:show-details="true"/>
                <table:data-pilot-member table:name="4640" table:display="true" table:show-details="true"/>
                <table:data-pilot-member table:name="4661" table:display="true" table:show-details="true"/>
                <table:data-pilot-member table:name="4765" table:display="true" table:show-details="true"/>
                <table:data-pilot-member table:name="4885" table:display="true" table:show-details="true"/>
                <table:data-pilot-member table:name="4947" table:display="true" table:show-details="true"/>
                <table:data-pilot-member table:name="4949" table:display="true" table:show-details="true"/>
                <table:data-pilot-member table:name="4975" table:display="true" table:show-details="true"/>
                <table:data-pilot-member table:name="4986" table:display="true" table:show-details="true"/>
                <table:data-pilot-member table:name="4987" table:display="true" table:show-details="true"/>
                <table:data-pilot-member table:name="5055" table:display="true" table:show-details="true"/>
                <table:data-pilot-member table:name="5079" table:display="true" table:show-details="true"/>
                <table:data-pilot-member table:name="5090" table:display="true" table:show-details="true"/>
                <table:data-pilot-member table:name="5142" table:display="true" table:show-details="true"/>
                <table:data-pilot-member table:name="5143" table:display="true" table:show-details="true"/>
                <table:data-pilot-member table:name="5164" table:display="true" table:show-details="true"/>
                <table:data-pilot-member table:name="5192" table:display="true" table:show-details="true"/>
                <table:data-pilot-member table:name="5197" table:display="true" table:show-details="true"/>
                <table:data-pilot-member table:name="5267" table:display="true" table:show-details="true"/>
                <table:data-pilot-member table:name="5290" table:display="true" table:show-details="true"/>
                <table:data-pilot-member table:name="5301" table:display="true" table:show-details="true"/>
                <table:data-pilot-member table:name="5330" table:display="true" table:show-details="true"/>
                <table:data-pilot-member table:name="5341" table:display="true" table:show-details="true"/>
                <table:data-pilot-member table:name="5356" table:display="true" table:show-details="true"/>
                <table:data-pilot-member table:name="5362" table:display="true" table:show-details="true"/>
                <table:data-pilot-member table:name="5400" table:display="true" table:show-details="true"/>
                <table:data-pilot-member table:name="5421" table:display="true" table:show-details="true"/>
                <table:data-pilot-member table:name="5458" table:display="true" table:show-details="true"/>
                <table:data-pilot-member table:name="5471" table:display="true" table:show-details="true"/>
                <table:data-pilot-member table:name="5526" table:display="true" table:show-details="true"/>
                <table:data-pilot-member table:name="5549" table:display="true" table:show-details="true"/>
                <table:data-pilot-member table:name="5569" table:display="true" table:show-details="true"/>
                <table:data-pilot-member table:name="5584" table:display="true" table:show-details="true"/>
                <table:data-pilot-member table:name="5596" table:display="true" table:show-details="true"/>
                <table:data-pilot-member table:name="5602" table:display="true" table:show-details="true"/>
                <table:data-pilot-member table:name="5626" table:display="true" table:show-details="true"/>
                <table:data-pilot-member table:name="5638" table:display="true" table:show-details="true"/>
                <table:data-pilot-member table:name="5646" table:display="true" table:show-details="true"/>
                <table:data-pilot-member table:name="5674" table:display="true" table:show-details="true"/>
                <table:data-pilot-member table:name="5720" table:display="true" table:show-details="true"/>
                <table:data-pilot-member table:name="5749" table:display="true" table:show-details="true"/>
                <table:data-pilot-member table:name="5864" table:display="true" table:show-details="true"/>
                <table:data-pilot-member table:name="5877" table:display="true" table:show-details="true"/>
                <table:data-pilot-member table:name="5887" table:display="true" table:show-details="true"/>
                <table:data-pilot-member table:name="5912" table:display="true" table:show-details="true"/>
                <table:data-pilot-member table:name="5944" table:display="true" table:show-details="true"/>
                <table:data-pilot-member table:name="5968" table:display="true" table:show-details="true"/>
                <table:data-pilot-member table:name="5969" table:display="true" table:show-details="true"/>
                <table:data-pilot-member table:name="6003" table:display="true" table:show-details="true"/>
                <table:data-pilot-member table:name="6012" table:display="true" table:show-details="true"/>
                <table:data-pilot-member table:name="6038" table:display="true" table:show-details="true"/>
                <table:data-pilot-member table:name="6078" table:display="true" table:show-details="true"/>
                <table:data-pilot-member table:name="6080" table:display="true" table:show-details="true"/>
                <table:data-pilot-member table:name="6126" table:display="true" table:show-details="true"/>
                <table:data-pilot-member table:name="6162" table:display="true" table:show-details="true"/>
                <table:data-pilot-member table:name="6269" table:display="true" table:show-details="true"/>
                <table:data-pilot-member table:name="6295" table:display="true" table:show-details="true"/>
                <table:data-pilot-member table:name="6301" table:display="true" table:show-details="true"/>
                <table:data-pilot-member table:name="6306" table:display="true" table:show-details="true"/>
                <table:data-pilot-member table:name="6312" table:display="true" table:show-details="true"/>
                <table:data-pilot-member table:name="6317" table:display="true" table:show-details="true"/>
                <table:data-pilot-member table:name="6352" table:display="true" table:show-details="true"/>
                <table:data-pilot-member table:name="6366" table:display="true" table:show-details="true"/>
                <table:data-pilot-member table:name="6370" table:display="true" table:show-details="true"/>
                <table:data-pilot-member table:name="6434" table:display="true" table:show-details="true"/>
                <table:data-pilot-member table:name="6528" table:display="true" table:show-details="true"/>
                <table:data-pilot-member table:name="6640" table:display="true" table:show-details="true"/>
                <table:data-pilot-member table:name="6651" table:display="true" table:show-details="true"/>
                <table:data-pilot-member table:name="6713" table:display="true" table:show-details="true"/>
                <table:data-pilot-member table:name="6736" table:display="true" table:show-details="true"/>
                <table:data-pilot-member table:name="6771" table:display="true" table:show-details="true"/>
                <table:data-pilot-member table:name="6799" table:display="true" table:show-details="true"/>
                <table:data-pilot-member table:name="6802" table:display="true" table:show-details="true"/>
                <table:data-pilot-member table:name="6848" table:display="true" table:show-details="true"/>
                <table:data-pilot-member table:name="6888" table:display="true" table:show-details="true"/>
                <table:data-pilot-member table:name="6907" table:display="true" table:show-details="true"/>
                <table:data-pilot-member table:name="6949" table:display="true" table:show-details="true"/>
                <table:data-pilot-member table:name="7157" table:display="true" table:show-details="true"/>
                <table:data-pilot-member table:name="7166" table:display="true" table:show-details="true"/>
                <table:data-pilot-member table:name="7185" table:display="true" table:show-details="true"/>
                <table:data-pilot-member table:name="7356" table:display="true" table:show-details="true"/>
                <table:data-pilot-member table:name="7465" table:display="true" table:show-details="true"/>
                <table:data-pilot-member table:name="7499" table:display="true" table:show-details="true"/>
                <table:data-pilot-member table:name="7546" table:display="true" table:show-details="true"/>
                <table:data-pilot-member table:name="7568" table:display="true" table:show-details="true"/>
                <table:data-pilot-member table:name="7590" table:display="true" table:show-details="true"/>
                <table:data-pilot-member table:name="7692" table:display="true" table:show-details="true"/>
                <table:data-pilot-member table:name="7729" table:display="true" table:show-details="true"/>
                <table:data-pilot-member table:name="7886" table:display="true" table:show-details="true"/>
                <table:data-pilot-member table:name="80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412653d852ce75f65fbfa83fb7e7b669a126d64</meta:generator>
    <dc:date>2020-01-31T07:18:37.893487308</dc:date>
    <meta:editing-duration>PT1H55M25S</meta:editing-duration>
    <meta:editing-cycles>9</meta:editing-cycles>
    <meta:document-statistic meta:table-count="4" meta:cell-count="1638" meta:object-count="0"/>
  </office:meta>
</office:document-meta>
</file>